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9736in"/>
    </style:style>
    <style:style style:name="co2" style:family="table-column">
      <style:table-column-properties fo:break-before="auto" style:column-width="0.4984in"/>
    </style:style>
    <style:style style:name="co3" style:family="table-column">
      <style:table-column-properties fo:break-before="auto" style:column-width="0.5854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628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5638in"/>
    </style:style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0.7701in"/>
    </style:style>
    <style:style style:name="co11" style:family="table-column">
      <style:table-column-properties fo:break-before="auto" style:column-width="0.7047in"/>
    </style:style>
    <style:style style:name="co12" style:family="table-column">
      <style:table-column-properties fo:break-before="auto" style:column-width="0.6181in"/>
    </style:style>
    <style:style style:name="co13" style:family="table-column">
      <style:table-column-properties fo:break-before="auto" style:column-width="1.6291in"/>
    </style:style>
    <style:style style:name="co14" style:family="table-column">
      <style:table-column-properties fo:break-before="auto" style:column-width="1.6811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3252in"/>
    </style:style>
    <style:style style:name="co17" style:family="table-column">
      <style:table-column-properties fo:break-before="auto" style:column-width="0.2598in"/>
    </style:style>
    <style:style style:name="co18" style:family="table-column">
      <style:table-column-properties fo:break-before="auto" style:column-width="1.0846in"/>
    </style:style>
    <style:style style:name="co19" style:family="table-column">
      <style:table-column-properties fo:break-before="auto" style:column-width="1.6618in"/>
    </style:style>
    <style:style style:name="co20" style:family="table-column">
      <style:table-column-properties fo:break-before="auto" style:column-width="0.1972in"/>
    </style:style>
    <style:style style:name="co21" style:family="table-column">
      <style:table-column-properties fo:break-before="auto" style:column-width="0.3925in"/>
    </style:style>
    <style:style style:name="co22" style:family="table-column">
      <style:table-column-properties fo:break-before="auto" style:column-width="0.5016in"/>
    </style:style>
    <style:style style:name="co23" style:family="table-column">
      <style:table-column-properties fo:break-before="auto" style:column-width="0.4689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6937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5075in" fo:break-before="auto" style:use-optimal-row-height="false"/>
    </style:style>
    <style:style style:name="ro10" style:family="table-row">
      <style:table-row-properties style:row-height="0.7043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/>
    </style:style>
    <style:style style:name="ce2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fo:font-weight="bold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>
      <style:text-properties fo:font-size="16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9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end" fo:margin-left="0in"/>
      <style:text-properties fo:font-size="12pt" fo:font-weight="bold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fo:font-size="16pt" fo:font-weight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end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fo:font-size="12pt" fo:font-weight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weight="bold"/>
    </style:style>
    <style:style style:name="ce15" style:family="table-cell" style:parent-style-name="Default">
      <style:table-cell-properties fo:border-bottom="none" style:text-align-source="fix" style:repeat-content="false" fo:border-left="0.0071in solid #000000" fo:border-right="0.0071in solid #000000" fo:border-top="0.0071in solid #000000"/>
      <style:paragraph-properties fo:text-align="center" fo:margin-left="0in"/>
      <style:text-properties fo:font-weight="bold"/>
    </style:style>
    <style:style style:name="ce16" style:family="table-cell" style:parent-style-name="Default">
      <style:table-cell-properties fo:border-bottom="none" fo:border-left="0.0071in solid #000000" fo:border-right="none" fo:border-top="none"/>
      <style:text-properties fo:font-weight="bold"/>
    </style:style>
    <style:style style:name="ce17" style:family="table-cell" style:parent-style-name="Default">
      <style:table-cell-properties fo:border-bottom="none" fo:border-left="0.0071in solid #000000" fo:border-right="none" fo:border-top="none"/>
    </style:style>
    <style:style style:name="ce18" style:family="table-cell" style:parent-style-name="Default">
      <style:table-cell-properties fo:border-bottom="0.0071in solid #000000" fo:border-left="0.0071in solid #000000" fo:border-right="none" fo:border-top="none"/>
    </style:style>
    <style:style style:name="ce19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weight="bold"/>
    </style:style>
    <style:style style:name="ce20" style:family="table-cell" style:parent-style-name="Default">
      <style:table-cell-properties fo:border="0.0071in solid #000000"/>
    </style:style>
    <style:style style:name="ce21" style:family="table-cell" style:parent-style-name="Default">
      <style:table-cell-properties fo:background-color="#ffff99" style:text-align-source="fix" style:repeat-content="false" fo:border="0.0008in solid #000000" style:rotation-angle="90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0.0008in solid #000000" style:rotation-angle="90"/>
      <style:paragraph-properties fo:text-align="center"/>
    </style:style>
    <style:style style:name="ce23" style:family="table-cell" style:parent-style-name="Default">
      <style:table-cell-properties fo:background-color="#ffff99" style:text-align-source="fix" style:repeat-content="false" fo:border="0.0008in solid #000000" style:rotation-angle="90" style:shrink-to-fit="true"/>
      <style:paragraph-properties fo:text-align="center"/>
    </style:style>
    <style:style style:name="ce24" style:family="table-cell" style:parent-style-name="Default">
      <style:table-cell-properties fo:border-bottom="none" fo:border-left="none" fo:border-right="none" fo:border-top="0.0071in solid #000000"/>
    </style:style>
    <style:style style:name="ce25" style:family="table-cell" style:parent-style-name="Default">
      <style:table-cell-properties fo:border-bottom="0.0071in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071in solid #000000" fo:border-top="0.0071in solid #000000"/>
    </style:style>
    <style:style style:name="ce27" style:family="table-cell" style:parent-style-name="Default">
      <style:table-cell-properties fo:border-bottom="none" fo:border-left="none" fo:border-right="0.0071in solid #000000" fo:border-top="none"/>
      <style:text-properties fo:font-weight="bold"/>
    </style:style>
    <style:style style:name="ce28" style:family="table-cell" style:parent-style-name="Default">
      <style:table-cell-properties fo:border-bottom="none" fo:border-left="none" fo:border-right="0.0071in solid #000000" fo:border-top="none"/>
    </style:style>
    <style:style style:name="ce29" style:family="table-cell" style:parent-style-name="Default">
      <style:table-cell-properties fo:border-bottom="0.0071in solid #000000" fo:border-left="none" fo:border-right="0.0071in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  <style:text-properties fo:font-weight="bold"/>
    </style:style>
    <style:style style:name="ce31" style:family="table-cell" style:parent-style-name="Default">
      <style:table-cell-properties fo:border-bottom="none" fo:border-left="0.0138in solid #000000" fo:border-right="none" fo:border-top="none"/>
      <style:text-properties fo:font-weight="bold"/>
    </style:style>
    <style:style style:name="ce32" style:family="table-cell" style:parent-style-name="Default">
      <style:table-cell-properties fo:border-bottom="none" fo:border-left="0.0138in solid #000000" fo:border-right="none" fo:border-top="none"/>
    </style:style>
    <style:style style:name="ce33" style:family="table-cell" style:parent-style-name="Default">
      <style:table-cell-properties fo:border-bottom="0.0138in solid #000000" fo:border-left="0.0138in solid #000000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0138in solid #000000"/>
    </style:style>
    <style:style style:name="ce35" style:family="table-cell" style:parent-style-name="Default">
      <style:table-cell-properties fo:border-bottom="0.0138in solid #000000" fo:border-left="none" fo:border-right="none" fo:border-top="none"/>
    </style:style>
    <style:style style:name="ce36" style:family="table-cell" style:parent-style-name="Default">
      <style:text-properties fo:font-size="10pt" fo:font-weight="normal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138in solid #000000"/>
      <style:paragraph-properties fo:text-align="center" fo:margin-left="0in"/>
      <style:text-properties fo:font-size="16pt" fo:font-weight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/>
    </style:style>
    <style:style style:name="ce39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center" fo:margin-left="0in"/>
      <style:text-properties fo:font-size="10pt" fo:font-weight="normal"/>
    </style:style>
    <style:style style:name="ce40" style:family="table-cell" style:parent-style-name="Default">
      <style:table-cell-properties fo:border-bottom="none" style:text-align-source="fix" style:repeat-content="false" fo:border-left="none" fo:border-right="0.0138in solid #000000" fo:border-top="0.0138in solid #000000"/>
      <style:paragraph-properties fo:text-align="center" fo:margin-left="0in"/>
      <style:text-properties fo:font-size="16pt" fo:font-weight="bold"/>
    </style:style>
    <style:style style:name="ce41" style:family="table-cell" style:parent-style-name="Default">
      <style:table-cell-properties fo:border-bottom="none" fo:border-left="none" fo:border-right="0.0138in solid #000000" fo:border-top="none"/>
      <style:text-properties fo:font-weight="bold"/>
    </style:style>
    <style:style style:name="ce42" style:family="table-cell" style:parent-style-name="Default">
      <style:table-cell-properties fo:border-bottom="none" fo:border-left="none" fo:border-right="0.0138in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  <style:text-properties fo:font-size="10pt" fo:font-weight="normal"/>
    </style:style>
    <style:style style:name="ce44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/>
      <style:paragraph-properties fo:text-align="center" fo:margin-left="0in"/>
      <style:text-properties fo:font-size="10pt" fo:font-weight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47" style:family="table-cell" style:parent-style-name="Default">
      <style:table-cell-properties fo:wrap-option="wrap" fo:border="0.0008in solid #000000"/>
    </style:style>
    <style:style style:name="ce48" style:family="table-cell" style:parent-style-name="Default">
      <style:table-cell-properties fo:border="0.0008in solid #000000"/>
    </style:style>
    <style:style style:name="ce49" style:family="table-cell" style:parent-style-name="Default">
      <style:table-cell-properties fo:border-bottom="0.0071in solid #000000" fo:border-left="0.0071in solid #000000" fo:border-right="none" fo:border-top="0.0071in solid #000000"/>
    </style:style>
    <style:style style:name="ce50" style:family="table-cell" style:parent-style-name="Default">
      <style:table-cell-properties fo:border="0.0008in solid #000000"/>
      <style:text-properties fo:font-weight="bold"/>
    </style:style>
    <style:style style:name="ce51" style:family="table-cell" style:parent-style-name="Default">
      <style:table-cell-properties fo:border-bottom="0.0071in solid #000000" fo:border-left="none" fo:border-right="none" fo:border-top="0.0071in solid #000000"/>
    </style:style>
    <style:style style:name="ce52" style:family="table-cell" style:parent-style-name="Default">
      <style:table-cell-properties fo:background-color="#ff0000" fo:border="0.0008in solid #000000"/>
    </style:style>
    <style:style style:name="ce53" style:family="table-cell" style:parent-style-name="Default">
      <style:table-cell-properties fo:border-bottom="0.0071in solid #000000" fo:border-left="none" fo:border-right="0.0071in solid #000000" fo:border-top="0.0071in solid #000000"/>
    </style:style>
    <style:style style:name="ce54" style:family="table-cell" style:parent-style-name="Default">
      <style:table-cell-properties fo:border="0.0071in solid #000000"/>
      <style:text-properties fo:font-weight="bold"/>
    </style:style>
    <style:style style:name="ce55" style:family="table-cell" style:parent-style-name="Default">
      <style:table-cell-properties fo:border="0.0071in solid #000000"/>
      <style:text-properties fo:font-size="10pt" fo:font-weight="normal"/>
    </style:style>
    <style:style style:name="ce56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size="16pt" fo:font-weight="bold"/>
    </style:style>
    <style:style style:name="ce57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size="10pt" fo:font-weight="normal"/>
    </style:style>
    <style:style style:name="ce5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end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/>
    </style:style>
    <style:style style:name="ce60" style:family="table-cell" style:parent-style-name="Default">
      <style:table-cell-properties fo:background-color="#e6e6ff"/>
    </style:style>
    <style:style style:name="ce61" style:family="table-cell" style:parent-style-name="Default">
      <style:table-cell-properties fo:background-color="#e6e6ff"/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table:number-columns-spanned="6" table:number-rows-spanned="1">
            <text:p>TRIAD Datasets</text:p>
          </table:table-cell>
          <table:covered-table-cell/>
          <table:covered-table-cell table:number-columns-repeated="4" table:style-name="Default"/>
          <table:table-cell/>
          <table:table-cell table:style-name="ce1" office:value-type="string" table:number-columns-spanned="4" table:number-rows-spanned="1">
            <text:p>Averaged Over All Sets</text:p>
          </table:table-cell>
          <table:covered-table-cell table:number-columns-repeated="3" table:style-name="ce1"/>
          <table:table-cell/>
        </table:table-row>
        <table:table-row table:style-name="ro2">
          <table:table-cell table:style-name="ce2" office:value-type="string">
            <text:p>Datasets</text:p>
          </table:table-cell>
          <table:table-cell table:style-name="ce2" office:value-type="string">
            <text:p>File Count</text:p>
          </table:table-cell>
          <table:table-cell table:style-name="ce2" office:value-type="string">
            <text:p>D Setting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Average Time (s)</text:p>
          </table:table-cell>
          <table:table-cell table:style-name="ce2" office:value-type="string">
            <text:p>Overall Time (s)</text:p>
          </table:table-cell>
          <table:table-cell/>
          <table:table-cell table:style-name="ce2" office:value-type="string">
            <text:p>D Setting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Average Time (s)</text:p>
          </table:table-cell>
          <table:table-cell table:style-name="ce2" office:value-type="string">
            <text:p>Overall Time (s)</text:p>
          </table:table-cell>
          <table:table-cell table:style-name="ce2" office:value-type="string">
            <text:p>Power Delta</text:p>
          </table:table-cell>
        </table:table-row>
        <table:table-row table:style-name="ro3">
          <table:table-cell table:style-name="ce3" office:value-type="string">
            <text:p>Model1-2LocusModel-PC</text:p>
          </table:table-cell>
          <table:table-cell table:style-name="ce4"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96.4">
            <text:p>96.40</text:p>
          </table:table-cell>
          <table:table-cell office:value-type="float" office:value="0.04">
            <text:p>0.04</text:p>
          </table:table-cell>
          <table:table-cell office:value-type="float" office:value="99.4">
            <text:p>99.40</text:p>
          </table:table-cell>
          <table:table-cell/>
          <table:table-cell table:style-name="ce5" office:value-type="float" office:value="0">
            <text:p>0.00</text:p>
          </table:table-cell>
          <table:table-cell table:formula="oooc:=AVERAGE([.D3];[.D13];[.D23];[.D33];[.D43];[.D53])" office:value-type="float" office:value="61.7333333333333">
            <text:p>61.73</text:p>
          </table:table-cell>
          <table:table-cell table:formula="oooc:=AVERAGE([.E3];[.E13];[.E23];[.E33];[.E43];[.E53])" office:value-type="float" office:value="0.04">
            <text:p>0.04</text:p>
          </table:table-cell>
          <table:table-cell table:formula="oooc:=AVERAGE([.F3];[.F13];[.F23];[.F33];[.F43];[.F53])" office:value-type="float" office:value="96.5066666666667">
            <text:p>96.51</text:p>
          </table:table-cell>
          <table:table-cell table:style-name="ce5" table:formula="oooc:=AVERAGE([.D$3]-[.D3];[.D$13]-[.D13];[.D$23]-[.D23];[.D$33]-[.D33];[.D$43]-[.D43];[.D$53]-[.D53])" office:value-type="float" office:value="0">
            <text:p>0.00</text:p>
          </table:table-cell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96.4">
            <text:p>96.40</text:p>
          </table:table-cell>
          <table:table-cell office:value-type="float" office:value="0.04">
            <text:p>0.04</text:p>
          </table:table-cell>
          <table:table-cell office:value-type="float" office:value="98.93">
            <text:p>98.93</text:p>
          </table:table-cell>
          <table:table-cell/>
          <table:table-cell table:style-name="ce5" office:value-type="float" office:value="0.25">
            <text:p>0.25</text:p>
          </table:table-cell>
          <table:table-cell table:formula="oooc:=AVERAGE([.D4];[.D14];[.D24];[.D34];[.D44];[.D54])" office:value-type="float" office:value="61.7333333333333">
            <text:p>61.73</text:p>
          </table:table-cell>
          <table:table-cell table:formula="oooc:=AVERAGE([.E4];[.E14];[.E24];[.E34];[.E44];[.E54])" office:value-type="float" office:value="0.0366666666666667">
            <text:p>0.04</text:p>
          </table:table-cell>
          <table:table-cell table:formula="oooc:=AVERAGE([.F4];[.F14];[.F24];[.F34];[.F44];[.F54])" office:value-type="float" office:value="94.4783333333333">
            <text:p>94.48</text:p>
          </table:table-cell>
          <table:table-cell table:style-name="ce5" table:formula="oooc:=AVERAGE([.D$3]-[.D4];[.D$13]-[.D14];[.D$23]-[.D24];[.D$33]-[.D34];[.D$43]-[.D44];[.D$53]-[.D54])" office:value-type="float" office:value="1.1842378929335E-015">
            <text:p>0.00</text:p>
          </table:table-cell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96.3">
            <text:p>96.30</text:p>
          </table:table-cell>
          <table:table-cell office:value-type="float" office:value="0.03">
            <text:p>0.03</text:p>
          </table:table-cell>
          <table:table-cell office:value-type="float" office:value="88.13">
            <text:p>88.13</text:p>
          </table:table-cell>
          <table:table-cell/>
          <table:table-cell table:style-name="ce5" office:value-type="float" office:value="0.5">
            <text:p>0.50</text:p>
          </table:table-cell>
          <table:table-cell table:formula="oooc:=AVERAGE([.D5];[.D15];[.D25];[.D35];[.D45];[.D55])" office:value-type="float" office:value="61.9166666666667">
            <text:p>61.92</text:p>
          </table:table-cell>
          <table:table-cell table:formula="oooc:=AVERAGE([.E5];[.E15];[.E25];[.E35];[.E45];[.E55])" office:value-type="float" office:value="0.0283333333333333">
            <text:p>0.03</text:p>
          </table:table-cell>
          <table:table-cell table:formula="oooc:=AVERAGE([.F5];[.F15];[.F25];[.F35];[.F45];[.F55])" office:value-type="float" office:value="83.6333333333333">
            <text:p>83.63</text:p>
          </table:table-cell>
          <table:table-cell table:style-name="ce5" table:formula="oooc:=AVERAGE([.D$3]-[.D5];[.D$13]-[.D15];[.D$23]-[.D25];[.D$33]-[.D35];[.D$43]-[.D45];[.D$53]-[.D55])" office:value-type="float" office:value="-0.183333333333331">
            <text:p>-0.18</text:p>
          </table:table-cell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96.4">
            <text:p>96.40</text:p>
          </table:table-cell>
          <table:table-cell office:value-type="float" office:value="0.02">
            <text:p>0.02</text:p>
          </table:table-cell>
          <table:table-cell office:value-type="float" office:value="72.57">
            <text:p>72.57</text:p>
          </table:table-cell>
          <table:table-cell/>
          <table:table-cell table:style-name="ce5" office:value-type="float" office:value="0.75">
            <text:p>0.75</text:p>
          </table:table-cell>
          <table:table-cell table:formula="oooc:=AVERAGE([.D6];[.D16];[.D26];[.D36];[.D46];[.D56])" office:value-type="float" office:value="61.75">
            <text:p>61.75</text:p>
          </table:table-cell>
          <table:table-cell table:formula="oooc:=AVERAGE([.E6];[.E16];[.E26];[.E36];[.E46];[.E56])" office:value-type="float" office:value="0.0166666666666667">
            <text:p>0.02</text:p>
          </table:table-cell>
          <table:table-cell table:formula="oooc:=AVERAGE([.F6];[.F16];[.F26];[.F36];[.F46];[.F56])" office:value-type="float" office:value="69.4233333333333">
            <text:p>69.42</text:p>
          </table:table-cell>
          <table:table-cell table:style-name="ce5" table:formula="oooc:=AVERAGE([.D$3]-[.D6];[.D$13]-[.D16];[.D$23]-[.D26];[.D$33]-[.D36];[.D$43]-[.D46];[.D$53]-[.D56])" office:value-type="float" office:value="-0.0166666666666669">
            <text:p>-0.02</text:p>
          </table:table-cell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96.4">
            <text:p>96.40</text:p>
          </table:table-cell>
          <table:table-cell office:value-type="float" office:value="0.01">
            <text:p>0.01</text:p>
          </table:table-cell>
          <table:table-cell office:value-type="float" office:value="69.49">
            <text:p>69.49</text:p>
          </table:table-cell>
          <table:table-cell/>
          <table:table-cell table:style-name="ce5" office:value-type="float" office:value="0.8">
            <text:p>0.80</text:p>
          </table:table-cell>
          <table:table-cell table:formula="oooc:=AVERAGE([.D7];[.D17];[.D27];[.D37];[.D47];[.D57])" office:value-type="float" office:value="61.7166666666667">
            <text:p>61.72</text:p>
          </table:table-cell>
          <table:table-cell table:formula="oooc:=AVERAGE([.E7];[.E17];[.E27];[.E37];[.E47];[.E57])" office:value-type="float" office:value="0.01">
            <text:p>0.01</text:p>
          </table:table-cell>
          <table:table-cell table:formula="oooc:=AVERAGE([.F7];[.F17];[.F27];[.F37];[.F47];[.F57])" office:value-type="float" office:value="67.0733333333333">
            <text:p>67.07</text:p>
          </table:table-cell>
          <table:table-cell table:style-name="ce5" table:formula="oooc:=AVERAGE([.D$3]-[.D7];[.D$13]-[.D17];[.D$23]-[.D27];[.D$33]-[.D37];[.D$43]-[.D47];[.D$53]-[.D57])" office:value-type="float" office:value="0.0166666666666669">
            <text:p>0.02</text:p>
          </table:table-cell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96.3">
            <text:p>96.30</text:p>
          </table:table-cell>
          <table:table-cell office:value-type="float" office:value="0.01">
            <text:p>0.01</text:p>
          </table:table-cell>
          <table:table-cell office:value-type="float" office:value="67.03">
            <text:p>67.03</text:p>
          </table:table-cell>
          <table:table-cell/>
          <table:table-cell table:style-name="ce5" office:value-type="float" office:value="0.85">
            <text:p>0.85</text:p>
          </table:table-cell>
          <table:table-cell table:formula="oooc:=AVERAGE([.D8];[.D18];[.D28];[.D38];[.D48];[.D58])" office:value-type="float" office:value="61.45">
            <text:p>61.45</text:p>
          </table:table-cell>
          <table:table-cell table:formula="oooc:=AVERAGE([.E8];[.E18];[.E28];[.E38];[.E48];[.E58])" office:value-type="float" office:value="0.01">
            <text:p>0.01</text:p>
          </table:table-cell>
          <table:table-cell table:formula="oooc:=AVERAGE([.F8];[.F18];[.F28];[.F38];[.F48];[.F58])" office:value-type="float" office:value="64.6883333333333">
            <text:p>64.69</text:p>
          </table:table-cell>
          <table:table-cell table:style-name="ce5" table:formula="oooc:=AVERAGE([.D$3]-[.D8];[.D$13]-[.D18];[.D$23]-[.D28];[.D$33]-[.D38];[.D$43]-[.D48];[.D$53]-[.D58])" office:value-type="float" office:value="0.283333333333336">
            <text:p>0.28</text:p>
          </table:table-cell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96.4">
            <text:p>96.40</text:p>
          </table:table-cell>
          <table:table-cell office:value-type="float" office:value="0.01">
            <text:p>0.01</text:p>
          </table:table-cell>
          <table:table-cell office:value-type="float" office:value="64.85">
            <text:p>64.85</text:p>
          </table:table-cell>
          <table:table-cell/>
          <table:table-cell table:style-name="ce5" office:value-type="float" office:value="0.9">
            <text:p>0.90</text:p>
          </table:table-cell>
          <table:table-cell table:formula="oooc:=AVERAGE([.D9];[.D19];[.D29];[.D39];[.D49];[.D59])" office:value-type="float" office:value="61.0833333333333">
            <text:p>61.08</text:p>
          </table:table-cell>
          <table:table-cell table:formula="oooc:=AVERAGE([.E9];[.E19];[.E29];[.E39];[.E49];[.E59])" office:value-type="float" office:value="0.01">
            <text:p>0.01</text:p>
          </table:table-cell>
          <table:table-cell table:formula="oooc:=AVERAGE([.F9];[.F19];[.F29];[.F39];[.F49];[.F59])" office:value-type="float" office:value="62.595">
            <text:p>62.6</text:p>
          </table:table-cell>
          <table:table-cell table:style-name="ce5" table:formula="oooc:=AVERAGE([.D$3]-[.D9];[.D$13]-[.D19];[.D$23]-[.D29];[.D$33]-[.D39];[.D$43]-[.D49];[.D$53]-[.D59])" office:value-type="float" office:value="0.650000000000001">
            <text:p>0.65</text:p>
          </table:table-cell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96">
            <text:p>96.00</text:p>
          </table:table-cell>
          <table:table-cell office:value-type="float" office:value="0.01">
            <text:p>0.01</text:p>
          </table:table-cell>
          <table:table-cell office:value-type="float" office:value="62.43">
            <text:p>62.43</text:p>
          </table:table-cell>
          <table:table-cell/>
          <table:table-cell table:style-name="ce5" office:value-type="float" office:value="0.95">
            <text:p>0.95</text:p>
          </table:table-cell>
          <table:table-cell table:formula="oooc:=AVERAGE([.D10];[.D20];[.D30];[.D40];[.D50];[.D60])" office:value-type="float" office:value="60.75">
            <text:p>60.75</text:p>
          </table:table-cell>
          <table:table-cell table:formula="oooc:=AVERAGE([.E10];[.E20];[.E30];[.E40];[.E50];[.E60])" office:value-type="float" office:value="0.01">
            <text:p>0.01</text:p>
          </table:table-cell>
          <table:table-cell table:formula="oooc:=AVERAGE([.F10];[.F20];[.F30];[.F40];[.F50];[.F60])" office:value-type="float" office:value="60.8133333333333">
            <text:p>60.81</text:p>
          </table:table-cell>
          <table:table-cell table:style-name="ce5" table:formula="oooc:=AVERAGE([.D$3]-[.D10];[.D$13]-[.D20];[.D$23]-[.D30];[.D$33]-[.D40];[.D$43]-[.D50];[.D$53]-[.D60])" office:value-type="float" office:value="0.983333333333334">
            <text:p>0.98</text:p>
          </table:table-cell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95.5">
            <text:p>95.50</text:p>
          </table:table-cell>
          <table:table-cell office:value-type="float" office:value="0.01">
            <text:p>0.01</text:p>
          </table:table-cell>
          <table:table-cell office:value-type="float" office:value="61.44">
            <text:p>61.44</text:p>
          </table:table-cell>
          <table:table-cell/>
          <table:table-cell table:style-name="ce5" office:value-type="float" office:value="0.98">
            <text:p>0.98</text:p>
          </table:table-cell>
          <table:table-cell table:formula="oooc:=AVERAGE([.D11];[.D21];[.D31];[.D41];[.D51];[.D61])" office:value-type="float" office:value="60.15">
            <text:p>60.15</text:p>
          </table:table-cell>
          <table:table-cell table:formula="oooc:=AVERAGE([.E11];[.E21];[.E31];[.E41];[.E51];[.E61])" office:value-type="float" office:value="0.01">
            <text:p>0.01</text:p>
          </table:table-cell>
          <table:table-cell table:formula="oooc:=AVERAGE([.F11];[.F21];[.F31];[.F41];[.F51];[.F61])" office:value-type="float" office:value="59.875">
            <text:p>59.88</text:p>
          </table:table-cell>
          <table:table-cell table:style-name="ce5" table:formula="oooc:=AVERAGE([.D$3]-[.D11];[.D$13]-[.D21];[.D$23]-[.D31];[.D$33]-[.D41];[.D$43]-[.D51];[.D$53]-[.D61])" office:value-type="float" office:value="1.58333333333334">
            <text:p>1.58</text:p>
          </table:table-cell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95.5">
            <text:p>95.50</text:p>
          </table:table-cell>
          <table:table-cell office:value-type="float" office:value="0.01">
            <text:p>0.01</text:p>
          </table:table-cell>
          <table:table-cell office:value-type="float" office:value="61.41">
            <text:p>61.41</text:p>
          </table:table-cell>
          <table:table-cell/>
          <table:table-cell table:style-name="ce5" office:value-type="float" office:value="0.99">
            <text:p>0.99</text:p>
          </table:table-cell>
          <table:table-cell table:formula="oooc:=AVERAGE([.D12];[.D22];[.D32];[.D42];[.D52];[.D62])" office:value-type="float" office:value="60.15">
            <text:p>60.15</text:p>
          </table:table-cell>
          <table:table-cell table:formula="oooc:=AVERAGE([.E12];[.E22];[.E32];[.E42];[.E52];[.E62])" office:value-type="float" office:value="0.01">
            <text:p>0.01</text:p>
          </table:table-cell>
          <table:table-cell table:formula="oooc:=AVERAGE([.F12];[.F22];[.F32];[.F42];[.F52];[.F62])" office:value-type="float" office:value="59.8466666666667">
            <text:p>59.85</text:p>
          </table:table-cell>
          <table:table-cell table:style-name="ce5" table:formula="oooc:=AVERAGE([.D$3]-[.D12];[.D$13]-[.D22];[.D$23]-[.D32];[.D$33]-[.D42];[.D$43]-[.D52];[.D$53]-[.D62])" office:value-type="float" office:value="1.58333333333334">
            <text:p>1.58</text:p>
          </table:table-cell>
        </table:table-row>
        <table:table-row table:style-name="ro3">
          <table:table-cell table:style-name="ce3" office:value-type="string">
            <text:p>Model2-2LocusModel-PC</text:p>
          </table:table-cell>
          <table:table-cell table:style-name="ce4"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99.8">
            <text:p>99.80</text:p>
          </table:table-cell>
          <table:table-cell office:value-type="float" office:value="0.04">
            <text:p>0.04</text:p>
          </table:table-cell>
          <table:table-cell office:value-type="float" office:value="99.16">
            <text:p>99.16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99.8">
            <text:p>99.80</text:p>
          </table:table-cell>
          <table:table-cell office:value-type="float" office:value="0.04">
            <text:p>0.04</text:p>
          </table:table-cell>
          <table:table-cell office:value-type="float" office:value="97.44">
            <text:p>97.44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99.8">
            <text:p>99.80</text:p>
          </table:table-cell>
          <table:table-cell office:value-type="float" office:value="0.03">
            <text:p>0.03</text:p>
          </table:table-cell>
          <table:table-cell office:value-type="float" office:value="85.97">
            <text:p>85.97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99.8">
            <text:p>99.80</text:p>
          </table:table-cell>
          <table:table-cell office:value-type="float" office:value="0.02">
            <text:p>0.02</text:p>
          </table:table-cell>
          <table:table-cell office:value-type="float" office:value="71.46">
            <text:p>71.46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99.8">
            <text:p>99.80</text:p>
          </table:table-cell>
          <table:table-cell office:value-type="float" office:value="0.01">
            <text:p>0.01</text:p>
          </table:table-cell>
          <table:table-cell office:value-type="float" office:value="69.08">
            <text:p>69.08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99.8">
            <text:p>99.80</text:p>
          </table:table-cell>
          <table:table-cell office:value-type="float" office:value="0.01">
            <text:p>0.01</text:p>
          </table:table-cell>
          <table:table-cell office:value-type="float" office:value="66.44">
            <text:p>66.44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99.8">
            <text:p>99.80</text:p>
          </table:table-cell>
          <table:table-cell office:value-type="float" office:value="0.01">
            <text:p>0.01</text:p>
          </table:table-cell>
          <table:table-cell office:value-type="float" office:value="64.62">
            <text:p>64.6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99.8">
            <text:p>99.80</text:p>
          </table:table-cell>
          <table:table-cell office:value-type="float" office:value="0.01">
            <text:p>0.01</text:p>
          </table:table-cell>
          <table:table-cell office:value-type="float" office:value="62.68">
            <text:p>62.68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99.8">
            <text:p>99.80</text:p>
          </table:table-cell>
          <table:table-cell office:value-type="float" office:value="0.01">
            <text:p>0.01</text:p>
          </table:table-cell>
          <table:table-cell office:value-type="float" office:value="61.43">
            <text:p>61.4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99.8">
            <text:p>99.80</text:p>
          </table:table-cell>
          <table:table-cell office:value-type="float" office:value="0.01">
            <text:p>0.01</text:p>
          </table:table-cell>
          <table:table-cell office:value-type="float" office:value="61.56">
            <text:p>61.56</text:p>
          </table:table-cell>
          <table:table-cell table:number-columns-repeated="6"/>
        </table:table-row>
        <table:table-row table:style-name="ro3">
          <table:table-cell table:style-name="ce3" office:value-type="string">
            <text:p>Model11-2LocusModel-PC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49.8">
            <text:p>49.80</text:p>
          </table:table-cell>
          <table:table-cell office:value-type="float" office:value="0.04">
            <text:p>0.04</text:p>
          </table:table-cell>
          <table:table-cell office:value-type="float" office:value="100.62">
            <text:p>100.6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49.8">
            <text:p>49.80</text:p>
          </table:table-cell>
          <table:table-cell office:value-type="float" office:value="0.04">
            <text:p>0.04</text:p>
          </table:table-cell>
          <table:table-cell office:value-type="float" office:value="98.45">
            <text:p>98.45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49.7">
            <text:p>49.70</text:p>
          </table:table-cell>
          <table:table-cell office:value-type="float" office:value="0.03">
            <text:p>0.03</text:p>
          </table:table-cell>
          <table:table-cell office:value-type="float" office:value="88.9">
            <text:p>88.90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49.5">
            <text:p>49.50</text:p>
          </table:table-cell>
          <table:table-cell office:value-type="float" office:value="0.02">
            <text:p>0.02</text:p>
          </table:table-cell>
          <table:table-cell office:value-type="float" office:value="72.63">
            <text:p>72.6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50">
            <text:p>50.00</text:p>
          </table:table-cell>
          <table:table-cell office:value-type="float" office:value="0.01">
            <text:p>0.01</text:p>
          </table:table-cell>
          <table:table-cell office:value-type="float" office:value="69.61">
            <text:p>69.61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49.8">
            <text:p>49.80</text:p>
          </table:table-cell>
          <table:table-cell office:value-type="float" office:value="0.01">
            <text:p>0.01</text:p>
          </table:table-cell>
          <table:table-cell office:value-type="float" office:value="66.99">
            <text:p>66.99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49.5">
            <text:p>49.50</text:p>
          </table:table-cell>
          <table:table-cell office:value-type="float" office:value="0.01">
            <text:p>0.01</text:p>
          </table:table-cell>
          <table:table-cell office:value-type="float" office:value="64.02">
            <text:p>64.0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49.3">
            <text:p>49.30</text:p>
          </table:table-cell>
          <table:table-cell office:value-type="float" office:value="0.01">
            <text:p>0.01</text:p>
          </table:table-cell>
          <table:table-cell office:value-type="float" office:value="62.53">
            <text:p>62.5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48.9">
            <text:p>48.90</text:p>
          </table:table-cell>
          <table:table-cell office:value-type="float" office:value="0.01">
            <text:p>0.01</text:p>
          </table:table-cell>
          <table:table-cell office:value-type="float" office:value="61.5">
            <text:p>61.50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48.9">
            <text:p>48.90</text:p>
          </table:table-cell>
          <table:table-cell office:value-type="float" office:value="0.01">
            <text:p>0.01</text:p>
          </table:table-cell>
          <table:table-cell office:value-type="float" office:value="61.12">
            <text:p>61.12</text:p>
          </table:table-cell>
          <table:table-cell table:number-columns-repeated="6"/>
        </table:table-row>
        <table:table-row table:style-name="ro3">
          <table:table-cell table:style-name="ce3" office:value-type="string">
            <text:p>Model12-2LocusModel-PC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49">
            <text:p>49.00</text:p>
          </table:table-cell>
          <table:table-cell office:value-type="float" office:value="0.04">
            <text:p>0.04</text:p>
          </table:table-cell>
          <table:table-cell office:value-type="float" office:value="99.11">
            <text:p>99.11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49">
            <text:p>49.00</text:p>
          </table:table-cell>
          <table:table-cell office:value-type="float" office:value="0.04">
            <text:p>0.04</text:p>
          </table:table-cell>
          <table:table-cell office:value-type="float" office:value="98.38">
            <text:p>98.38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49">
            <text:p>49.00</text:p>
          </table:table-cell>
          <table:table-cell office:value-type="float" office:value="0.04">
            <text:p>0.04</text:p>
          </table:table-cell>
          <table:table-cell office:value-type="float" office:value="87.72">
            <text:p>87.7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49.2">
            <text:p>49.20</text:p>
          </table:table-cell>
          <table:table-cell office:value-type="float" office:value="0.02">
            <text:p>0.02</text:p>
          </table:table-cell>
          <table:table-cell office:value-type="float" office:value="71.61">
            <text:p>71.61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49.1">
            <text:p>49.10</text:p>
          </table:table-cell>
          <table:table-cell office:value-type="float" office:value="0.01">
            <text:p>0.01</text:p>
          </table:table-cell>
          <table:table-cell office:value-type="float" office:value="69.22">
            <text:p>69.2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48.8">
            <text:p>48.80</text:p>
          </table:table-cell>
          <table:table-cell office:value-type="float" office:value="0.01">
            <text:p>0.01</text:p>
          </table:table-cell>
          <table:table-cell office:value-type="float" office:value="66.26">
            <text:p>66.26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48.2">
            <text:p>48.20</text:p>
          </table:table-cell>
          <table:table-cell office:value-type="float" office:value="0.01">
            <text:p>0.01</text:p>
          </table:table-cell>
          <table:table-cell office:value-type="float" office:value="63.78">
            <text:p>63.78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48.6">
            <text:p>48.60</text:p>
          </table:table-cell>
          <table:table-cell office:value-type="float" office:value="0.01">
            <text:p>0.01</text:p>
          </table:table-cell>
          <table:table-cell office:value-type="float" office:value="61.75">
            <text:p>61.75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48.4">
            <text:p>48.40</text:p>
          </table:table-cell>
          <table:table-cell office:value-type="float" office:value="0.01">
            <text:p>0.01</text:p>
          </table:table-cell>
          <table:table-cell office:value-type="float" office:value="60.83">
            <text:p>60.8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48.4">
            <text:p>48.40</text:p>
          </table:table-cell>
          <table:table-cell office:value-type="float" office:value="0.01">
            <text:p>0.01</text:p>
          </table:table-cell>
          <table:table-cell office:value-type="float" office:value="61.13">
            <text:p>61.13</text:p>
          </table:table-cell>
          <table:table-cell table:number-columns-repeated="6"/>
        </table:table-row>
        <table:table-row table:style-name="ro3">
          <table:table-cell table:style-name="ce3" office:value-type="string">
            <text:p>Model13-2LocusModel-PC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34.2">
            <text:p>34.20</text:p>
          </table:table-cell>
          <table:table-cell office:value-type="float" office:value="0.04">
            <text:p>0.04</text:p>
          </table:table-cell>
          <table:table-cell office:value-type="float" office:value="90.59">
            <text:p>90.59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34.1">
            <text:p>34.10</text:p>
          </table:table-cell>
          <table:table-cell office:value-type="float" office:value="0.03">
            <text:p>0.03</text:p>
          </table:table-cell>
          <table:table-cell office:value-type="float" office:value="86.72">
            <text:p>86.7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34.9">
            <text:p>34.90</text:p>
          </table:table-cell>
          <table:table-cell office:value-type="float" office:value="0.02">
            <text:p>0.02</text:p>
          </table:table-cell>
          <table:table-cell office:value-type="float" office:value="75.76">
            <text:p>75.76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34.4">
            <text:p>34.40</text:p>
          </table:table-cell>
          <table:table-cell office:value-type="float" office:value="0.01">
            <text:p>0.01</text:p>
          </table:table-cell>
          <table:table-cell office:value-type="float" office:value="63.94">
            <text:p>63.94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34.3">
            <text:p>34.30</text:p>
          </table:table-cell>
          <table:table-cell office:value-type="float" office:value="0.01">
            <text:p>0.01</text:p>
          </table:table-cell>
          <table:table-cell office:value-type="float" office:value="62.29">
            <text:p>62.29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33.9">
            <text:p>33.90</text:p>
          </table:table-cell>
          <table:table-cell office:value-type="float" office:value="0.01">
            <text:p>0.01</text:p>
          </table:table-cell>
          <table:table-cell office:value-type="float" office:value="60.33">
            <text:p>60.3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32.8">
            <text:p>32.80</text:p>
          </table:table-cell>
          <table:table-cell office:value-type="float" office:value="0.01">
            <text:p>0.01</text:p>
          </table:table-cell>
          <table:table-cell office:value-type="float" office:value="59.03">
            <text:p>59.0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32.1">
            <text:p>32.10</text:p>
          </table:table-cell>
          <table:table-cell office:value-type="float" office:value="0.01">
            <text:p>0.01</text:p>
          </table:table-cell>
          <table:table-cell office:value-type="float" office:value="57.39">
            <text:p>57.39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30.4">
            <text:p>30.40</text:p>
          </table:table-cell>
          <table:table-cell office:value-type="float" office:value="0.01">
            <text:p>0.01</text:p>
          </table:table-cell>
          <table:table-cell office:value-type="float" office:value="56.63">
            <text:p>56.6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30.4">
            <text:p>30.40</text:p>
          </table:table-cell>
          <table:table-cell office:value-type="float" office:value="0.01">
            <text:p>0.01</text:p>
          </table:table-cell>
          <table:table-cell office:value-type="float" office:value="56.9">
            <text:p>56.90</text:p>
          </table:table-cell>
          <table:table-cell table:number-columns-repeated="6"/>
        </table:table-row>
        <table:table-row table:style-name="ro3">
          <table:table-cell table:style-name="ce3" office:value-type="string">
            <text:p>Model14-2LocusModel-PC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41.2">
            <text:p>41.20</text:p>
          </table:table-cell>
          <table:table-cell office:value-type="float" office:value="0.04">
            <text:p>0.04</text:p>
          </table:table-cell>
          <table:table-cell office:value-type="float" office:value="90.16">
            <text:p>90.16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41.3">
            <text:p>41.30</text:p>
          </table:table-cell>
          <table:table-cell office:value-type="float" office:value="0.03">
            <text:p>0.03</text:p>
          </table:table-cell>
          <table:table-cell office:value-type="float" office:value="86.95">
            <text:p>86.95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41.8">
            <text:p>41.80</text:p>
          </table:table-cell>
          <table:table-cell office:value-type="float" office:value="0.02">
            <text:p>0.02</text:p>
          </table:table-cell>
          <table:table-cell office:value-type="float" office:value="75.32">
            <text:p>75.3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41.2">
            <text:p>41.20</text:p>
          </table:table-cell>
          <table:table-cell office:value-type="float" office:value="0.01">
            <text:p>0.01</text:p>
          </table:table-cell>
          <table:table-cell office:value-type="float" office:value="64.33">
            <text:p>64.3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40.7">
            <text:p>40.70</text:p>
          </table:table-cell>
          <table:table-cell office:value-type="float" office:value="0.01">
            <text:p>0.01</text:p>
          </table:table-cell>
          <table:table-cell office:value-type="float" office:value="62.75">
            <text:p>62.75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40.1">
            <text:p>40.10</text:p>
          </table:table-cell>
          <table:table-cell office:value-type="float" office:value="0.01">
            <text:p>0.01</text:p>
          </table:table-cell>
          <table:table-cell office:value-type="float" office:value="61.08">
            <text:p>61.08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39.8">
            <text:p>39.80</text:p>
          </table:table-cell>
          <table:table-cell office:value-type="float" office:value="0.01">
            <text:p>0.01</text:p>
          </table:table-cell>
          <table:table-cell office:value-type="float" office:value="59.27">
            <text:p>59.27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38.7">
            <text:p>38.70</text:p>
          </table:table-cell>
          <table:table-cell office:value-type="float" office:value="0.01">
            <text:p>0.01</text:p>
          </table:table-cell>
          <table:table-cell office:value-type="float" office:value="58.1">
            <text:p>58.10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37.9">
            <text:p>37.90</text:p>
          </table:table-cell>
          <table:table-cell office:value-type="float" office:value="0.01">
            <text:p>0.01</text:p>
          </table:table-cell>
          <table:table-cell office:value-type="float" office:value="57.42">
            <text:p>57.4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37.9">
            <text:p>37.90</text:p>
          </table:table-cell>
          <table:table-cell office:value-type="float" office:value="0.01">
            <text:p>0.01</text:p>
          </table:table-cell>
          <table:table-cell office:value-type="float" office:value="56.96">
            <text:p>56.96</text:p>
          </table:table-cell>
          <table:table-cell table:number-columns-repeated="6"/>
        </table:table-row>
        <table:table-row table:style-name="ro3" table:number-rows-repeated="17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 table:print="false">
        <table:table-column table:style-name="co7" table:number-columns-repeated="2" table:default-cell-style-name="Default"/>
        <table:table-column table:style-name="co7" table:number-columns-repeated="5" table:default-cell-style-name="ce5"/>
        <table:table-row table:style-name="ro1">
          <table:table-cell table:style-name="ce6" office:value-type="string" table:number-columns-spanned="2" table:number-rows-spanned="1">
            <text:p>EPI</text:p>
          </table:table-cell>
          <table:covered-table-cell/>
          <table:table-cell table:style-name="Default" table:number-columns-repeated="5"/>
        </table:table-row>
        <table:table-row table:style-name="ro2">
          <table:table-cell table:style-name="ce2" office:value-type="string">
            <text:p>Datasets</text:p>
          </table:table-cell>
          <table:table-cell table:style-name="ce2" office:value-type="string">
            <text:p>File Count</text:p>
          </table:table-cell>
          <table:table-cell table:style-name="ce2" office:value-type="string">
            <text:p>D Setting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Average Time (s)</text:p>
          </table:table-cell>
          <table:table-cell table:style-name="ce2" office:value-type="string">
            <text:p>Overall Time (s)</text:p>
          </table:table-cell>
          <table:table-cell table:style-name="ce2" office:value-type="string">
            <text:p>Power Delta</text:p>
          </table:table-cell>
        </table:table-row>
        <table:table-row table:style-name="ro3">
          <table:table-cell table:style-name="ce3" office:value-type="string">
            <text:p>Model13PC</text:p>
          </table:table-cell>
          <table:table-cell table:style-name="ce4"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44.9">
            <text:p>44.90</text:p>
          </table:table-cell>
          <table:table-cell office:value-type="float" office:value="0.05">
            <text:p>0.05</text:p>
          </table:table-cell>
          <table:table-cell office:value-type="float" office:value="95.35">
            <text:p>95.35</text:p>
          </table:table-cell>
          <table:table-cell table:formula="oooc:=AVERAGE([.D$3]-[.D3];[.D$13]-[.D14];[.D$23]-[.D24];[.D$33]-[.D34];[.D$43]-[.D44];[.D$53]-[.D54])" office:value-type="float" office:value="0">
            <text:p>0.00</text:p>
          </table:table-cell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44.9">
            <text:p>44.90</text:p>
          </table:table-cell>
          <table:table-cell office:value-type="float" office:value="0.04">
            <text:p>0.04</text:p>
          </table:table-cell>
          <table:table-cell office:value-type="float" office:value="92.72">
            <text:p>92.72</text:p>
          </table:table-cell>
          <table:table-cell table:formula="oooc:=AVERAGE([.D$3]-[.D4];[.D$13]-[.D15];[.D$23]-[.D25];[.D$33]-[.D35];[.D$43]-[.D45];[.D$53]-[.D55])" office:value-type="float" office:value="0">
            <text:p>0.00</text:p>
          </table:table-cell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45.2">
            <text:p>45.20</text:p>
          </table:table-cell>
          <table:table-cell office:value-type="float" office:value="0.03">
            <text:p>0.03</text:p>
          </table:table-cell>
          <table:table-cell office:value-type="float" office:value="78.39">
            <text:p>78.39</text:p>
          </table:table-cell>
          <table:table-cell table:formula="oooc:=AVERAGE([.D$3]-[.D5];[.D$13]-[.D16];[.D$23]-[.D26];[.D$33]-[.D36];[.D$43]-[.D46];[.D$53]-[.D56])" office:value-type="float" office:value="-0.0500000000000007">
            <text:p>-0.05</text:p>
          </table:table-cell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46.1">
            <text:p>46.10</text:p>
          </table:table-cell>
          <table:table-cell office:value-type="float" office:value="0.01">
            <text:p>0.01</text:p>
          </table:table-cell>
          <table:table-cell office:value-type="float" office:value="63.17">
            <text:p>63.17</text:p>
          </table:table-cell>
          <table:table-cell table:formula="oooc:=AVERAGE([.D$3]-[.D6];[.D$13]-[.D17];[.D$23]-[.D27];[.D$33]-[.D37];[.D$43]-[.D47];[.D$53]-[.D57])" office:value-type="float" office:value="-0.2">
            <text:p>-0.20</text:p>
          </table:table-cell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45.5">
            <text:p>45.50</text:p>
          </table:table-cell>
          <table:table-cell office:value-type="float" office:value="0.01">
            <text:p>0.01</text:p>
          </table:table-cell>
          <table:table-cell office:value-type="float" office:value="60.85">
            <text:p>60.85</text:p>
          </table:table-cell>
          <table:table-cell table:formula="oooc:=AVERAGE([.D$3]-[.D7];[.D$13]-[.D18];[.D$23]-[.D28];[.D$33]-[.D38];[.D$43]-[.D48];[.D$53]-[.D58])" office:value-type="float" office:value="-0.1">
            <text:p>-0.10</text:p>
          </table:table-cell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44.9">
            <text:p>44.90</text:p>
          </table:table-cell>
          <table:table-cell office:value-type="float" office:value="0.01">
            <text:p>0.01</text:p>
          </table:table-cell>
          <table:table-cell office:value-type="float" office:value="58.51">
            <text:p>58.51</text:p>
          </table:table-cell>
          <table:table-cell table:formula="oooc:=AVERAGE([.D$3]-[.D8];[.D$13]-[.D19];[.D$23]-[.D29];[.D$33]-[.D39];[.D$43]-[.D49];[.D$53]-[.D59])" office:value-type="float" office:value="0">
            <text:p>0.00</text:p>
          </table:table-cell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44">
            <text:p>44.00</text:p>
          </table:table-cell>
          <table:table-cell office:value-type="float" office:value="0.01">
            <text:p>0.01</text:p>
          </table:table-cell>
          <table:table-cell office:value-type="float" office:value="56.81">
            <text:p>56.81</text:p>
          </table:table-cell>
          <table:table-cell table:formula="oooc:=AVERAGE([.D$3]-[.D9];[.D$13]-[.D20];[.D$23]-[.D30];[.D$33]-[.D40];[.D$43]-[.D50];[.D$53]-[.D60])" office:value-type="float" office:value="0.15">
            <text:p>0.15</text:p>
          </table:table-cell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43.1">
            <text:p>43.10</text:p>
          </table:table-cell>
          <table:table-cell office:value-type="float" office:value="0.01">
            <text:p>0.01</text:p>
          </table:table-cell>
          <table:table-cell office:value-type="float" office:value="55.25">
            <text:p>55.25</text:p>
          </table:table-cell>
          <table:table-cell table:formula="oooc:=AVERAGE([.D$3]-[.D10];[.D$13]-[.D21];[.D$23]-[.D31];[.D$33]-[.D41];[.D$43]-[.D51];[.D$53]-[.D61])" office:value-type="float" office:value="0.3">
            <text:p>0.30</text:p>
          </table:table-cell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42.8">
            <text:p>42.80</text:p>
          </table:table-cell>
          <table:table-cell office:value-type="float" office:value="0.01">
            <text:p>0.01</text:p>
          </table:table-cell>
          <table:table-cell office:value-type="float" office:value="54.58">
            <text:p>54.58</text:p>
          </table:table-cell>
          <table:table-cell table:formula="oooc:=AVERAGE([.D$3]-[.D11];[.D$13]-[.D22];[.D$23]-[.D32];[.D$33]-[.D42];[.D$43]-[.D52];[.D$53]-[.D62])" office:value-type="float" office:value="0.35">
            <text:p>0.35</text:p>
          </table:table-cell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42.8">
            <text:p>42.80</text:p>
          </table:table-cell>
          <table:table-cell office:value-type="float" office:value="0.01">
            <text:p>0.01</text:p>
          </table:table-cell>
          <table:table-cell office:value-type="float" office:value="54.39">
            <text:p>54.39</text:p>
          </table:table-cell>
          <table:table-cell table:formula="oooc:=AVERAGE([.D$3]-[.D12];[.D$13]-[.D23];[.D$23]-[.D33];[.D$33]-[.D43];[.D$43]-[.D53];[.D$53]-[.D63])" office:value-type="float" office:value="0.35">
            <text:p>0.35</text:p>
          </table:table-cell>
        </table:table-row>
      </table:table>
      <table:table table:name="Sheet3" table:style-name="ta1" table:print="false">
        <table:table-column table:style-name="co13" table:default-cell-style-name="Default"/>
        <table:table-column table:style-name="co8" table:default-cell-style-name="Default"/>
        <table:table-column table:style-name="co7" table:number-columns-repeated="4" table:default-cell-style-name="ce5"/>
        <table:table-row table:style-name="ro1">
          <table:table-cell table:style-name="ce1" office:value-type="string" table:number-columns-spanned="6" table:number-rows-spanned="1">
            <text:p>TRIAD Datasets 1-2 L Search</text:p>
          </table:table-cell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>
            <text:p>Datasets</text:p>
          </table:table-cell>
          <table:table-cell table:style-name="ce2" office:value-type="string">
            <text:p>File Count</text:p>
          </table:table-cell>
          <table:table-cell table:style-name="ce2" office:value-type="string">
            <text:p>D Setting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Average Time (s)</text:p>
          </table:table-cell>
          <table:table-cell table:style-name="ce2" office:value-type="string">
            <text:p>Overall Time (s)</text:p>
          </table:table-cell>
        </table:table-row>
        <table:table-row table:style-name="ro3">
          <table:table-cell table:style-name="ce3" office:value-type="string">
            <text:p>Model1-2LocusModel</text:p>
          </table:table-cell>
          <table:table-cell table:style-name="ce4" office:value-type="float" office:value="1000">
            <text:p>1000</text:p>
          </table:table-cell>
          <table:table-cell office:value-type="float" office:value="0">
            <text:p>0.00</text:p>
          </table:table-cell>
          <table:table-cell table:style-name="Default" table:number-columns-repeated="3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100">
            <text:p>100.00</text:p>
          </table:table-cell>
          <table:table-cell office:value-type="float" office:value="0.03">
            <text:p>0.03</text:p>
          </table:table-cell>
          <table:table-cell office:value-type="float" office:value="84.95">
            <text:p>84.95</text:p>
          </table:table-cell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100">
            <text:p>100.00</text:p>
          </table:table-cell>
          <table:table-cell office:value-type="float" office:value="0.02">
            <text:p>0.02</text:p>
          </table:table-cell>
          <table:table-cell office:value-type="float" office:value="72.16">
            <text:p>72.16</text:p>
          </table:table-cell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100">
            <text:p>100.00</text:p>
          </table:table-cell>
          <table:table-cell office:value-type="float" office:value="0.01">
            <text:p>0.01</text:p>
          </table:table-cell>
          <table:table-cell office:value-type="float" office:value="69.59">
            <text:p>69.59</text:p>
          </table:table-cell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100">
            <text:p>100.00</text:p>
          </table:table-cell>
          <table:table-cell office:value-type="float" office:value="0.01">
            <text:p>0.01</text:p>
          </table:table-cell>
          <table:table-cell office:value-type="float" office:value="67.3">
            <text:p>67.30</text:p>
          </table:table-cell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100">
            <text:p>100.00</text:p>
          </table:table-cell>
          <table:table-cell office:value-type="float" office:value="0.01">
            <text:p>0.01</text:p>
          </table:table-cell>
          <table:table-cell office:value-type="float" office:value="64.59">
            <text:p>64.59</text:p>
          </table:table-cell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100">
            <text:p>100.00</text:p>
          </table:table-cell>
          <table:table-cell office:value-type="float" office:value="0.01">
            <text:p>0.01</text:p>
          </table:table-cell>
          <table:table-cell office:value-type="float" office:value="63.71">
            <text:p>63.71</text:p>
          </table:table-cell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100">
            <text:p>100.00</text:p>
          </table:table-cell>
          <table:table-cell office:value-type="float" office:value="0.01">
            <text:p>0.01</text:p>
          </table:table-cell>
          <table:table-cell office:value-type="float" office:value="61.8">
            <text:p>61.80</text:p>
          </table:table-cell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100">
            <text:p>100.00</text:p>
          </table:table-cell>
          <table:table-cell office:value-type="float" office:value="0.01">
            <text:p>0.01</text:p>
          </table:table-cell>
          <table:table-cell office:value-type="float" office:value="62.2">
            <text:p>62.20</text:p>
          </table:table-cell>
        </table:table-row>
        <table:table-row table:style-name="ro3">
          <table:table-cell table:style-name="ce3" office:value-type="string">
            <text:p>Model2-2LocusModel</text:p>
          </table:table-cell>
          <table:table-cell table:style-name="ce4" office:value-type="float" office:value="1000">
            <text:p>1000</text:p>
          </table:table-cell>
          <table:table-cell office:value-type="float" office:value="0">
            <text:p>0.0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04">
            <text:p>0.04</text:p>
          </table:table-cell>
          <table:table-cell table:style-name="Default" office:value-type="float" office:value="98.98">
            <text:p>98.98</text:p>
          </table:table-cell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03">
            <text:p>0.03</text:p>
          </table:table-cell>
          <table:table-cell table:style-name="Default" office:value-type="float" office:value="90.92">
            <text:p>90.92</text:p>
          </table:table-cell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03">
            <text:p>0.03</text:p>
          </table:table-cell>
          <table:table-cell table:style-name="Default" office:value-type="float" office:value="85.3">
            <text:p>85.3</text:p>
          </table:table-cell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02">
            <text:p>0.02</text:p>
          </table:table-cell>
          <table:table-cell table:style-name="Default" office:value-type="float" office:value="71.28">
            <text:p>71.28</text:p>
          </table:table-cell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01">
            <text:p>0.01</text:p>
          </table:table-cell>
          <table:table-cell table:style-name="Default" office:value-type="float" office:value="68.41">
            <text:p>68.41</text:p>
          </table:table-cell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01">
            <text:p>0.01</text:p>
          </table:table-cell>
          <table:table-cell table:style-name="Default" office:value-type="float" office:value="66.21">
            <text:p>66.21</text:p>
          </table:table-cell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01">
            <text:p>0.01</text:p>
          </table:table-cell>
          <table:table-cell table:style-name="Default" office:value-type="float" office:value="64.75">
            <text:p>64.75</text:p>
          </table:table-cell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01">
            <text:p>0.01</text:p>
          </table:table-cell>
          <table:table-cell table:style-name="Default" office:value-type="float" office:value="62.63">
            <text:p>62.63</text:p>
          </table:table-cell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01">
            <text:p>0.01</text:p>
          </table:table-cell>
          <table:table-cell table:style-name="Default" office:value-type="float" office:value="61.51">
            <text:p>61.51</text:p>
          </table:table-cell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.01">
            <text:p>0.01</text:p>
          </table:table-cell>
          <table:table-cell table:style-name="Default" office:value-type="float" office:value="61.56">
            <text:p>61.56</text:p>
          </table:table-cell>
        </table:table-row>
        <table:table-row table:style-name="ro3">
          <table:table-cell table:style-name="ce3" office:value-type="string">
            <text:p>Model11-2LocusModel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table:number-columns-repeated="3"/>
        </table:table-row>
        <table:table-row table:style-name="ro3">
          <table:table-cell table:style-name="ce3" office:value-type="string">
            <text:p>Model12-2LocusModel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99.6">
            <text:p>99.60</text:p>
          </table:table-cell>
          <table:table-cell office:value-type="float" office:value="0.04">
            <text:p>0.04</text:p>
          </table:table-cell>
          <table:table-cell office:value-type="float" office:value="100.12">
            <text:p>100.12</text:p>
          </table:table-cell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99.6">
            <text:p>99.60</text:p>
          </table:table-cell>
          <table:table-cell office:value-type="float" office:value="0.04">
            <text:p>0.04</text:p>
          </table:table-cell>
          <table:table-cell office:value-type="float" office:value="96.12">
            <text:p>96.12</text:p>
          </table:table-cell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99.7">
            <text:p>99.70</text:p>
          </table:table-cell>
          <table:table-cell office:value-type="float" office:value="0.03">
            <text:p>0.03</text:p>
          </table:table-cell>
          <table:table-cell office:value-type="float" office:value="83.25">
            <text:p>83.25</text:p>
          </table:table-cell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99.7">
            <text:p>99.70</text:p>
          </table:table-cell>
          <table:table-cell office:value-type="float" office:value="0.01">
            <text:p>0.01</text:p>
          </table:table-cell>
          <table:table-cell office:value-type="float" office:value="70.3">
            <text:p>70.30</text:p>
          </table:table-cell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99.8">
            <text:p>99.80</text:p>
          </table:table-cell>
          <table:table-cell office:value-type="float" office:value="0.01">
            <text:p>0.01</text:p>
          </table:table-cell>
          <table:table-cell office:value-type="float" office:value="67.85">
            <text:p>67.85</text:p>
          </table:table-cell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99.8">
            <text:p>99.80</text:p>
          </table:table-cell>
          <table:table-cell office:value-type="float" office:value="0.01">
            <text:p>0.01</text:p>
          </table:table-cell>
          <table:table-cell office:value-type="float" office:value="65.81">
            <text:p>65.81</text:p>
          </table:table-cell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99.7">
            <text:p>99.70</text:p>
          </table:table-cell>
          <table:table-cell office:value-type="float" office:value="0.01">
            <text:p>0.01</text:p>
          </table:table-cell>
          <table:table-cell office:value-type="float" office:value="63.59">
            <text:p>63.59</text:p>
          </table:table-cell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99.8">
            <text:p>99.80</text:p>
          </table:table-cell>
          <table:table-cell office:value-type="float" office:value="0.01">
            <text:p>0.01</text:p>
          </table:table-cell>
          <table:table-cell office:value-type="float" office:value="62.26">
            <text:p>62.26</text:p>
          </table:table-cell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99.7">
            <text:p>99.70</text:p>
          </table:table-cell>
          <table:table-cell office:value-type="float" office:value="0.01">
            <text:p>0.01</text:p>
          </table:table-cell>
          <table:table-cell office:value-type="float" office:value="61.27">
            <text:p>61.27</text:p>
          </table:table-cell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99.7">
            <text:p>99.70</text:p>
          </table:table-cell>
          <table:table-cell office:value-type="float" office:value="0.01">
            <text:p>0.01</text:p>
          </table:table-cell>
          <table:table-cell office:value-type="float" office:value="61.39">
            <text:p>61.39</text:p>
          </table:table-cell>
        </table:table-row>
        <table:table-row table:style-name="ro3">
          <table:table-cell table:style-name="ce3" office:value-type="string">
            <text:p>Model13-2LocusModel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95.9">
            <text:p>95.90</text:p>
          </table:table-cell>
          <table:table-cell office:value-type="float" office:value="0.04">
            <text:p>0.04</text:p>
          </table:table-cell>
          <table:table-cell office:value-type="float" office:value="90.03">
            <text:p>90.03</text:p>
          </table:table-cell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95.9">
            <text:p>95.90</text:p>
          </table:table-cell>
          <table:table-cell office:value-type="float" office:value="0.03">
            <text:p>0.03</text:p>
          </table:table-cell>
          <table:table-cell office:value-type="float" office:value="85.63">
            <text:p>85.63</text:p>
          </table:table-cell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96">
            <text:p>96.00</text:p>
          </table:table-cell>
          <table:table-cell office:value-type="float" office:value="0.02">
            <text:p>0.02</text:p>
          </table:table-cell>
          <table:table-cell office:value-type="float" office:value="73.87">
            <text:p>73.87</text:p>
          </table:table-cell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95.8">
            <text:p>95.80</text:p>
          </table:table-cell>
          <table:table-cell office:value-type="float" office:value="0.01">
            <text:p>0.01</text:p>
          </table:table-cell>
          <table:table-cell office:value-type="float" office:value="63.43">
            <text:p>63.43</text:p>
          </table:table-cell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95.7">
            <text:p>95.70</text:p>
          </table:table-cell>
          <table:table-cell office:value-type="float" office:value="0.01">
            <text:p>0.01</text:p>
          </table:table-cell>
          <table:table-cell office:value-type="float" office:value="62.27">
            <text:p>62.27</text:p>
          </table:table-cell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95.6">
            <text:p>95.60</text:p>
          </table:table-cell>
          <table:table-cell office:value-type="float" office:value="0.041">
            <text:p>0.04</text:p>
          </table:table-cell>
          <table:table-cell office:value-type="float" office:value="60.26">
            <text:p>60.26</text:p>
          </table:table-cell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94.9">
            <text:p>94.90</text:p>
          </table:table-cell>
          <table:table-cell office:value-type="float" office:value="0.01">
            <text:p>0.01</text:p>
          </table:table-cell>
          <table:table-cell office:value-type="float" office:value="59.62">
            <text:p>59.62</text:p>
          </table:table-cell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94.2">
            <text:p>94.20</text:p>
          </table:table-cell>
          <table:table-cell office:value-type="float" office:value="0.01">
            <text:p>0.01</text:p>
          </table:table-cell>
          <table:table-cell office:value-type="float" office:value="57.67">
            <text:p>57.67</text:p>
          </table:table-cell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93.7">
            <text:p>93.70</text:p>
          </table:table-cell>
          <table:table-cell office:value-type="float" office:value="0.01">
            <text:p>0.01</text:p>
          </table:table-cell>
          <table:table-cell office:value-type="float" office:value="57.3">
            <text:p>57.30</text:p>
          </table:table-cell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93.7">
            <text:p>93.70</text:p>
          </table:table-cell>
          <table:table-cell office:value-type="float" office:value="0.01">
            <text:p>0.01</text:p>
          </table:table-cell>
          <table:table-cell office:value-type="float" office:value="67.65">
            <text:p>67.65</text:p>
          </table:table-cell>
        </table:table-row>
        <table:table-row table:style-name="ro3">
          <table:table-cell table:style-name="ce3" office:value-type="string">
            <text:p>Model14-2LocusModel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99">
            <text:p>99.00</text:p>
          </table:table-cell>
          <table:table-cell office:value-type="float" office:value="0.04">
            <text:p>0.04</text:p>
          </table:table-cell>
          <table:table-cell office:value-type="float" office:value="90.1">
            <text:p>90.10</text:p>
          </table:table-cell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99">
            <text:p>99.00</text:p>
          </table:table-cell>
          <table:table-cell office:value-type="float" office:value="0.03">
            <text:p>0.03</text:p>
          </table:table-cell>
          <table:table-cell office:value-type="float" office:value="84.85">
            <text:p>84.85</text:p>
          </table:table-cell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99">
            <text:p>99.00</text:p>
          </table:table-cell>
          <table:table-cell office:value-type="float" office:value="0.02">
            <text:p>0.02</text:p>
          </table:table-cell>
          <table:table-cell office:value-type="float" office:value="73.28">
            <text:p>73.28</text:p>
          </table:table-cell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98.9">
            <text:p>98.90</text:p>
          </table:table-cell>
          <table:table-cell office:value-type="float" office:value="0.01">
            <text:p>0.01</text:p>
          </table:table-cell>
          <table:table-cell office:value-type="float" office:value="63.17">
            <text:p>63.17</text:p>
          </table:table-cell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98.7">
            <text:p>98.70</text:p>
          </table:table-cell>
          <table:table-cell office:value-type="float" office:value="0.01">
            <text:p>0.01</text:p>
          </table:table-cell>
          <table:table-cell office:value-type="float" office:value="61.58">
            <text:p>61.58</text:p>
          </table:table-cell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98.5">
            <text:p>98.50</text:p>
          </table:table-cell>
          <table:table-cell office:value-type="float" office:value="0.01">
            <text:p>0.01</text:p>
          </table:table-cell>
          <table:table-cell office:value-type="float" office:value="60.09">
            <text:p>60.09</text:p>
          </table:table-cell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98.3">
            <text:p>98.30</text:p>
          </table:table-cell>
          <table:table-cell office:value-type="float" office:value="0.01">
            <text:p>0.01</text:p>
          </table:table-cell>
          <table:table-cell office:value-type="float" office:value="58.75">
            <text:p>58.75</text:p>
          </table:table-cell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97.7">
            <text:p>97.70</text:p>
          </table:table-cell>
          <table:table-cell office:value-type="float" office:value="0.01">
            <text:p>0.01</text:p>
          </table:table-cell>
          <table:table-cell office:value-type="float" office:value="57.86">
            <text:p>57.86</text:p>
          </table:table-cell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96.9">
            <text:p>96.90</text:p>
          </table:table-cell>
          <table:table-cell office:value-type="float" office:value="0.01">
            <text:p>0.01</text:p>
          </table:table-cell>
          <table:table-cell office:value-type="float" office:value="56.56">
            <text:p>56.56</text:p>
          </table:table-cell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96.9">
            <text:p>96.90</text:p>
          </table:table-cell>
          <table:table-cell office:value-type="float" office:value="0.01">
            <text:p>0.01</text:p>
          </table:table-cell>
          <table:table-cell office:value-type="float" office:value="57">
            <text:p>57.00</text:p>
          </table:table-cell>
        </table:table-row>
      </table:table>
      <table:table table:name="sheet4" table:style-name="ta1" table:print="false">
        <table:table-column table:style-name="co13" table:default-cell-style-name="Default"/>
        <table:table-column table:style-name="co8" table:default-cell-style-name="Default"/>
        <table:table-column table:style-name="co7" table:number-columns-repeated="5" table:default-cell-style-name="ce5"/>
        <table:table-column table:style-name="co7" table:number-columns-repeated="7" table:default-cell-style-name="Default"/>
        <table:table-row table:style-name="ro1">
          <table:table-cell table:style-name="ce1" office:value-type="string" table:number-columns-spanned="6" table:number-rows-spanned="1">
            <text:p>TRIAD Datasets 1-2 L Search</text:p>
          </table:table-cell>
          <table:covered-table-cell/>
          <table:covered-table-cell table:number-columns-repeated="4" table:style-name="Default"/>
          <table:table-cell table:style-name="Default"/>
          <table:table-cell/>
          <table:table-cell table:style-name="ce1" office:value-type="string" table:number-columns-spanned="4" table:number-rows-spanned="1">
            <text:p>Averaged Over All Sets</text:p>
          </table:table-cell>
          <table:covered-table-cell table:number-columns-repeated="3" table:style-name="ce1"/>
          <table:table-cell table:number-columns-repeated="2"/>
        </table:table-row>
        <table:table-row table:style-name="ro2">
          <table:table-cell table:style-name="ce2" office:value-type="string">
            <text:p>Datasets</text:p>
          </table:table-cell>
          <table:table-cell table:style-name="ce2" office:value-type="string">
            <text:p>File Count</text:p>
          </table:table-cell>
          <table:table-cell table:style-name="ce2" office:value-type="string">
            <text:p>D Setting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Average Time (s)</text:p>
          </table:table-cell>
          <table:table-cell table:style-name="ce2" office:value-type="string">
            <text:p>Overall Time (s)</text:p>
          </table:table-cell>
          <table:table-cell table:style-name="ce2" office:value-type="string">
            <text:p>Pseudo Power</text:p>
          </table:table-cell>
          <table:table-cell/>
          <table:table-cell table:style-name="ce2" office:value-type="string">
            <text:p>D Setting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Average Time (s)</text:p>
          </table:table-cell>
          <table:table-cell table:style-name="ce2" office:value-type="string">
            <text:p>Overall Time (s)</text:p>
          </table:table-cell>
          <table:table-cell table:style-name="ce2" office:value-type="string">
            <text:p>Pseudo Power</text:p>
          </table:table-cell>
          <table:table-cell table:style-name="ce2" office:value-type="string">
            <text:p>Pseudo Power Delta</text:p>
          </table:table-cell>
        </table:table-row>
        <table:table-row table:style-name="ro3">
          <table:table-cell table:style-name="ce3" office:value-type="string">
            <text:p>Model1-2LocusModel</text:p>
          </table:table-cell>
          <table:table-cell table:style-name="ce4" office:value-type="float" office:value="1000">
            <text:p>1000</text:p>
          </table:table-cell>
          <table:table-cell office:value-type="float" office:value="0">
            <text:p>0.00</text:p>
          </table:table-cell>
          <table:table-cell table:style-name="Default" office:value-type="float" office:value="15.6">
            <text:p>15.6</text:p>
          </table:table-cell>
          <table:table-cell table:style-name="Default" office:value-type="float" office:value="0.37">
            <text:p>0.37</text:p>
          </table:table-cell>
          <table:table-cell table:style-name="Default" office:value-type="float" office:value="452.59">
            <text:p>452.59</text:p>
          </table:table-cell>
          <table:table-cell office:value-type="float" office:value="100">
            <text:p>100.00</text:p>
          </table:table-cell>
          <table:table-cell/>
          <table:table-cell table:style-name="ce5" office:value-type="float" office:value="0">
            <text:p>0.00</text:p>
          </table:table-cell>
          <table:table-cell table:formula="oooc:=AVERAGE([.D3];[.D13];[.D23];[.D33];[.D43];[.D53])" office:value-type="float" office:value="4.61666666666667">
            <text:p>4.62</text:p>
          </table:table-cell>
          <table:table-cell table:formula="oooc:=AVERAGE([.E3];[.E13];[.E23];[.E33];[.E43];[.E53])" office:value-type="float" office:value="0.298333333333333">
            <text:p>0.3</text:p>
          </table:table-cell>
          <table:table-cell table:formula="oooc:=AVERAGE([.F3];[.F13];[.F23];[.F33];[.F43];[.F53])" office:value-type="float" office:value="375.693333333333">
            <text:p>375.69</text:p>
          </table:table-cell>
          <table:table-cell table:formula="oooc:=AVERAGE([.G3];[.G13];[.G23];[.G33];[.G43];[.G53])" office:value-type="float" office:value="99.3333333333333">
            <text:p>99.33</text:p>
          </table:table-cell>
          <table:table-cell table:style-name="ce5" table:formula="oooc:=[.G3]-[.G$3]+[.G13]-[.G$13]+[.G23]-[.G$23]+[.G33]-[.G$33]+[.G43]-[.G$43]+[.G53]-[.G$53]" office:value-type="float" office:value="0">
            <text:p>0.00</text:p>
          </table:table-cell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13.1">
            <text:p>13.10</text:p>
          </table:table-cell>
          <table:table-cell office:value-type="float" office:value="0.36">
            <text:p>0.36</text:p>
          </table:table-cell>
          <table:table-cell office:value-type="float" office:value="441.97">
            <text:p>441.97</text:p>
          </table:table-cell>
          <table:table-cell office:value-type="float" office:value="100">
            <text:p>100.00</text:p>
          </table:table-cell>
          <table:table-cell/>
          <table:table-cell table:style-name="ce5" office:value-type="float" office:value="0.25">
            <text:p>0.25</text:p>
          </table:table-cell>
          <table:table-cell table:formula="oooc:=AVERAGE([.D4];[.D14];[.D24];[.D34];[.D44];[.D54])" office:value-type="float" office:value="4.48333333333333">
            <text:p>4.48</text:p>
          </table:table-cell>
          <table:table-cell table:formula="oooc:=AVERAGE([.E4];[.E14];[.E24];[.E34];[.E44];[.E54])" office:value-type="float" office:value="0.286666666666667">
            <text:p>0.29</text:p>
          </table:table-cell>
          <table:table-cell table:formula="oooc:=AVERAGE([.F4];[.F14];[.F24];[.F34];[.F44];[.F54])" office:value-type="float" office:value="362.813333333333">
            <text:p>362.81</text:p>
          </table:table-cell>
          <table:table-cell table:formula="oooc:=AVERAGE([.G4];[.G14];[.G24];[.G34];[.G44];[.G54])" office:value-type="float" office:value="99.3333333333333">
            <text:p>99.33</text:p>
          </table:table-cell>
          <table:table-cell table:style-name="ce5" table:formula="oooc:=[.G4]-[.G$3]+[.G14]-[.G$13]+[.G24]-[.G$23]+[.G34]-[.G$33]+[.G44]-[.G$43]+[.G54]-[.G$53]" office:value-type="float" office:value="0">
            <text:p>0.00</text:p>
          </table:table-cell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12.5">
            <text:p>12.50</text:p>
          </table:table-cell>
          <table:table-cell office:value-type="float" office:value="0.13">
            <text:p>0.13</text:p>
          </table:table-cell>
          <table:table-cell office:value-type="float" office:value="213.55">
            <text:p>213.55</text:p>
          </table:table-cell>
          <table:table-cell office:value-type="float" office:value="100">
            <text:p>100.00</text:p>
          </table:table-cell>
          <table:table-cell/>
          <table:table-cell table:style-name="ce5" office:value-type="float" office:value="0.5">
            <text:p>0.50</text:p>
          </table:table-cell>
          <table:table-cell table:formula="oooc:=AVERAGE([.D5];[.D15];[.D25];[.D35];[.D45];[.D55])" office:value-type="float" office:value="4.21666666666667">
            <text:p>4.22</text:p>
          </table:table-cell>
          <table:table-cell table:formula="oooc:=AVERAGE([.E5];[.E15];[.E25];[.E35];[.E45];[.E55])" office:value-type="float" office:value="0.145">
            <text:p>0.15</text:p>
          </table:table-cell>
          <table:table-cell table:formula="oooc:=AVERAGE([.F5];[.F15];[.F25];[.F35];[.F45];[.F55])" office:value-type="float" office:value="221.568333333333">
            <text:p>221.57</text:p>
          </table:table-cell>
          <table:table-cell table:formula="oooc:=AVERAGE([.G5];[.G15];[.G25];[.G35];[.G45];[.G55])" office:value-type="float" office:value="99.3333333333333">
            <text:p>99.33</text:p>
          </table:table-cell>
          <table:table-cell table:style-name="ce5" table:formula="oooc:=[.G5]-[.G$3]+[.G15]-[.G$13]+[.G25]-[.G$23]+[.G35]-[.G$33]+[.G45]-[.G$43]+[.G55]-[.G$53]" office:value-type="float" office:value="0">
            <text:p>0.00</text:p>
          </table:table-cell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16.1">
            <text:p>16.10</text:p>
          </table:table-cell>
          <table:table-cell office:value-type="float" office:value="0.09">
            <text:p>0.09</text:p>
          </table:table-cell>
          <table:table-cell office:value-type="float" office:value="172.55">
            <text:p>172.55</text:p>
          </table:table-cell>
          <table:table-cell office:value-type="float" office:value="100">
            <text:p>100.00</text:p>
          </table:table-cell>
          <table:table-cell/>
          <table:table-cell table:style-name="ce5" office:value-type="float" office:value="0.75">
            <text:p>0.75</text:p>
          </table:table-cell>
          <table:table-cell table:formula="oooc:=AVERAGE([.D6];[.D16];[.D26];[.D36];[.D46];[.D56])" office:value-type="float" office:value="5.35">
            <text:p>5.35</text:p>
          </table:table-cell>
          <table:table-cell table:formula="oooc:=AVERAGE([.E6];[.E16];[.E26];[.E36];[.E46];[.E56])" office:value-type="float" office:value="0.191666666666667">
            <text:p>0.19</text:p>
          </table:table-cell>
          <table:table-cell table:formula="oooc:=AVERAGE([.F6];[.F16];[.F26];[.F36];[.F46];[.F56])" office:value-type="float" office:value="148.826666666667">
            <text:p>148.83</text:p>
          </table:table-cell>
          <table:table-cell table:formula="oooc:=AVERAGE([.G6];[.G16];[.G26];[.G36];[.G46];[.G56])" office:value-type="float" office:value="99.35">
            <text:p>99.35</text:p>
          </table:table-cell>
          <table:table-cell table:style-name="ce5" table:formula="oooc:=[.G6]-[.G$3]+[.G16]-[.G$13]+[.G26]-[.G$23]+[.G36]-[.G$33]+[.G46]-[.G$43]+[.G56]-[.G$53]" office:value-type="float" office:value="0.0999999999999943">
            <text:p>0.10</text:p>
          </table:table-cell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16.3">
            <text:p>16.30</text:p>
          </table:table-cell>
          <table:table-cell office:value-type="float" office:value="0.08">
            <text:p>0.08</text:p>
          </table:table-cell>
          <table:table-cell office:value-type="float" office:value="160.06">
            <text:p>160.06</text:p>
          </table:table-cell>
          <table:table-cell office:value-type="float" office:value="100">
            <text:p>100.00</text:p>
          </table:table-cell>
          <table:table-cell/>
          <table:table-cell table:style-name="ce5" office:value-type="float" office:value="0.8">
            <text:p>0.80</text:p>
          </table:table-cell>
          <table:table-cell table:formula="oooc:=AVERAGE([.D7];[.D17];[.D27];[.D37];[.D47];[.D57])" office:value-type="float" office:value="5.03333333333333">
            <text:p>5.03</text:p>
          </table:table-cell>
          <table:table-cell table:formula="oooc:=AVERAGE([.E7];[.E17];[.E27];[.E37];[.E47];[.E57])" office:value-type="float" office:value="0.0616666666666667">
            <text:p>0.06</text:p>
          </table:table-cell>
          <table:table-cell table:formula="oooc:=AVERAGE([.F7];[.F17];[.F27];[.F37];[.F47];[.F57])" office:value-type="float" office:value="138.405">
            <text:p>138.41</text:p>
          </table:table-cell>
          <table:table-cell table:formula="oooc:=AVERAGE([.G7];[.G17];[.G27];[.G37];[.G47];[.G57])" office:value-type="float" office:value="99.35">
            <text:p>99.35</text:p>
          </table:table-cell>
          <table:table-cell table:style-name="ce5" table:formula="oooc:=[.G7]-[.G$3]+[.G17]-[.G$13]+[.G27]-[.G$23]+[.G37]-[.G$33]+[.G47]-[.G$43]+[.G57]-[.G$53]" office:value-type="float" office:value="0.0999999999999943">
            <text:p>0.10</text:p>
          </table:table-cell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14.1">
            <text:p>14.10</text:p>
          </table:table-cell>
          <table:table-cell office:value-type="float" office:value="0.7">
            <text:p>0.70</text:p>
          </table:table-cell>
          <table:table-cell office:value-type="float" office:value="148.78">
            <text:p>148.78</text:p>
          </table:table-cell>
          <table:table-cell office:value-type="float" office:value="100">
            <text:p>100.00</text:p>
          </table:table-cell>
          <table:table-cell/>
          <table:table-cell table:style-name="ce5" office:value-type="float" office:value="0.85">
            <text:p>0.85</text:p>
          </table:table-cell>
          <table:table-cell table:formula="oooc:=AVERAGE([.D8];[.D18];[.D28];[.D38];[.D48];[.D58])" office:value-type="float" office:value="4.35">
            <text:p>4.35</text:p>
          </table:table-cell>
          <table:table-cell table:formula="oooc:=AVERAGE([.E8];[.E18];[.E28];[.E38];[.E48];[.E58])" office:value-type="float" office:value="0.16">
            <text:p>0.16</text:p>
          </table:table-cell>
          <table:table-cell table:formula="oooc:=AVERAGE([.F8];[.F18];[.F28];[.F38];[.F48];[.F58])" office:value-type="float" office:value="128.971666666667">
            <text:p>128.97</text:p>
          </table:table-cell>
          <table:table-cell table:formula="oooc:=AVERAGE([.G8];[.G18];[.G28];[.G38];[.G48];[.G58])" office:value-type="float" office:value="99.3">
            <text:p>99.3</text:p>
          </table:table-cell>
          <table:table-cell table:style-name="ce5" table:formula="oooc:=[.G8]-[.G$3]+[.G18]-[.G$13]+[.G28]-[.G$23]+[.G38]-[.G$33]+[.G48]-[.G$43]+[.G58]-[.G$53]" office:value-type="float" office:value="-0.200000000000003">
            <text:p>-0.20</text:p>
          </table:table-cell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12.3">
            <text:p>12.30</text:p>
          </table:table-cell>
          <table:table-cell office:value-type="float" office:value="0.06">
            <text:p>0.06</text:p>
          </table:table-cell>
          <table:table-cell office:value-type="float" office:value="137.42">
            <text:p>137.42</text:p>
          </table:table-cell>
          <table:table-cell office:value-type="float" office:value="100">
            <text:p>100.00</text:p>
          </table:table-cell>
          <table:table-cell/>
          <table:table-cell table:style-name="ce5" office:value-type="float" office:value="0.9">
            <text:p>0.90</text:p>
          </table:table-cell>
          <table:table-cell table:formula="oooc:=AVERAGE([.D9];[.D19];[.D29];[.D39];[.D49];[.D59])" office:value-type="float" office:value="3.93333333333333">
            <text:p>3.93</text:p>
          </table:table-cell>
          <table:table-cell table:formula="oooc:=AVERAGE([.E9];[.E19];[.E29];[.E39];[.E49];[.E59])" office:value-type="float" office:value="0.045">
            <text:p>0.05</text:p>
          </table:table-cell>
          <table:table-cell table:formula="oooc:=AVERAGE([.F9];[.F19];[.F29];[.F39];[.F49];[.F59])" office:value-type="float" office:value="119.901666666667">
            <text:p>119.9</text:p>
          </table:table-cell>
          <table:table-cell table:formula="oooc:=AVERAGE([.G9];[.G19];[.G29];[.G39];[.G49];[.G59])" office:value-type="float" office:value="99.2333333333333">
            <text:p>99.23</text:p>
          </table:table-cell>
          <table:table-cell table:style-name="ce5" table:formula="oooc:=[.G9]-[.G$3]+[.G19]-[.G$13]+[.G29]-[.G$23]+[.G39]-[.G$33]+[.G49]-[.G$43]+[.G59]-[.G$53]" office:value-type="float" office:value="-0.600000000000009">
            <text:p>-0.60</text:p>
          </table:table-cell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14.4">
            <text:p>14.40</text:p>
          </table:table-cell>
          <table:table-cell office:value-type="float" office:value="0.05">
            <text:p>0.05</text:p>
          </table:table-cell>
          <table:table-cell office:value-type="float" office:value="128.07">
            <text:p>128.07</text:p>
          </table:table-cell>
          <table:table-cell office:value-type="float" office:value="100">
            <text:p>100.00</text:p>
          </table:table-cell>
          <table:table-cell/>
          <table:table-cell table:style-name="ce5" office:value-type="float" office:value="0.95">
            <text:p>0.95</text:p>
          </table:table-cell>
          <table:table-cell table:formula="oooc:=AVERAGE([.D10];[.D20];[.D30];[.D40];[.D50];[.D60])" office:value-type="float" office:value="4.9">
            <text:p>4.9</text:p>
          </table:table-cell>
          <table:table-cell table:formula="oooc:=AVERAGE([.E10];[.E20];[.E30];[.E40];[.E50];[.E60])" office:value-type="float" office:value="0.0383333333333333">
            <text:p>0.04</text:p>
          </table:table-cell>
          <table:table-cell table:formula="oooc:=AVERAGE([.F10];[.F20];[.F30];[.F40];[.F50];[.F60])" office:value-type="float" office:value="111.556666666667">
            <text:p>111.56</text:p>
          </table:table-cell>
          <table:table-cell table:formula="oooc:=AVERAGE([.G10];[.G20];[.G30];[.G40];[.G50];[.G60])" office:value-type="float" office:value="99.1">
            <text:p>99.1</text:p>
          </table:table-cell>
          <table:table-cell table:style-name="ce5" table:formula="oooc:=[.G10]-[.G$3]+[.G20]-[.G$13]+[.G30]-[.G$23]+[.G40]-[.G$33]+[.G50]-[.G$43]+[.G60]-[.G$53]" office:value-type="float" office:value="-1.40000000000001">
            <text:p>-1.40</text:p>
          </table:table-cell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24.8">
            <text:p>24.80</text:p>
          </table:table-cell>
          <table:table-cell office:value-type="float" office:value="0.04">
            <text:p>0.04</text:p>
          </table:table-cell>
          <table:table-cell office:value-type="float" office:value="118.81">
            <text:p>118.81</text:p>
          </table:table-cell>
          <table:table-cell office:value-type="float" office:value="100">
            <text:p>100.00</text:p>
          </table:table-cell>
          <table:table-cell/>
          <table:table-cell table:style-name="ce5" office:value-type="float" office:value="0.98">
            <text:p>0.98</text:p>
          </table:table-cell>
          <table:table-cell table:formula="oooc:=AVERAGE([.D11];[.D21];[.D31];[.D41];[.D51];[.D61])" office:value-type="float" office:value="7.95">
            <text:p>7.95</text:p>
          </table:table-cell>
          <table:table-cell table:formula="oooc:=AVERAGE([.E11];[.E21];[.E31];[.E41];[.E51];[.E61])" office:value-type="float" office:value="0.03">
            <text:p>0.03</text:p>
          </table:table-cell>
          <table:table-cell table:formula="oooc:=AVERAGE([.F11];[.F21];[.F31];[.F41];[.F51];[.F61])" office:value-type="float" office:value="105.060166666667">
            <text:p>105.06</text:p>
          </table:table-cell>
          <table:table-cell table:formula="oooc:=AVERAGE([.G11];[.G21];[.G31];[.G41];[.G51];[.G61])" office:value-type="float" office:value="98.95">
            <text:p>98.95</text:p>
          </table:table-cell>
          <table:table-cell table:style-name="ce5" table:formula="oooc:=[.G11]-[.G$3]+[.G21]-[.G$13]+[.G31]-[.G$23]+[.G41]-[.G$33]+[.G51]-[.G$43]+[.G61]-[.G$53]" office:value-type="float" office:value="-2.30000000000001">
            <text:p>-2.30</text:p>
          </table:table-cell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31.6">
            <text:p>31.60</text:p>
          </table:table-cell>
          <table:table-cell office:value-type="float" office:value="0.04">
            <text:p>0.04</text:p>
          </table:table-cell>
          <table:table-cell office:value-type="float" office:value="117.03">
            <text:p>117.03</text:p>
          </table:table-cell>
          <table:table-cell office:value-type="float" office:value="100">
            <text:p>100.00</text:p>
          </table:table-cell>
          <table:table-cell/>
          <table:table-cell table:style-name="ce5" office:value-type="float" office:value="0.99">
            <text:p>0.99</text:p>
          </table:table-cell>
          <table:table-cell table:formula="oooc:=AVERAGE([.D12];[.D22];[.D32];[.D42];[.D52];[.D62])" office:value-type="float" office:value="9.61666666666667">
            <text:p>9.62</text:p>
          </table:table-cell>
          <table:table-cell table:formula="oooc:=AVERAGE([.E12];[.E22];[.E32];[.E42];[.E52];[.E62])" office:value-type="float" office:value="0.03">
            <text:p>0.03</text:p>
          </table:table-cell>
          <table:table-cell table:formula="oooc:=AVERAGE([.F12];[.F22];[.F32];[.F42];[.F52];[.F62])" office:value-type="float" office:value="104.353333333333">
            <text:p>104.35</text:p>
          </table:table-cell>
          <table:table-cell table:formula="oooc:=AVERAGE([.G12];[.G22];[.G32];[.G42];[.G52];[.G62])" office:value-type="float" office:value="98.95">
            <text:p>98.95</text:p>
          </table:table-cell>
          <table:table-cell table:style-name="ce5" table:formula="oooc:=[.G12]-[.G$3]+[.G22]-[.G$13]+[.G32]-[.G$23]+[.G42]-[.G$33]+[.G52]-[.G$43]+[.G62]-[.G$53]" office:value-type="float" office:value="-2.30000000000001">
            <text:p>-2.30</text:p>
          </table:table-cell>
        </table:table-row>
        <table:table-row table:style-name="ro3">
          <table:table-cell table:style-name="ce3" office:value-type="string">
            <text:p>Model2-2LocusModel</text:p>
          </table:table-cell>
          <table:table-cell table:style-name="ce4"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10.6">
            <text:p>10.60</text:p>
          </table:table-cell>
          <table:table-cell office:value-type="float" office:value="0.36">
            <text:p>0.36</text:p>
          </table:table-cell>
          <table:table-cell office:value-type="float" office:value="443.6">
            <text:p>443.60</text:p>
          </table:table-cell>
          <table:table-cell office:value-type="float" office:value="100">
            <text:p>100.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12.2">
            <text:p>12.20</text:p>
          </table:table-cell>
          <table:table-cell office:value-type="float" office:value="0.33">
            <text:p>0.33</text:p>
          </table:table-cell>
          <table:table-cell office:value-type="float" office:value="404.39">
            <text:p>404.39</text:p>
          </table:table-cell>
          <table:table-cell office:value-type="float" office:value="100">
            <text:p>100.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11.2">
            <text:p>11.20</text:p>
          </table:table-cell>
          <table:table-cell office:value-type="float" office:value="0.12">
            <text:p>0.12</text:p>
          </table:table-cell>
          <table:table-cell office:value-type="float" office:value="196.93">
            <text:p>196.93</text:p>
          </table:table-cell>
          <table:table-cell office:value-type="float" office:value="100">
            <text:p>100.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14.3">
            <text:p>14.30</text:p>
          </table:table-cell>
          <table:table-cell office:value-type="float" office:value="0.8">
            <text:p>0.80</text:p>
          </table:table-cell>
          <table:table-cell office:value-type="float" office:value="163.83">
            <text:p>163.83</text:p>
          </table:table-cell>
          <table:table-cell office:value-type="float" office:value="100">
            <text:p>100.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12.3">
            <text:p>12.30</text:p>
          </table:table-cell>
          <table:table-cell office:value-type="float" office:value="0.07">
            <text:p>0.07</text:p>
          </table:table-cell>
          <table:table-cell office:value-type="float" office:value="151.42">
            <text:p>151.42</text:p>
          </table:table-cell>
          <table:table-cell office:value-type="float" office:value="100">
            <text:p>100.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10">
            <text:p>10.00</text:p>
          </table:table-cell>
          <table:table-cell office:value-type="float" office:value="0.06">
            <text:p>0.06</text:p>
          </table:table-cell>
          <table:table-cell office:value-type="float" office:value="140.05">
            <text:p>140.05</text:p>
          </table:table-cell>
          <table:table-cell office:value-type="float" office:value="100">
            <text:p>100.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7.9">
            <text:p>7.90</text:p>
          </table:table-cell>
          <table:table-cell office:value-type="float" office:value="0.05">
            <text:p>0.05</text:p>
          </table:table-cell>
          <table:table-cell office:value-type="float" office:value="129.58">
            <text:p>129.58</text:p>
          </table:table-cell>
          <table:table-cell office:value-type="float" office:value="100">
            <text:p>100.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7">
            <text:p>7.00</text:p>
          </table:table-cell>
          <table:table-cell office:value-type="float" office:value="0.04">
            <text:p>0.04</text:p>
          </table:table-cell>
          <table:table-cell office:value-type="float" office:value="122.25">
            <text:p>122.25</text:p>
          </table:table-cell>
          <table:table-cell office:value-type="float" office:value="100">
            <text:p>100.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10.3">
            <text:p>10.30</text:p>
          </table:table-cell>
          <table:table-cell office:value-type="float" office:value="0.04">
            <text:p>0.04</text:p>
          </table:table-cell>
          <table:table-cell office:value-type="float" office:value="116.92">
            <text:p>116.92</text:p>
          </table:table-cell>
          <table:table-cell office:value-type="float" office:value="100">
            <text:p>100.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11.9">
            <text:p>11.90</text:p>
          </table:table-cell>
          <table:table-cell office:value-type="float" office:value="0.04">
            <text:p>0.04</text:p>
          </table:table-cell>
          <table:table-cell office:value-type="float" office:value="116.69">
            <text:p>116.69</text:p>
          </table:table-cell>
          <table:table-cell office:value-type="float" office:value="100">
            <text:p>100.00</text:p>
          </table:table-cell>
          <table:table-cell table:number-columns-repeated="7"/>
        </table:table-row>
        <table:table-row table:style-name="ro3">
          <table:table-cell table:style-name="ce3" office:value-type="string">
            <text:p>Model11-2LocusModel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0.2">
            <text:p>0.20</text:p>
          </table:table-cell>
          <table:table-cell office:value-type="float" office:value="0.32">
            <text:p>0.32</text:p>
          </table:table-cell>
          <table:table-cell office:value-type="float" office:value="405">
            <text:p>405.00</text:p>
          </table:table-cell>
          <table:table-cell office:value-type="float" office:value="99.9">
            <text:p>99.9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0.2">
            <text:p>0.20</text:p>
          </table:table-cell>
          <table:table-cell office:value-type="float" office:value="0.32">
            <text:p>0.32</text:p>
          </table:table-cell>
          <table:table-cell office:value-type="float" office:value="400.86">
            <text:p>400.86</text:p>
          </table:table-cell>
          <table:table-cell office:value-type="float" office:value="99.9">
            <text:p>99.9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table:number-columns-repeated="2" office:value-type="float" office:value="0.2">
            <text:p>0.20</text:p>
          </table:table-cell>
          <table:table-cell office:value-type="float" office:value="281.05">
            <text:p>281.05</text:p>
          </table:table-cell>
          <table:table-cell office:value-type="float" office:value="99.9">
            <text:p>99.9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0.2">
            <text:p>0.20</text:p>
          </table:table-cell>
          <table:table-cell office:value-type="float" office:value="0.08">
            <text:p>0.08</text:p>
          </table:table-cell>
          <table:table-cell office:value-type="float" office:value="162.83">
            <text:p>162.83</text:p>
          </table:table-cell>
          <table:table-cell office:value-type="float" office:value="99.9">
            <text:p>99.9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0.2">
            <text:p>0.20</text:p>
          </table:table-cell>
          <table:table-cell office:value-type="float" office:value="0.07">
            <text:p>0.07</text:p>
          </table:table-cell>
          <table:table-cell office:value-type="float" office:value="151.48">
            <text:p>151.48</text:p>
          </table:table-cell>
          <table:table-cell office:value-type="float" office:value="99.9">
            <text:p>99.9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0.2">
            <text:p>0.20</text:p>
          </table:table-cell>
          <table:table-cell office:value-type="float" office:value="0.06">
            <text:p>0.06</text:p>
          </table:table-cell>
          <table:table-cell office:value-type="float" office:value="141.33">
            <text:p>141.33</text:p>
          </table:table-cell>
          <table:table-cell office:value-type="float" office:value="99.9">
            <text:p>99.9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0.2">
            <text:p>0.20</text:p>
          </table:table-cell>
          <table:table-cell office:value-type="float" office:value="0.05">
            <text:p>0.05</text:p>
          </table:table-cell>
          <table:table-cell office:value-type="float" office:value="130.97">
            <text:p>130.97</text:p>
          </table:table-cell>
          <table:table-cell office:value-type="float" office:value="99.9">
            <text:p>99.9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0.2">
            <text:p>0.20</text:p>
          </table:table-cell>
          <table:table-cell office:value-type="float" office:value="0.04">
            <text:p>0.04</text:p>
          </table:table-cell>
          <table:table-cell office:value-type="float" office:value="119.59">
            <text:p>119.59</text:p>
          </table:table-cell>
          <table:table-cell office:value-type="float" office:value="99.7">
            <text:p>99.7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0.2">
            <text:p>0.20</text:p>
          </table:table-cell>
          <table:table-cell office:value-type="float" office:value="0.03">
            <text:p>0.03</text:p>
          </table:table-cell>
          <table:table-cell office:value-type="float" office:value="111.351">
            <text:p>111.35</text:p>
          </table:table-cell>
          <table:table-cell office:value-type="float" office:value="99.6">
            <text:p>99.6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0.3">
            <text:p>0.30</text:p>
          </table:table-cell>
          <table:table-cell office:value-type="float" office:value="0.03">
            <text:p>0.03</text:p>
          </table:table-cell>
          <table:table-cell office:value-type="float" office:value="109.16">
            <text:p>109.16</text:p>
          </table:table-cell>
          <table:table-cell office:value-type="float" office:value="99.6">
            <text:p>99.60</text:p>
          </table:table-cell>
          <table:table-cell table:number-columns-repeated="7"/>
        </table:table-row>
        <table:table-row table:style-name="ro3">
          <table:table-cell table:style-name="ce3" office:value-type="string">
            <text:p>Model12-2LocusModel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33">
            <text:p>0.33</text:p>
          </table:table-cell>
          <table:table-cell office:value-type="float" office:value="410">
            <text:p>410.00</text:p>
          </table:table-cell>
          <table:table-cell office:value-type="float" office:value="99.2">
            <text:p>99.2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0">
            <text:p>0.00</text:p>
          </table:table-cell>
          <table:table-cell office:value-type="float" office:value="0.32">
            <text:p>0.32</text:p>
          </table:table-cell>
          <table:table-cell office:value-type="float" office:value="406.51">
            <text:p>406.51</text:p>
          </table:table-cell>
          <table:table-cell office:value-type="float" office:value="99.2">
            <text:p>99.2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  <table:table-cell office:value-type="float" office:value="0.21">
            <text:p>0.21</text:p>
          </table:table-cell>
          <table:table-cell office:value-type="float" office:value="287.22">
            <text:p>287.22</text:p>
          </table:table-cell>
          <table:table-cell office:value-type="float" office:value="99.2">
            <text:p>99.2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0">
            <text:p>0.00</text:p>
          </table:table-cell>
          <table:table-cell office:value-type="float" office:value="0.08">
            <text:p>0.08</text:p>
          </table:table-cell>
          <table:table-cell office:value-type="float" office:value="163.73">
            <text:p>163.73</text:p>
          </table:table-cell>
          <table:table-cell office:value-type="float" office:value="99.2">
            <text:p>99.2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0">
            <text:p>0.00</text:p>
          </table:table-cell>
          <table:table-cell office:value-type="float" office:value="0.07">
            <text:p>0.07</text:p>
          </table:table-cell>
          <table:table-cell office:value-type="float" office:value="151.03">
            <text:p>151.03</text:p>
          </table:table-cell>
          <table:table-cell office:value-type="float" office:value="99.2">
            <text:p>99.2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0">
            <text:p>0.00</text:p>
          </table:table-cell>
          <table:table-cell office:value-type="float" office:value="0.06">
            <text:p>0.06</text:p>
          </table:table-cell>
          <table:table-cell office:value-type="float" office:value="140">
            <text:p>140.00</text:p>
          </table:table-cell>
          <table:table-cell office:value-type="float" office:value="99.2">
            <text:p>99.2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0">
            <text:p>0.00</text:p>
          </table:table-cell>
          <table:table-cell office:value-type="float" office:value="0.05">
            <text:p>0.05</text:p>
          </table:table-cell>
          <table:table-cell office:value-type="float" office:value="130.88">
            <text:p>130.88</text:p>
          </table:table-cell>
          <table:table-cell office:value-type="float" office:value="99.2">
            <text:p>99.2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0">
            <text:p>0.00</text:p>
          </table:table-cell>
          <table:table-cell office:value-type="float" office:value="0.04">
            <text:p>0.04</text:p>
          </table:table-cell>
          <table:table-cell office:value-type="float" office:value="119.81">
            <text:p>119.81</text:p>
          </table:table-cell>
          <table:table-cell office:value-type="float" office:value="99.2">
            <text:p>99.2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0.1">
            <text:p>0.10</text:p>
          </table:table-cell>
          <table:table-cell office:value-type="float" office:value="0.03">
            <text:p>0.03</text:p>
          </table:table-cell>
          <table:table-cell office:value-type="float" office:value="111.4">
            <text:p>111.40</text:p>
          </table:table-cell>
          <table:table-cell office:value-type="float" office:value="99.3">
            <text:p>99.3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0.2">
            <text:p>0.20</text:p>
          </table:table-cell>
          <table:table-cell office:value-type="float" office:value="0.03">
            <text:p>0.03</text:p>
          </table:table-cell>
          <table:table-cell office:value-type="float" office:value="110.94">
            <text:p>110.94</text:p>
          </table:table-cell>
          <table:table-cell office:value-type="float" office:value="99.3">
            <text:p>99.30</text:p>
          </table:table-cell>
          <table:table-cell table:number-columns-repeated="7"/>
        </table:table-row>
        <table:table-row table:style-name="ro3">
          <table:table-cell table:style-name="ce3" office:value-type="string">
            <text:p>Model13-2LocusModel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0.2">
            <text:p>0.20</text:p>
          </table:table-cell>
          <table:table-cell office:value-type="float" office:value="0.21">
            <text:p>0.21</text:p>
          </table:table-cell>
          <table:table-cell office:value-type="float" office:value="273.51">
            <text:p>273.51</text:p>
          </table:table-cell>
          <table:table-cell office:value-type="float" office:value="97.5">
            <text:p>97.5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0.3">
            <text:p>0.30</text:p>
          </table:table-cell>
          <table:table-cell office:value-type="float" office:value="0.2">
            <text:p>0.20</text:p>
          </table:table-cell>
          <table:table-cell office:value-type="float" office:value="266.31">
            <text:p>266.31</text:p>
          </table:table-cell>
          <table:table-cell office:value-type="float" office:value="97.5">
            <text:p>97.5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0.2">
            <text:p>0.20</text:p>
          </table:table-cell>
          <table:table-cell office:value-type="float" office:value="0.11">
            <text:p>0.11</text:p>
          </table:table-cell>
          <table:table-cell office:value-type="float" office:value="182.11">
            <text:p>182.11</text:p>
          </table:table-cell>
          <table:table-cell office:value-type="float" office:value="97.5">
            <text:p>97.5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0.2">
            <text:p>0.20</text:p>
          </table:table-cell>
          <table:table-cell office:value-type="float" office:value="0.05">
            <text:p>0.05</text:p>
          </table:table-cell>
          <table:table-cell office:value-type="float" office:value="117.64">
            <text:p>117.64</text:p>
          </table:table-cell>
          <table:table-cell office:value-type="float" office:value="97.6">
            <text:p>97.6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0.3">
            <text:p>0.30</text:p>
          </table:table-cell>
          <table:table-cell office:value-type="float" office:value="0.04">
            <text:p>0.04</text:p>
          </table:table-cell>
          <table:table-cell office:value-type="float" office:value="110.51">
            <text:p>110.51</text:p>
          </table:table-cell>
          <table:table-cell office:value-type="float" office:value="97.6">
            <text:p>97.6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0.4">
            <text:p>0.40</text:p>
          </table:table-cell>
          <table:table-cell office:value-type="float" office:value="0.04">
            <text:p>0.04</text:p>
          </table:table-cell>
          <table:table-cell office:value-type="float" office:value="104.14">
            <text:p>104.14</text:p>
          </table:table-cell>
          <table:table-cell office:value-type="float" office:value="97.5">
            <text:p>97.5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03">
            <text:p>0.03</text:p>
          </table:table-cell>
          <table:table-cell office:value-type="float" office:value="97.03">
            <text:p>97.03</text:p>
          </table:table-cell>
          <table:table-cell office:value-type="float" office:value="97">
            <text:p>97.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3.1">
            <text:p>3.10</text:p>
          </table:table-cell>
          <table:table-cell office:value-type="float" office:value="0.03">
            <text:p>0.03</text:p>
          </table:table-cell>
          <table:table-cell office:value-type="float" office:value="91.59">
            <text:p>91.59</text:p>
          </table:table-cell>
          <table:table-cell office:value-type="float" office:value="96.8">
            <text:p>96.8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5">
            <text:p>5.00</text:p>
          </table:table-cell>
          <table:table-cell office:value-type="float" office:value="0.02">
            <text:p>0.02</text:p>
          </table:table-cell>
          <table:table-cell office:value-type="float" office:value="86.98">
            <text:p>86.98</text:p>
          </table:table-cell>
          <table:table-cell office:value-type="float" office:value="96.4">
            <text:p>96.4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5.3">
            <text:p>5.30</text:p>
          </table:table-cell>
          <table:table-cell office:value-type="float" office:value="0.02">
            <text:p>0.02</text:p>
          </table:table-cell>
          <table:table-cell office:value-type="float" office:value="87.82">
            <text:p>87.82</text:p>
          </table:table-cell>
          <table:table-cell office:value-type="float" office:value="96.4">
            <text:p>96.40</text:p>
          </table:table-cell>
          <table:table-cell table:number-columns-repeated="7"/>
        </table:table-row>
        <table:table-row table:style-name="ro3">
          <table:table-cell table:style-name="ce3" office:value-type="string">
            <text:p>Model14-2LocusModel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1.1">
            <text:p>1.10</text:p>
          </table:table-cell>
          <table:table-cell office:value-type="float" office:value="0.2">
            <text:p>0.20</text:p>
          </table:table-cell>
          <table:table-cell office:value-type="float" office:value="269.46">
            <text:p>269.46</text:p>
          </table:table-cell>
          <table:table-cell office:value-type="float" office:value="99.4">
            <text:p>99.4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25">
            <text:p>0.25</text:p>
          </table:table-cell>
          <table:table-cell office:value-type="float" office:value="1.1">
            <text:p>1.10</text:p>
          </table:table-cell>
          <table:table-cell office:value-type="float" office:value="0.19">
            <text:p>0.19</text:p>
          </table:table-cell>
          <table:table-cell office:value-type="float" office:value="256.84">
            <text:p>256.84</text:p>
          </table:table-cell>
          <table:table-cell office:value-type="float" office:value="99.4">
            <text:p>99.4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5">
            <text:p>0.50</text:p>
          </table:table-cell>
          <table:table-cell office:value-type="float" office:value="1.2">
            <text:p>1.20</text:p>
          </table:table-cell>
          <table:table-cell office:value-type="float" office:value="0.1">
            <text:p>0.10</text:p>
          </table:table-cell>
          <table:table-cell office:value-type="float" office:value="168.55">
            <text:p>168.55</text:p>
          </table:table-cell>
          <table:table-cell office:value-type="float" office:value="99.4">
            <text:p>99.4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75">
            <text:p>0.75</text:p>
          </table:table-cell>
          <table:table-cell office:value-type="float" office:value="1.3">
            <text:p>1.30</text:p>
          </table:table-cell>
          <table:table-cell office:value-type="float" office:value="0.05">
            <text:p>0.05</text:p>
          </table:table-cell>
          <table:table-cell office:value-type="float" office:value="112.38">
            <text:p>112.38</text:p>
          </table:table-cell>
          <table:table-cell office:value-type="float" office:value="99.4">
            <text:p>99.4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8">
            <text:p>0.80</text:p>
          </table:table-cell>
          <table:table-cell office:value-type="float" office:value="1.1">
            <text:p>1.10</text:p>
          </table:table-cell>
          <table:table-cell office:value-type="float" office:value="0.04">
            <text:p>0.04</text:p>
          </table:table-cell>
          <table:table-cell office:value-type="float" office:value="105.93">
            <text:p>105.93</text:p>
          </table:table-cell>
          <table:table-cell office:value-type="float" office:value="99.4">
            <text:p>99.4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85">
            <text:p>0.85</text:p>
          </table:table-cell>
          <table:table-cell office:value-type="float" office:value="1.4">
            <text:p>1.40</text:p>
          </table:table-cell>
          <table:table-cell office:value-type="float" office:value="0.04">
            <text:p>0.04</text:p>
          </table:table-cell>
          <table:table-cell office:value-type="float" office:value="99.53">
            <text:p>99.53</text:p>
          </table:table-cell>
          <table:table-cell office:value-type="float" office:value="99.2">
            <text:p>99.2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">
            <text:p>0.90</text:p>
          </table:table-cell>
          <table:table-cell office:value-type="float" office:value="2.2">
            <text:p>2.20</text:p>
          </table:table-cell>
          <table:table-cell office:value-type="float" office:value="0.03">
            <text:p>0.03</text:p>
          </table:table-cell>
          <table:table-cell office:value-type="float" office:value="93.53">
            <text:p>93.53</text:p>
          </table:table-cell>
          <table:table-cell office:value-type="float" office:value="99.3">
            <text:p>99.3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5">
            <text:p>0.95</text:p>
          </table:table-cell>
          <table:table-cell office:value-type="float" office:value="4.7">
            <text:p>4.70</text:p>
          </table:table-cell>
          <table:table-cell office:value-type="float" office:value="0.03">
            <text:p>0.03</text:p>
          </table:table-cell>
          <table:table-cell office:value-type="float" office:value="88.03">
            <text:p>88.03</text:p>
          </table:table-cell>
          <table:table-cell office:value-type="float" office:value="98.9">
            <text:p>98.9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8">
            <text:p>0.98</text:p>
          </table:table-cell>
          <table:table-cell office:value-type="float" office:value="7.3">
            <text:p>7.30</text:p>
          </table:table-cell>
          <table:table-cell office:value-type="float" office:value="0.02">
            <text:p>0.02</text:p>
          </table:table-cell>
          <table:table-cell office:value-type="float" office:value="84.9">
            <text:p>84.90</text:p>
          </table:table-cell>
          <table:table-cell office:value-type="float" office:value="98.4">
            <text:p>98.4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0.99">
            <text:p>0.99</text:p>
          </table:table-cell>
          <table:table-cell office:value-type="float" office:value="8.4">
            <text:p>8.40</text:p>
          </table:table-cell>
          <table:table-cell office:value-type="float" office:value="0.02">
            <text:p>0.02</text:p>
          </table:table-cell>
          <table:table-cell office:value-type="float" office:value="84.48">
            <text:p>84.48</text:p>
          </table:table-cell>
          <table:table-cell office:value-type="float" office:value="98.4">
            <text:p>98.40</text:p>
          </table:table-cell>
          <table:table-cell table:number-columns-repeated="7"/>
        </table:table-row>
        <table:table-row table:style-name="ro3" table:number-rows-repeated="18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8"/>
        </table:table-row>
      </table:table>
      <table:table table:name="sheet5" table:style-name="ta1" table:print="false">
        <table:table-column table:style-name="co14" table:default-cell-style-name="Default"/>
        <table:table-column table:style-name="co15" table:default-cell-style-name="ce14"/>
        <table:table-column table:style-name="co16" table:number-columns-repeated="19" table:default-cell-style-name="ce21"/>
        <table:table-column table:style-name="co16" table:number-columns-repeated="7" table:default-cell-style-name="Default"/>
        <table:table-column table:style-name="co16" table:default-cell-style-name="ce21"/>
        <table:table-column table:style-name="co17" table:number-columns-repeated="23" table:default-cell-style-name="Default"/>
        <table:table-column table:style-name="co7" table:number-columns-repeated="202" table:default-cell-style-name="Default"/>
        <table:table-row table:style-name="ro4" table:number-rows-repeated="2">
          <table:table-cell/>
          <table:table-cell table:style-name="Default" table:number-columns-repeated="16"/>
          <table:table-cell table:style-name="ce1" table:number-columns-repeated="4"/>
          <table:table-cell table:number-columns-repeated="7"/>
          <table:table-cell table:style-name="Default"/>
          <table:table-cell table:number-columns-repeated="225"/>
        </table:table-row>
        <table:table-row table:style-name="ro4">
          <table:table-cell/>
          <table:table-cell table:style-name="Default"/>
          <table:table-cell table:style-name="ce15" office:value-type="string" table:number-columns-spanned="9" table:number-rows-spanned="1">
            <text:p>Top Five Model Variations</text:p>
          </table:table-cell>
          <table:covered-table-cell table:number-columns-repeated="7" table:style-name="ce24"/>
          <table:covered-table-cell table:style-name="ce26"/>
          <table:table-cell table:style-name="ce30" office:value-type="string" table:number-columns-spanned="9" table:number-rows-spanned="1">
            <text:p>Lost Top Model?</text:p>
          </table:table-cell>
          <table:covered-table-cell table:number-columns-repeated="5" table:style-name="ce34"/>
          <table:covered-table-cell table:number-columns-repeated="2" table:style-name="ce37"/>
          <table:covered-table-cell table:style-name="ce40"/>
          <table:table-cell table:style-name="ce15" office:value-type="string" table:number-columns-spanned="9" table:number-rows-spanned="1">
            <text:p>Runtime Percentage</text:p>
          </table:table-cell>
          <table:covered-table-cell table:number-columns-repeated="7" table:style-name="ce24"/>
          <table:covered-table-cell table:style-name="ce26"/>
          <table:table-cell table:number-columns-repeated="225"/>
        </table:table-row>
        <table:table-row table:style-name="ro5">
          <table:table-cell/>
          <table:table-cell table:style-name="ce13" office:value-type="string">
            <text:p>Max T-Value</text:p>
          </table:table-cell>
          <table:table-cell table:style-name="ce16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85">
            <text:p>0.85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0.98">
            <text:p>0.98</text:p>
          </table:table-cell>
          <table:table-cell table:style-name="ce27" office:value-type="float" office:value="0.99">
            <text:p>0.99</text:p>
          </table:table-cell>
          <table:table-cell table:style-name="ce31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85">
            <text:p>0.85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0.98">
            <text:p>0.98</text:p>
          </table:table-cell>
          <table:table-cell table:style-name="ce41" office:value-type="float" office:value="0.99">
            <text:p>0.99</text:p>
          </table:table-cell>
          <table:table-cell table:style-name="ce16" office:value-type="float" office:value="0.25">
            <text:p>0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85">
            <text:p>0.85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0.98">
            <text:p>0.98</text:p>
          </table:table-cell>
          <table:table-cell table:style-name="ce27" office:value-type="float" office:value="0.99">
            <text:p>0.99</text:p>
          </table:table-cell>
          <table:table-cell table:number-columns-repeated="225"/>
        </table:table-row>
        <table:table-row table:style-name="ro4">
          <table:table-cell table:style-name="ce7" office:value-type="string">
            <text:p>Alzheimer's</text:p>
          </table:table-cell>
          <table:table-cell table:style-name="Default" table:formula="oooc:=[.C16]" office:value-type="float" office:value="8.5961">
            <text:p>8.6</text:p>
          </table:table-cell>
          <table:table-cell table:style-name="ce17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ce28" office:value-type="float" office:value="5">
            <text:p>5</text:p>
          </table:table-cell>
          <table:table-cell table:style-name="ce32" office:value-type="string">
            <text:p>No</text:p>
          </table:table-cell>
          <table:table-cell table:number-columns-repeated="6" table:style-name="Default" office:value-type="string">
            <text:p>No</text:p>
          </table:table-cell>
          <table:table-cell table:style-name="Default" office:value-type="string">
            <text:p>Yes</text:p>
          </table:table-cell>
          <table:table-cell table:style-name="ce42" office:value-type="string">
            <text:p>Yes</text:p>
          </table:table-cell>
          <table:table-cell table:style-name="ce17" table:formula="oooc:=[.H14]/[.C14]" office:value-type="float" office:value="0.839023868136573">
            <text:p>0.84</text:p>
          </table:table-cell>
          <table:table-cell table:formula="oooc:=[.M14]/[.C14]" office:value-type="float" office:value="0.0975418316743373">
            <text:p>0.1</text:p>
          </table:table-cell>
          <table:table-cell table:formula="oooc:=[.R14]/[.C14]" office:value-type="float" office:value="0.0754932391451711">
            <text:p>0.08</text:p>
          </table:table-cell>
          <table:table-cell table:formula="oooc:=[.W14]/[.C14]" office:value-type="float" office:value="0.0558350280067073">
            <text:p>0.06</text:p>
          </table:table-cell>
          <table:table-cell table:formula="oooc:=[.AB14]/[.C14]" office:value-type="float" office:value="0.0331799207963181">
            <text:p>0.03</text:p>
          </table:table-cell>
          <table:table-cell table:formula="oooc:=[.AG14]/[.C14]" office:value-type="float" office:value="0.0190873737914303">
            <text:p>0.02</text:p>
          </table:table-cell>
          <table:table-cell table:formula="oooc:=[.AL14]/[.C14]" office:value-type="float" office:value="0.0122016482928396">
            <text:p>0.01</text:p>
          </table:table-cell>
          <table:table-cell table:formula="oooc:=[.AQ14]/[.C14]" office:value-type="float" office:value="0.00998965357308502">
            <text:p>0.01</text:p>
          </table:table-cell>
          <table:table-cell table:style-name="ce28" table:formula="oooc:=[.AV14]/[.C14]" office:value-type="float" office:value="0.00977558956794748">
            <text:p>0.01</text:p>
          </table:table-cell>
          <table:table-cell table:number-columns-repeated="225"/>
        </table:table-row>
        <table:table-row table:style-name="ro4">
          <table:table-cell table:style-name="ce7" office:value-type="string">
            <text:p>Schizophrenia</text:p>
          </table:table-cell>
          <table:table-cell table:style-name="Default" table:formula="oooc:=[.C19]" office:value-type="float" office:value="5.676">
            <text:p>5.68</text:p>
          </table:table-cell>
          <table:table-cell table:style-name="ce17"/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4" table:style-name="Default" office:value-type="float" office:value="5">
            <text:p>5</text:p>
          </table:table-cell>
          <table:table-cell table:style-name="ce28" office:value-type="float" office:value="5">
            <text:p>5</text:p>
          </table:table-cell>
          <table:table-cell table:style-name="ce32" office:value-type="string">
            <text:p>No</text:p>
          </table:table-cell>
          <table:table-cell table:number-columns-repeated="2" table:style-name="Default" office:value-type="string">
            <text:p>No</text:p>
          </table:table-cell>
          <table:table-cell table:number-columns-repeated="2" table:style-name="Default" office:value-type="string">
            <text:p>Yes</text:p>
          </table:table-cell>
          <table:table-cell table:style-name="ce36" office:value-type="string">
            <text:p>Yes</text:p>
          </table:table-cell>
          <table:table-cell table:number-columns-repeated="2" table:style-name="ce38" office:value-type="string">
            <text:p>Yes</text:p>
          </table:table-cell>
          <table:table-cell table:style-name="ce43" office:value-type="string">
            <text:p>Yes</text:p>
          </table:table-cell>
          <table:table-cell table:style-name="ce17" table:formula="oooc:=[.H17]/[.C17]" office:value-type="float" office:value="0.99053460182547">
            <text:p>0.99</text:p>
          </table:table-cell>
          <table:table-cell table:formula="oooc:=[.M17]/[.C17]" office:value-type="float" office:value="0.500700246293524">
            <text:p>0.5</text:p>
          </table:table-cell>
          <table:table-cell table:formula="oooc:=[.R17]/[.C17]" office:value-type="float" office:value="0.0667890085478341">
            <text:p>0.07</text:p>
          </table:table-cell>
          <table:table-cell table:formula="oooc:=[.W17]/[.C17]" office:value-type="float" office:value="0.0474718694161395">
            <text:p>0.05</text:p>
          </table:table-cell>
          <table:table-cell table:formula="oooc:=[.AB17]/[.C17]" office:value-type="float" office:value="0.0364128072632443">
            <text:p>0.04</text:p>
          </table:table-cell>
          <table:table-cell table:formula="oooc:=[.AG17]/[.C17]" office:value-type="float" office:value="0.0311005940020283">
            <text:p>0.03</text:p>
          </table:table-cell>
          <table:table-cell table:formula="oooc:=[.AL17]/[.C17]" office:value-type="float" office:value="0.0282030231322741">
            <text:p>0.03</text:p>
          </table:table-cell>
          <table:table-cell table:formula="oooc:=[.AQ17]/[.C17]" office:value-type="float" office:value="0.0276718018061525">
            <text:p>0.03</text:p>
          </table:table-cell>
          <table:table-cell table:style-name="ce28" table:formula="oooc:=[.AV17]/[.C17]" office:value-type="float" office:value="0.0278166803496402">
            <text:p>0.03</text:p>
          </table:table-cell>
          <table:table-cell table:number-columns-repeated="225"/>
        </table:table-row>
        <table:table-row table:style-name="ro4">
          <table:table-cell table:style-name="ce7" office:value-type="string">
            <text:p>BUX-350</text:p>
          </table:table-cell>
          <table:table-cell table:style-name="Default" table:formula="oooc:=[.C22]" office:value-type="float" office:value="5.0888">
            <text:p>5.09</text:p>
          </table:table-cell>
          <table:table-cell table:style-name="ce17"/>
          <table:table-cell table:style-name="Default" table:number-columns-repeated="5"/>
          <table:table-cell table:number-columns-repeated="2" table:style-name="Default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No</text:p>
          </table:table-cell>
          <table:table-cell table:number-columns-repeated="7" table:style-name="Default" office:value-type="string">
            <text:p>No</text:p>
          </table:table-cell>
          <table:table-cell table:style-name="ce42" office:value-type="string">
            <text:p>No</text:p>
          </table:table-cell>
          <table:table-cell table:style-name="ce17" table:formula="oooc:=[.H20]/[.C20]" office:value-type="float" office:value="0.974842767295597">
            <text:p>0.97</text:p>
          </table:table-cell>
          <table:table-cell table:formula="oooc:=[.M20]/[.C20]" office:value-type="float" office:value="0.609364081062194">
            <text:p>0.61</text:p>
          </table:table-cell>
          <table:table-cell table:formula="oooc:=[.R20]/[.C20]" office:value-type="float" office:value="0.127183787561146">
            <text:p>0.13</text:p>
          </table:table-cell>
          <table:table-cell table:formula="oooc:=[.W20]/[.C20]" office:value-type="float" office:value="0.0852550663871419">
            <text:p>0.09</text:p>
          </table:table-cell>
          <table:table-cell table:formula="oooc:=[.AB20]/[.C20]" office:value-type="float" office:value="0.0559049615653389">
            <text:p>0.06</text:p>
          </table:table-cell>
          <table:table-cell table:formula="oooc:=[.AG20]/[.C20]" office:value-type="float" office:value="0.0412299091544375">
            <text:p>0.04</text:p>
          </table:table-cell>
          <table:table-cell table:formula="oooc:=[.AL20]/[.C20]" office:value-type="float" office:value="0.0342417889587701">
            <text:p>0.03</text:p>
          </table:table-cell>
          <table:table-cell table:formula="oooc:=[.AQ20]/[.C20]" office:value-type="float" office:value="0.0321453529000699">
            <text:p>0.03</text:p>
          </table:table-cell>
          <table:table-cell table:style-name="ce28" table:formula="oooc:=[.AV20]/[.C20]" office:value-type="float" office:value="0.0321453529000699">
            <text:p>0.03</text:p>
          </table:table-cell>
          <table:table-cell table:number-columns-repeated="225"/>
        </table:table-row>
        <table:table-row table:style-name="ro4">
          <table:table-cell table:style-name="ce7" office:value-type="string">
            <text:p>Lupus</text:p>
          </table:table-cell>
          <table:table-cell table:style-name="Default" table:formula="oooc:=[.C25]" office:value-type="float" office:value="4.8001">
            <text:p>4.8</text:p>
          </table:table-cell>
          <table:table-cell table:style-name="ce17"/>
          <table:table-cell table:style-name="Default" table:number-columns-repeated="4"/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32" office:value-type="string">
            <text:p>No</text:p>
          </table:table-cell>
          <table:table-cell table:number-columns-repeated="7" table:style-name="Default" office:value-type="string">
            <text:p>No</text:p>
          </table:table-cell>
          <table:table-cell table:style-name="ce42" office:value-type="string">
            <text:p>No</text:p>
          </table:table-cell>
          <table:table-cell table:style-name="ce17" table:formula="oooc:=[.H23]/[.C23]" office:value-type="float" office:value="0.983050847457627">
            <text:p>0.98</text:p>
          </table:table-cell>
          <table:table-cell table:formula="oooc:=[.M23]/[.C23]" office:value-type="float" office:value="0.915254237288136">
            <text:p>0.92</text:p>
          </table:table-cell>
          <table:table-cell table:formula="oooc:=[.R23]/[.C23]" office:value-type="float" office:value="0.322033898305085">
            <text:p>0.32</text:p>
          </table:table-cell>
          <table:table-cell table:formula="oooc:=[.W23]/[.C23]" office:value-type="float" office:value="0.23728813559322">
            <text:p>0.24</text:p>
          </table:table-cell>
          <table:table-cell table:formula="oooc:=[.AB23]/[.C23]" office:value-type="float" office:value="0.220338983050847">
            <text:p>0.22</text:p>
          </table:table-cell>
          <table:table-cell table:formula="oooc:=[.AG23]/[.C23]" office:value-type="float" office:value="0.169491525423729">
            <text:p>0.17</text:p>
          </table:table-cell>
          <table:table-cell table:formula="oooc:=[.AL23]/[.C23]" office:value-type="float" office:value="0.101694915254237">
            <text:p>0.1</text:p>
          </table:table-cell>
          <table:table-cell table:formula="oooc:=[.AQ23]/[.C23]" office:value-type="float" office:value="0.0847457627118644">
            <text:p>0.08</text:p>
          </table:table-cell>
          <table:table-cell table:style-name="ce28" table:formula="oooc:=[.AV23]/[.C23]" office:value-type="float" office:value="0.0677966101694915">
            <text:p>0.07</text:p>
          </table:table-cell>
          <table:table-cell table:number-columns-repeated="225"/>
        </table:table-row>
        <table:table-row table:style-name="ro4">
          <table:table-cell table:style-name="ce7" office:value-type="string">
            <text:p>BPACDIT</text:p>
          </table:table-cell>
          <table:table-cell table:style-name="Default" table:formula="oooc:=[.C28]" office:value-type="float" office:value="3.8891">
            <text:p>3.89</text:p>
          </table:table-cell>
          <table:table-cell table:style-name="ce18"/>
          <table:table-cell table:style-name="ce25"/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9" office:value-type="float" office:value="5">
            <text:p>5</text:p>
          </table:table-cell>
          <table:table-cell table:style-name="ce33" office:value-type="string">
            <text:p>No</text:p>
          </table:table-cell>
          <table:table-cell table:style-name="ce35" office:value-type="string">
            <text:p>No</text:p>
          </table:table-cell>
          <table:table-cell table:number-columns-repeated="4" table:style-name="ce35" office:value-type="string">
            <text:p>Yes</text:p>
          </table:table-cell>
          <table:table-cell table:number-columns-repeated="2" table:style-name="ce39" office:value-type="string">
            <text:p>Yes</text:p>
          </table:table-cell>
          <table:table-cell table:style-name="ce44" office:value-type="string">
            <text:p>Yes</text:p>
          </table:table-cell>
          <table:table-cell table:style-name="ce17" table:formula="oooc:=[.H26]/[.C26]" office:value-type="float" office:value="0.838679245283019">
            <text:p>0.84</text:p>
          </table:table-cell>
          <table:table-cell table:formula="oooc:=[.M26]/[.C26]" office:value-type="float" office:value="0.245283018867925">
            <text:p>0.25</text:p>
          </table:table-cell>
          <table:table-cell table:formula="oooc:=[.R26]/[.C26]" office:value-type="float" office:value="0.135849056603774">
            <text:p>0.14</text:p>
          </table:table-cell>
          <table:table-cell table:formula="oooc:=[.W26]/[.C26]" office:value-type="float" office:value="0.137735849056604">
            <text:p>0.14</text:p>
          </table:table-cell>
          <table:table-cell table:formula="oooc:=[.AB26]/[.C26]" office:value-type="float" office:value="0.119811320754717">
            <text:p>0.12</text:p>
          </table:table-cell>
          <table:table-cell table:formula="oooc:=[.AG26]/[.C26]" office:value-type="float" office:value="0.114150943396226">
            <text:p>0.11</text:p>
          </table:table-cell>
          <table:table-cell table:formula="oooc:=[.AL26]/[.C26]" office:value-type="float" office:value="0.113207547169811">
            <text:p>0.11</text:p>
          </table:table-cell>
          <table:table-cell table:formula="oooc:=[.AQ26]/[.C26]" office:value-type="float" office:value="0.111320754716981">
            <text:p>0.11</text:p>
          </table:table-cell>
          <table:table-cell table:style-name="ce28" table:formula="oooc:=[.AV26]/[.C26]" office:value-type="float" office:value="0.113207547169811">
            <text:p>0.11</text:p>
          </table:table-cell>
          <table:table-cell table:number-columns-repeated="225"/>
        </table:table-row>
        <table:table-row table:style-name="ro4">
          <table:table-cell/>
          <table:table-cell table:style-name="Default" table:number-columns-repeated="16"/>
          <table:table-cell table:style-name="ce1" table:number-columns-repeated="4"/>
          <table:table-cell table:number-columns-repeated="7"/>
          <table:table-cell table:style-name="Default"/>
          <table:table-cell table:number-columns-repeated="225"/>
        </table:table-row>
        <table:table-row table:style-name="ro3">
          <table:table-cell/>
          <table:table-cell table:style-name="Default"/>
          <table:table-cell table:style-name="Default" table:number-columns-spanned="50" table:number-rows-spanned="1"/>
          <table:covered-table-cell table:number-columns-repeated="18" table:style-name="Default"/>
          <table:covered-table-cell table:number-columns-repeated="7"/>
          <table:covered-table-cell table:style-name="Default"/>
          <table:covered-table-cell table:number-columns-repeated="23"/>
          <table:table-cell table:number-columns-repeated="202"/>
        </table:table-row>
        <table:table-row table:style-name="ro4">
          <table:table-cell table:style-name="ce8"/>
          <table:table-cell table:style-name="Default"/>
          <table:table-cell table:style-name="ce19" office:value-type="string" table:number-columns-spanned="5" table:number-rows-spanned="1">
            <text:p>None</text:p>
          </table:table-cell>
          <table:covered-table-cell table:number-columns-repeated="4" table:style-name="ce19"/>
          <table:table-cell table:style-name="ce19" office:value-type="float" office:value="0.25" table:number-columns-spanned="5" table:number-rows-spanned="1">
            <text:p>0.25</text:p>
          </table:table-cell>
          <table:covered-table-cell table:number-columns-repeated="4" table:style-name="ce19" office:value-type="float" office:value="0.25">
            <text:p>0.25</text:p>
          </table:covered-table-cell>
          <table:table-cell table:style-name="ce19" office:value-type="float" office:value="0.5" table:number-columns-spanned="5" table:number-rows-spanned="1">
            <text:p>0.5</text:p>
          </table:table-cell>
          <table:covered-table-cell table:number-columns-repeated="4" table:style-name="ce19" office:value-type="float" office:value="0.5">
            <text:p>0.5</text:p>
          </table:covered-table-cell>
          <table:table-cell table:style-name="ce19" office:value-type="float" office:value="0.75" table:number-columns-spanned="5" table:number-rows-spanned="1">
            <text:p>0.75</text:p>
          </table:table-cell>
          <table:covered-table-cell table:number-columns-repeated="4" table:style-name="ce19" office:value-type="float" office:value="0.75">
            <text:p>0.75</text:p>
          </table:covered-table-cell>
          <table:table-cell table:style-name="ce19" office:value-type="float" office:value="0.8" table:number-columns-spanned="5" table:number-rows-spanned="1">
            <text:p>0.8</text:p>
          </table:table-cell>
          <table:covered-table-cell table:number-columns-repeated="4" table:style-name="ce19" office:value-type="float" office:value="0.8">
            <text:p>0.8</text:p>
          </table:covered-table-cell>
          <table:table-cell table:style-name="ce19" office:value-type="float" office:value="0.85" table:number-columns-spanned="5" table:number-rows-spanned="1">
            <text:p>0.85</text:p>
          </table:table-cell>
          <table:covered-table-cell table:number-columns-repeated="4" table:style-name="ce19" office:value-type="float" office:value="0.85">
            <text:p>0.85</text:p>
          </table:covered-table-cell>
          <table:table-cell table:style-name="ce19" office:value-type="float" office:value="0.9" table:number-columns-spanned="5" table:number-rows-spanned="1">
            <text:p>0.9</text:p>
          </table:table-cell>
          <table:covered-table-cell table:number-columns-repeated="4" table:style-name="ce19" office:value-type="float" office:value="0.9">
            <text:p>0.9</text:p>
          </table:covered-table-cell>
          <table:table-cell table:style-name="ce19" office:value-type="float" office:value="0.95" table:number-columns-spanned="5" table:number-rows-spanned="1">
            <text:p>0.95</text:p>
          </table:table-cell>
          <table:covered-table-cell table:number-columns-repeated="4" table:style-name="ce19" office:value-type="float" office:value="0.95">
            <text:p>0.95</text:p>
          </table:covered-table-cell>
          <table:table-cell table:style-name="ce19" office:value-type="float" office:value="0.98" table:number-columns-spanned="5" table:number-rows-spanned="1">
            <text:p>0.98</text:p>
          </table:table-cell>
          <table:covered-table-cell table:number-columns-repeated="4" table:style-name="ce19" office:value-type="float" office:value="0.98">
            <text:p>0.98</text:p>
          </table:covered-table-cell>
          <table:table-cell table:style-name="ce19" office:value-type="float" office:value="0.99" table:number-columns-spanned="5" table:number-rows-spanned="1">
            <text:p>0.99</text:p>
          </table:table-cell>
          <table:covered-table-cell table:number-columns-repeated="3" table:style-name="ce19" office:value-type="float" office:value="0.99">
            <text:p>0.99</text:p>
          </table:covered-table-cell>
          <table:covered-table-cell table:style-name="ce19"/>
          <table:table-cell table:number-columns-repeated="202"/>
        </table:table-row>
        <table:table-row table:style-name="ro4">
          <table:table-cell/>
          <table:table-cell office:value-type="string">
            <text:p>Score Rank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02"/>
        </table:table-row>
        <table:table-row table:style-name="ro6">
          <table:table-cell table:style-name="ce9" office:value-type="string" table:number-columns-spanned="1" table:number-rows-spanned="3">
            <text:p>Alzheimer's</text:p>
          </table:table-cell>
          <table:table-cell office:value-type="string">
            <text:p>Execution Time</text:p>
          </table:table-cell>
          <table:table-cell table:number-columns-repeated="5" office:value-type="float" office:value="280.29">
            <text:p>280.29</text:p>
          </table:table-cell>
          <table:table-cell table:number-columns-repeated="5" office:value-type="float" office:value="235.17">
            <text:p>235.17</text:p>
          </table:table-cell>
          <table:table-cell table:number-columns-repeated="5" office:value-type="float" office:value="27.34">
            <text:p>27.34</text:p>
          </table:table-cell>
          <table:table-cell table:number-columns-repeated="4" office:value-type="float" office:value="21.16">
            <text:p>21.16</text:p>
          </table:table-cell>
          <table:table-cell table:style-name="ce21" office:value-type="float" office:value="21.16">
            <text:p>21.16</text:p>
          </table:table-cell>
          <table:table-cell table:number-columns-repeated="5" table:style-name="ce21" office:value-type="float" office:value="15.65">
            <text:p>15.65</text:p>
          </table:table-cell>
          <table:table-cell table:style-name="ce21" office:value-type="float" office:value="9.3">
            <text:p>9.3</text:p>
          </table:table-cell>
          <table:table-cell office:value-type="float" office:value="9.3">
            <text:p>9.3</text:p>
          </table:table-cell>
          <table:table-cell table:number-columns-repeated="3" table:style-name="ce21" office:value-type="float" office:value="9.3">
            <text:p>9.3</text:p>
          </table:table-cell>
          <table:table-cell table:number-columns-repeated="5" table:style-name="ce21" office:value-type="float" office:value="5.35">
            <text:p>5.35</text:p>
          </table:table-cell>
          <table:table-cell table:number-columns-repeated="5" table:style-name="ce21" office:value-type="float" office:value="3.42">
            <text:p>3.42</text:p>
          </table:table-cell>
          <table:table-cell table:number-columns-repeated="5" table:style-name="ce21" office:value-type="float" office:value="2.8">
            <text:p>2.8</text:p>
          </table:table-cell>
          <table:table-cell table:number-columns-repeated="5" table:style-name="ce21" office:value-type="float" office:value="2.74">
            <text:p>2.74</text:p>
          </table:table-cell>
          <table:table-cell table:style-name="ce8" table:number-columns-repeated="202"/>
        </table:table-row>
        <table:table-row table:style-name="ro7">
          <table:covered-table-cell table:style-name="ce10"/>
          <table:table-cell office:value-type="string">
            <text:p>Model</text:p>
          </table:table-cell>
          <table:table-cell office:value-type="string">
            <text:p>9x31x36</text:p>
          </table:table-cell>
          <table:table-cell office:value-type="string">
            <text:p>7x10x31</text:p>
          </table:table-cell>
          <table:table-cell office:value-type="string">
            <text:p>3x7x31</text:p>
          </table:table-cell>
          <table:table-cell office:value-type="string">
            <text:p>1x9x31</text:p>
          </table:table-cell>
          <table:table-cell office:value-type="string">
            <text:p>3x23x31</text:p>
          </table:table-cell>
          <table:table-cell office:value-type="string">
            <text:p>9x31x36</text:p>
          </table:table-cell>
          <table:table-cell office:value-type="string">
            <text:p>7x10x31</text:p>
          </table:table-cell>
          <table:table-cell office:value-type="string">
            <text:p>3x7x31</text:p>
          </table:table-cell>
          <table:table-cell office:value-type="string">
            <text:p>1x9x31</text:p>
          </table:table-cell>
          <table:table-cell office:value-type="string">
            <text:p>3x23x31</text:p>
          </table:table-cell>
          <table:table-cell office:value-type="string">
            <text:p>9x31x36</text:p>
          </table:table-cell>
          <table:table-cell office:value-type="string">
            <text:p>7x10x31</text:p>
          </table:table-cell>
          <table:table-cell office:value-type="string">
            <text:p>3x7x31</text:p>
          </table:table-cell>
          <table:table-cell office:value-type="string">
            <text:p>1x9x31</text:p>
          </table:table-cell>
          <table:table-cell office:value-type="string">
            <text:p>3x23x31</text:p>
          </table:table-cell>
          <table:table-cell office:value-type="string">
            <text:p>9x31x36</text:p>
          </table:table-cell>
          <table:table-cell office:value-type="string">
            <text:p>7x10x31</text:p>
          </table:table-cell>
          <table:table-cell office:value-type="string">
            <text:p>3x7x31</text:p>
          </table:table-cell>
          <table:table-cell office:value-type="string">
            <text:p>1x9x31</text:p>
          </table:table-cell>
          <table:table-cell table:style-name="ce21" office:value-type="string">
            <text:p>3x23x31</text:p>
          </table:table-cell>
          <table:table-cell table:style-name="ce21" office:value-type="string">
            <text:p>9x31x36</text:p>
          </table:table-cell>
          <table:table-cell table:style-name="ce21" office:value-type="string">
            <text:p>7x10x31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3x23x31</text:p>
          </table:table-cell>
          <table:table-cell table:style-name="ce21" office:value-type="string">
            <text:p>9x31x36</text:p>
          </table:table-cell>
          <table:table-cell office:value-type="string">
            <text:p>7x10x31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3x23x31</text:p>
          </table:table-cell>
          <table:table-cell table:style-name="ce21" office:value-type="string">
            <text:p>9x31x36</text:p>
          </table:table-cell>
          <table:table-cell table:style-name="ce21" office:value-type="string">
            <text:p>7x10x31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3x23x31</text:p>
          </table:table-cell>
          <table:table-cell table:style-name="ce21" office:value-type="string">
            <text:p>9x31x36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1x7x31</text:p>
          </table:table-cell>
          <table:table-cell table:style-name="ce21" office:value-type="string">
            <text:p>21x31</text:p>
          </table:table-cell>
          <table:table-cell table:style-name="ce21" office:value-type="string">
            <text:p>1x7x31</text:p>
          </table:table-cell>
          <table:table-cell table:style-name="ce21" office:value-type="string">
            <text:p>21x31</text:p>
          </table:table-cell>
          <table:table-cell table:style-name="ce21" office:value-type="string">
            <text:p>14x21x3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2x7x31</text:p>
          </table:table-cell>
          <table:table-cell table:style-name="ce21" office:value-type="string">
            <text:p>1x7x31</text:p>
          </table:table-cell>
          <table:table-cell table:style-name="ce21" office:value-type="string">
            <text:p>14x21x3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2x7x31</text:p>
          </table:table-cell>
          <table:table-cell table:style-name="ce21" office:value-type="string">
            <text:p>7x31</text:p>
          </table:table-cell>
          <table:table-cell table:number-columns-repeated="202"/>
        </table:table-row>
        <table:table-row table:style-name="ro8">
          <table:covered-table-cell table:style-name="ce11"/>
          <table:table-cell office:value-type="string">
            <text:p>T-Value</text:p>
          </table:table-cell>
          <table:table-cell office:value-type="float" office:value="8.5961">
            <text:p>8.6</text:p>
          </table:table-cell>
          <table:table-cell office:value-type="float" office:value="8.4776">
            <text:p>8.48</text:p>
          </table:table-cell>
          <table:table-cell office:value-type="float" office:value="8.4101">
            <text:p>8.41</text:p>
          </table:table-cell>
          <table:table-cell office:value-type="float" office:value="8.3905">
            <text:p>8.39</text:p>
          </table:table-cell>
          <table:table-cell office:value-type="float" office:value="8.3103">
            <text:p>8.31</text:p>
          </table:table-cell>
          <table:table-cell office:value-type="float" office:value="8.5961">
            <text:p>8.6</text:p>
          </table:table-cell>
          <table:table-cell office:value-type="float" office:value="8.4776">
            <text:p>8.48</text:p>
          </table:table-cell>
          <table:table-cell office:value-type="float" office:value="8.4101">
            <text:p>8.41</text:p>
          </table:table-cell>
          <table:table-cell office:value-type="float" office:value="8.3905">
            <text:p>8.39</text:p>
          </table:table-cell>
          <table:table-cell office:value-type="float" office:value="8.3103">
            <text:p>8.31</text:p>
          </table:table-cell>
          <table:table-cell office:value-type="float" office:value="8.5961">
            <text:p>8.6</text:p>
          </table:table-cell>
          <table:table-cell office:value-type="float" office:value="8.4776">
            <text:p>8.48</text:p>
          </table:table-cell>
          <table:table-cell office:value-type="float" office:value="8.4101">
            <text:p>8.41</text:p>
          </table:table-cell>
          <table:table-cell office:value-type="float" office:value="8.3905">
            <text:p>8.39</text:p>
          </table:table-cell>
          <table:table-cell office:value-type="float" office:value="8.3103">
            <text:p>8.31</text:p>
          </table:table-cell>
          <table:table-cell office:value-type="float" office:value="8.5961">
            <text:p>8.6</text:p>
          </table:table-cell>
          <table:table-cell office:value-type="float" office:value="8.4776">
            <text:p>8.48</text:p>
          </table:table-cell>
          <table:table-cell office:value-type="float" office:value="8.4101">
            <text:p>8.41</text:p>
          </table:table-cell>
          <table:table-cell office:value-type="float" office:value="8.3905">
            <text:p>8.39</text:p>
          </table:table-cell>
          <table:table-cell table:style-name="ce21" office:value-type="float" office:value="8.3103">
            <text:p>8.31</text:p>
          </table:table-cell>
          <table:table-cell table:style-name="ce21" office:value-type="float" office:value="8.5961">
            <text:p>8.6</text:p>
          </table:table-cell>
          <table:table-cell table:style-name="ce21" office:value-type="float" office:value="8.4776">
            <text:p>8.48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3103">
            <text:p>8.31</text:p>
          </table:table-cell>
          <table:table-cell table:style-name="ce21" office:value-type="float" office:value="8.5961">
            <text:p>8.6</text:p>
          </table:table-cell>
          <table:table-cell office:value-type="float" office:value="8.4776">
            <text:p>8.48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3103">
            <text:p>8.31</text:p>
          </table:table-cell>
          <table:table-cell table:style-name="ce21" office:value-type="float" office:value="8.5961">
            <text:p>8.6</text:p>
          </table:table-cell>
          <table:table-cell table:style-name="ce21" office:value-type="float" office:value="8.4776">
            <text:p>8.48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3103">
            <text:p>8.31</text:p>
          </table:table-cell>
          <table:table-cell table:style-name="ce21" office:value-type="float" office:value="8.5961">
            <text:p>8.6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2733">
            <text:p>8.27</text:p>
          </table:table-cell>
          <table:table-cell table:style-name="ce21" office:value-type="float" office:value="8.214">
            <text:p>8.21</text:p>
          </table:table-cell>
          <table:table-cell table:style-name="ce21" office:value-type="float" office:value="8.2733">
            <text:p>8.27</text:p>
          </table:table-cell>
          <table:table-cell table:style-name="ce21" office:value-type="float" office:value="8.214">
            <text:p>8.21</text:p>
          </table:table-cell>
          <table:table-cell table:style-name="ce21" office:value-type="float" office:value="8.1853">
            <text:p>8.19</text:p>
          </table:table-cell>
          <table:table-cell table:style-name="ce21" office:value-type="float" office:value="8.1782">
            <text:p>8.18</text:p>
          </table:table-cell>
          <table:table-cell table:style-name="ce21" office:value-type="float" office:value="8.1482">
            <text:p>8.15</text:p>
          </table:table-cell>
          <table:table-cell table:style-name="ce21" office:value-type="float" office:value="8.2733">
            <text:p>8.27</text:p>
          </table:table-cell>
          <table:table-cell table:style-name="ce21" office:value-type="float" office:value="8.1853">
            <text:p>8.19</text:p>
          </table:table-cell>
          <table:table-cell table:style-name="ce21" office:value-type="float" office:value="8.1782">
            <text:p>8.18</text:p>
          </table:table-cell>
          <table:table-cell table:style-name="ce21" office:value-type="float" office:value="8.1482">
            <text:p>8.15</text:p>
          </table:table-cell>
          <table:table-cell table:style-name="ce21" office:value-type="float" office:value="8.0989">
            <text:p>8.1</text:p>
          </table:table-cell>
          <table:table-cell table:number-columns-repeated="202"/>
        </table:table-row>
        <table:table-row table:style-name="ro9">
          <table:table-cell table:style-name="ce9" office:value-type="string" table:number-columns-spanned="1" table:number-rows-spanned="3">
            <text:p>Schizophrenia</text:p>
          </table:table-cell>
          <table:table-cell office:value-type="string">
            <text:p>Execution Time</text:p>
          </table:table-cell>
          <table:table-cell table:number-columns-repeated="5" office:value-type="float" office:value="207.07">
            <text:p>207.07</text:p>
          </table:table-cell>
          <table:table-cell table:number-columns-repeated="5" office:value-type="float" office:value="205.11">
            <text:p>205.11</text:p>
          </table:table-cell>
          <table:table-cell table:number-columns-repeated="5" office:value-type="float" office:value="103.68">
            <text:p>103.68</text:p>
          </table:table-cell>
          <table:table-cell table:number-columns-repeated="4" office:value-type="float" office:value="13.83">
            <text:p>13.83</text:p>
          </table:table-cell>
          <table:table-cell table:style-name="ce21" office:value-type="float" office:value="13.83">
            <text:p>13.83</text:p>
          </table:table-cell>
          <table:table-cell table:number-columns-repeated="5" table:style-name="ce21" office:value-type="float" office:value="9.83">
            <text:p>9.83</text:p>
          </table:table-cell>
          <table:table-cell table:style-name="ce21" office:value-type="float" office:value="7.54">
            <text:p>7.54</text:p>
          </table:table-cell>
          <table:table-cell office:value-type="float" office:value="7.54">
            <text:p>7.54</text:p>
          </table:table-cell>
          <table:table-cell table:number-columns-repeated="3" table:style-name="ce21" office:value-type="float" office:value="7.54">
            <text:p>7.54</text:p>
          </table:table-cell>
          <table:table-cell table:number-columns-repeated="5" table:style-name="ce21" office:value-type="float" office:value="6.44">
            <text:p>6.44</text:p>
          </table:table-cell>
          <table:table-cell table:number-columns-repeated="5" table:style-name="ce21" office:value-type="float" office:value="5.84">
            <text:p>5.84</text:p>
          </table:table-cell>
          <table:table-cell table:number-columns-repeated="5" table:style-name="ce21" office:value-type="float" office:value="5.73">
            <text:p>5.73</text:p>
          </table:table-cell>
          <table:table-cell table:number-columns-repeated="5" table:style-name="ce21" office:value-type="float" office:value="5.76">
            <text:p>5.76</text:p>
          </table:table-cell>
          <table:table-cell table:number-columns-repeated="202"/>
        </table:table-row>
        <table:table-row table:style-name="ro7">
          <table:covered-table-cell table:style-name="ce10"/>
          <table:table-cell office:value-type="string">
            <text:p>Model</text:p>
          </table:table-cell>
          <table:table-cell office:value-type="string">
            <text:p>8x18x31</text:p>
          </table:table-cell>
          <table:table-cell office:value-type="string">
            <text:p>18x31x56</text:p>
          </table:table-cell>
          <table:table-cell office:value-type="string">
            <text:p>19x31x54</text:p>
          </table:table-cell>
          <table:table-cell office:value-type="string">
            <text:p>6x19x31</text:p>
          </table:table-cell>
          <table:table-cell office:value-type="string">
            <text:p>18x48x56</text:p>
          </table:table-cell>
          <table:table-cell office:value-type="string">
            <text:p>8x18x31</text:p>
          </table:table-cell>
          <table:table-cell office:value-type="string">
            <text:p>18x31x56</text:p>
          </table:table-cell>
          <table:table-cell office:value-type="string">
            <text:p>6x19x31</text:p>
          </table:table-cell>
          <table:table-cell office:value-type="string">
            <text:p>19x31x54</text:p>
          </table:table-cell>
          <table:table-cell office:value-type="string">
            <text:p>18x48x56</text:p>
          </table:table-cell>
          <table:table-cell office:value-type="string">
            <text:p>8x18x31</text:p>
          </table:table-cell>
          <table:table-cell office:value-type="string">
            <text:p>18x31x56</text:p>
          </table:table-cell>
          <table:table-cell office:value-type="string">
            <text:p>19x31x54</text:p>
          </table:table-cell>
          <table:table-cell office:value-type="string">
            <text:p>6x19x31</text:p>
          </table:table-cell>
          <table:table-cell office:value-type="string">
            <text:p>8x18x48</text:p>
          </table:table-cell>
          <table:table-cell office:value-type="string">
            <text:p>8x18x31</text:p>
          </table:table-cell>
          <table:table-cell office:value-type="string">
            <text:p>6x19x31</text:p>
          </table:table-cell>
          <table:table-cell office:value-type="string">
            <text:p>8x18x48</text:p>
          </table:table-cell>
          <table:table-cell office:value-type="string">
            <text:p>18x25x31</text:p>
          </table:table-cell>
          <table:table-cell table:style-name="ce21" office:value-type="string">
            <text:p>22x41x68</text:p>
          </table:table-cell>
          <table:table-cell table:style-name="ce21" office:value-type="string">
            <text:p>8x18x31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22x41x68</text:p>
          </table:table-cell>
          <table:table-cell table:style-name="ce21" office:value-type="string">
            <text:p>24x60x71</text:p>
          </table:table-cell>
          <table:table-cell table:style-name="ce21" office:value-type="string">
            <text:p>8x13x31</text:p>
          </table:table-cell>
          <table:table-cell table:style-name="ce21" office:value-type="string">
            <text:p>18x25x31</text:p>
          </table:table-cell>
          <table:table-cell office:value-type="string">
            <text:p>24x60x71</text:p>
          </table:table-cell>
          <table:table-cell table:style-name="ce21" office:value-type="string">
            <text:p>60x61x71</text:p>
          </table:table-cell>
          <table:table-cell table:style-name="ce21" office:value-type="string">
            <text:p>5x31x71</text:p>
          </table:table-cell>
          <table:table-cell table:style-name="ce21" office:value-type="string">
            <text:p>9x23x35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60x61x71</text:p>
          </table:table-cell>
          <table:table-cell table:style-name="ce21" office:value-type="string">
            <text:p>7x47x71</text:p>
          </table:table-cell>
          <table:table-cell table:style-name="ce21" office:value-type="string">
            <text:p>7x42x71</text:p>
          </table:table-cell>
          <table:table-cell table:style-name="ce21" office:value-type="string">
            <text:p>5x60x71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5x60x71</text:p>
          </table:table-cell>
          <table:table-cell table:style-name="ce21" office:value-type="string">
            <text:p>1x60x71</text:p>
          </table:table-cell>
          <table:table-cell table:style-name="ce21" office:value-type="string">
            <text:p>6x31x69</text:p>
          </table:table-cell>
          <table:table-cell table:style-name="ce21" office:value-type="string">
            <text:p>1x55x71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1x7x71</text:p>
          </table:table-cell>
          <table:table-cell table:style-name="ce21" office:value-type="string">
            <text:p>1x55x71</text:p>
          </table:table-cell>
          <table:table-cell table:style-name="ce21" office:value-type="string">
            <text:p>6x25x61</text:p>
          </table:table-cell>
          <table:table-cell table:style-name="ce21" office:value-type="string">
            <text:p>1x15x25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1x7x71</text:p>
          </table:table-cell>
          <table:table-cell table:style-name="ce21" office:value-type="string">
            <text:p>1x55x71</text:p>
          </table:table-cell>
          <table:table-cell table:style-name="ce21" office:value-type="string">
            <text:p>6x25x61</text:p>
          </table:table-cell>
          <table:table-cell table:style-name="ce21" office:value-type="string">
            <text:p>1x15x25</text:p>
          </table:table-cell>
          <table:table-cell table:number-columns-repeated="202"/>
        </table:table-row>
        <table:table-row table:style-name="ro8">
          <table:covered-table-cell table:style-name="ce11"/>
          <table:table-cell office:value-type="string">
            <text:p>T-Value</text:p>
          </table:table-cell>
          <table:table-cell table:number-columns-repeated="2" office:value-type="float" office:value="5.676">
            <text:p>5.68</text:p>
          </table:table-cell>
          <table:table-cell table:number-columns-repeated="2" office:value-type="float" office:value="5.5812">
            <text:p>5.58</text:p>
          </table:table-cell>
          <table:table-cell office:value-type="float" office:value="5.5277">
            <text:p>5.53</text:p>
          </table:table-cell>
          <table:table-cell table:number-columns-repeated="2" office:value-type="float" office:value="5.676">
            <text:p>5.68</text:p>
          </table:table-cell>
          <table:table-cell table:number-columns-repeated="2" office:value-type="float" office:value="5.5812">
            <text:p>5.58</text:p>
          </table:table-cell>
          <table:table-cell office:value-type="float" office:value="5.5277">
            <text:p>5.53</text:p>
          </table:table-cell>
          <table:table-cell table:number-columns-repeated="2" office:value-type="float" office:value="5.676">
            <text:p>5.68</text:p>
          </table:table-cell>
          <table:table-cell table:number-columns-repeated="2" office:value-type="float" office:value="5.5812">
            <text:p>5.58</text:p>
          </table:table-cell>
          <table:table-cell office:value-type="float" office:value="5.5277">
            <text:p>5.53</text:p>
          </table:table-cell>
          <table:table-cell office:value-type="float" office:value="5.676">
            <text:p>5.68</text:p>
          </table:table-cell>
          <table:table-cell office:value-type="float" office:value="5.5812">
            <text:p>5.58</text:p>
          </table:table-cell>
          <table:table-cell office:value-type="float" office:value="5.5277">
            <text:p>5.53</text:p>
          </table:table-cell>
          <table:table-cell office:value-type="float" office:value="5.5089">
            <text:p>5.51</text:p>
          </table:table-cell>
          <table:table-cell table:style-name="ce21" office:value-type="float" office:value="5.4885">
            <text:p>5.49</text:p>
          </table:table-cell>
          <table:table-cell table:style-name="ce21" office:value-type="float" office:value="5.676">
            <text:p>5.68</text:p>
          </table:table-cell>
          <table:table-cell table:style-name="ce21" office:value-type="float" office:value="5.5089">
            <text:p>5.51</text:p>
          </table:table-cell>
          <table:table-cell table:style-name="ce21" office:value-type="float" office:value="5.4885">
            <text:p>5.49</text:p>
          </table:table-cell>
          <table:table-cell table:style-name="ce21" office:value-type="float" office:value="5.3857">
            <text:p>5.39</text:p>
          </table:table-cell>
          <table:table-cell table:style-name="ce21" office:value-type="float" office:value="5.3736">
            <text:p>5.37</text:p>
          </table:table-cell>
          <table:table-cell table:style-name="ce21" office:value-type="float" office:value="5.5089">
            <text:p>5.51</text:p>
          </table:table-cell>
          <table:table-cell office:value-type="float" office:value="5.3857">
            <text:p>5.39</text:p>
          </table:table-cell>
          <table:table-cell table:style-name="ce21" office:value-type="float" office:value="5.3287">
            <text:p>5.33</text:p>
          </table:table-cell>
          <table:table-cell table:style-name="ce21" office:value-type="float" office:value="5.2801">
            <text:p>5.28</text:p>
          </table:table-cell>
          <table:table-cell table:style-name="ce21" office:value-type="float" office:value="5.2213">
            <text:p>5.22</text:p>
          </table:table-cell>
          <table:table-cell table:style-name="ce21" office:value-type="float" office:value="5.5089">
            <text:p>5.51</text:p>
          </table:table-cell>
          <table:table-cell table:style-name="ce21" office:value-type="float" office:value="5.3287">
            <text:p>5.33</text:p>
          </table:table-cell>
          <table:table-cell table:style-name="ce21" office:value-type="float" office:value="5.1904">
            <text:p>5.19</text:p>
          </table:table-cell>
          <table:table-cell table:style-name="ce21" office:value-type="float" office:value="5.1823">
            <text:p>5.18</text:p>
          </table:table-cell>
          <table:table-cell table:style-name="ce21" office:value-type="float" office:value="5.1695">
            <text:p>5.17</text:p>
          </table:table-cell>
          <table:table-cell table:style-name="ce21" office:value-type="float" office:value="5.5089">
            <text:p>5.51</text:p>
          </table:table-cell>
          <table:table-cell table:style-name="ce21" office:value-type="float" office:value="5.1695">
            <text:p>5.17</text:p>
          </table:table-cell>
          <table:table-cell table:style-name="ce21" office:value-type="float" office:value="5.0279">
            <text:p>5.03</text:p>
          </table:table-cell>
          <table:table-cell table:style-name="ce21" office:value-type="float" office:value="4.906">
            <text:p>4.91</text:p>
          </table:table-cell>
          <table:table-cell table:style-name="ce21" office:value-type="float" office:value="4.8788">
            <text:p>4.88</text:p>
          </table:table-cell>
          <table:table-cell table:style-name="ce21" office:value-type="float" office:value="5.5089">
            <text:p>5.51</text:p>
          </table:table-cell>
          <table:table-cell table:number-columns-repeated="2" table:style-name="ce21" office:value-type="float" office:value="4.8788">
            <text:p>4.88</text:p>
          </table:table-cell>
          <table:table-cell table:style-name="ce21" office:value-type="float" office:value="4.8083">
            <text:p>4.81</text:p>
          </table:table-cell>
          <table:table-cell table:style-name="ce21" office:value-type="float" office:value="4.8059">
            <text:p>4.81</text:p>
          </table:table-cell>
          <table:table-cell table:style-name="ce21" office:value-type="float" office:value="5.5089">
            <text:p>5.51</text:p>
          </table:table-cell>
          <table:table-cell table:number-columns-repeated="2" table:style-name="ce21" office:value-type="float" office:value="4.8788">
            <text:p>4.88</text:p>
          </table:table-cell>
          <table:table-cell table:style-name="ce21" office:value-type="float" office:value="4.8083">
            <text:p>4.81</text:p>
          </table:table-cell>
          <table:table-cell table:style-name="ce21" office:value-type="float" office:value="4.8059">
            <text:p>4.81</text:p>
          </table:table-cell>
          <table:table-cell table:number-columns-repeated="202"/>
        </table:table-row>
        <table:table-row table:style-name="ro6">
          <table:table-cell table:style-name="ce12" office:value-type="string" table:number-columns-spanned="1" table:number-rows-spanned="3">
            <text:p>BUX-350</text:p>
          </table:table-cell>
          <table:table-cell office:value-type="string">
            <text:p>Execution Time</text:p>
          </table:table-cell>
          <table:table-cell table:number-columns-repeated="5" table:style-name="ce22" office:value-type="float" office:value="14.31">
            <text:p>14.31</text:p>
          </table:table-cell>
          <table:table-cell table:number-columns-repeated="5" table:style-name="ce22" office:value-type="float" office:value="13.95">
            <text:p>13.95</text:p>
          </table:table-cell>
          <table:table-cell table:number-columns-repeated="5" table:style-name="ce22" office:value-type="float" office:value="8.72">
            <text:p>8.72</text:p>
          </table:table-cell>
          <table:table-cell table:number-columns-repeated="5" table:style-name="ce22" office:value-type="float" office:value="1.82">
            <text:p>1.82</text:p>
          </table:table-cell>
          <table:table-cell table:number-columns-repeated="5" table:style-name="ce22" office:value-type="float" office:value="1.22">
            <text:p>1.22</text:p>
          </table:table-cell>
          <table:table-cell table:number-columns-repeated="5" table:style-name="ce22" office:value-type="float" office:value="0.8">
            <text:p>0.8</text:p>
          </table:table-cell>
          <table:table-cell table:number-columns-repeated="5" table:style-name="ce22" office:value-type="float" office:value="0.59">
            <text:p>0.59</text:p>
          </table:table-cell>
          <table:table-cell table:number-columns-repeated="5" table:style-name="ce22" office:value-type="float" office:value="0.49">
            <text:p>0.49</text:p>
          </table:table-cell>
          <table:table-cell table:number-columns-repeated="10" table:style-name="ce22" office:value-type="float" office:value="0.46">
            <text:p>0.46</text:p>
          </table:table-cell>
          <table:table-cell table:number-columns-repeated="202"/>
        </table:table-row>
        <table:table-row table:style-name="ro10">
          <table:covered-table-cell table:style-name="ce10"/>
          <table:table-cell office:value-type="string">
            <text:p>Model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x22x27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x22x27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x22x27</text:p>
          </table:table-cell>
          <table:table-cell table:style-name="ce22" office:value-type="string">
            <text:p>6x22x27</text:p>
          </table:table-cell>
          <table:table-cell table:number-columns-repeated="202"/>
        </table:table-row>
        <table:table-row table:style-name="ro8">
          <table:covered-table-cell table:style-name="ce11"/>
          <table:table-cell office:value-type="string">
            <text:p>T-Value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4.7217">
            <text:p>4.72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4.7217">
            <text:p>4.72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4.7217">
            <text:p>4.72</text:p>
          </table:table-cell>
          <table:table-cell table:style-name="ce22" office:value-type="float" office:value="4.6914">
            <text:p>4.69</text:p>
          </table:table-cell>
          <table:table-cell table:number-columns-repeated="202"/>
        </table:table-row>
        <table:table-row table:style-name="ro6">
          <table:table-cell table:style-name="ce12" office:value-type="string" table:number-columns-spanned="1" table:number-rows-spanned="3">
            <text:p>Lupus</text:p>
          </table:table-cell>
          <table:table-cell office:value-type="string">
            <text:p>Execution Time</text:p>
          </table:table-cell>
          <table:table-cell table:number-columns-repeated="5" table:style-name="ce22" office:value-type="float" office:value="0.59">
            <text:p>0.59</text:p>
          </table:table-cell>
          <table:table-cell table:number-columns-repeated="5" table:style-name="ce22" office:value-type="float" office:value="0.58">
            <text:p>0.58</text:p>
          </table:table-cell>
          <table:table-cell table:number-columns-repeated="5" table:style-name="ce22" office:value-type="float" office:value="0.54">
            <text:p>0.54</text:p>
          </table:table-cell>
          <table:table-cell table:number-columns-repeated="5" table:style-name="ce22" office:value-type="float" office:value="0.19">
            <text:p>0.19</text:p>
          </table:table-cell>
          <table:table-cell table:number-columns-repeated="5" table:style-name="ce22" office:value-type="float" office:value="0.14">
            <text:p>0.14</text:p>
          </table:table-cell>
          <table:table-cell table:number-columns-repeated="5" table:style-name="ce22" office:value-type="float" office:value="0.13">
            <text:p>0.13</text:p>
          </table:table-cell>
          <table:table-cell table:number-columns-repeated="5" table:style-name="ce22" office:value-type="float" office:value="0.1">
            <text:p>0.1</text:p>
          </table:table-cell>
          <table:table-cell table:number-columns-repeated="5" table:style-name="ce22" office:value-type="float" office:value="0.06">
            <text:p>0.06</text:p>
          </table:table-cell>
          <table:table-cell table:number-columns-repeated="5" table:style-name="ce22" office:value-type="float" office:value="0.05">
            <text:p>0.05</text:p>
          </table:table-cell>
          <table:table-cell table:number-columns-repeated="5" table:style-name="ce22" office:value-type="float" office:value="0.04">
            <text:p>0.04</text:p>
          </table:table-cell>
          <table:table-cell table:number-columns-repeated="202"/>
        </table:table-row>
        <table:table-row table:style-name="ro7">
          <table:covered-table-cell table:style-name="ce10"/>
          <table:table-cell office:value-type="string">
            <text:p>Model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2x3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</text:p>
          </table:table-cell>
          <table:table-cell table:style-name="ce22" office:value-type="string">
            <text:p>1x2x3</text:p>
          </table:table-cell>
          <table:table-cell table:style-name="ce22" office:value-type="string">
            <text:p>1x2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3</text:p>
          </table:table-cell>
          <table:table-cell table:style-name="ce22" office:value-type="string">
            <text:p>1x2x3</text:p>
          </table:table-cell>
          <table:table-cell table:style-name="ce22" office:value-type="string">
            <text:p>1x2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3</text:p>
          </table:table-cell>
          <table:table-cell table:style-name="ce22" office:value-type="string">
            <text:p>1x2x3</text:p>
          </table:table-cell>
          <table:table-cell table:style-name="ce22" office:value-type="string">
            <text:p>1x2</text:p>
          </table:table-cell>
          <table:table-cell table:style-name="ce22" office:value-type="float" office:value="4">
            <text:p>4</text:p>
          </table:table-cell>
          <table:table-cell table:number-columns-repeated="202"/>
        </table:table-row>
        <table:table-row table:style-name="ro8">
          <table:covered-table-cell table:style-name="ce11"/>
          <table:table-cell office:value-type="string">
            <text:p>T-Value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126">
            <text:p>4.1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126">
            <text:p>4.13</text:p>
          </table:table-cell>
          <table:table-cell table:style-name="ce22" office:value-type="float" office:value="3.7755">
            <text:p>3.78</text:p>
          </table:table-cell>
          <table:table-cell table:style-name="ce22" office:value-type="float" office:value="3.2077">
            <text:p>3.21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126">
            <text:p>4.13</text:p>
          </table:table-cell>
          <table:table-cell table:style-name="ce22" office:value-type="float" office:value="3.7755">
            <text:p>3.78</text:p>
          </table:table-cell>
          <table:table-cell table:style-name="ce22" office:value-type="float" office:value="3.2077">
            <text:p>3.21</text:p>
          </table:table-cell>
          <table:table-cell table:style-name="ce22" office:value-type="float" office:value="2.5342">
            <text:p>2.5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126">
            <text:p>4.13</text:p>
          </table:table-cell>
          <table:table-cell table:style-name="ce22" office:value-type="float" office:value="3.7755">
            <text:p>3.78</text:p>
          </table:table-cell>
          <table:table-cell table:style-name="ce22" office:value-type="float" office:value="3.2077">
            <text:p>3.21</text:p>
          </table:table-cell>
          <table:table-cell table:style-name="ce22" office:value-type="float" office:value="2.5342">
            <text:p>2.53</text:p>
          </table:table-cell>
          <table:table-cell table:number-columns-repeated="202"/>
        </table:table-row>
        <table:table-row table:style-name="ro6">
          <table:table-cell table:style-name="ce9" office:value-type="string" table:number-columns-spanned="1" table:number-rows-spanned="3">
            <text:p>BPADCIT</text:p>
          </table:table-cell>
          <table:table-cell office:value-type="string">
            <text:p>Execution Time</text:p>
          </table:table-cell>
          <table:table-cell table:number-columns-repeated="5" office:value-type="float" office:value="10.6">
            <text:p>10.6</text:p>
          </table:table-cell>
          <table:table-cell table:number-columns-repeated="5" office:value-type="float" office:value="8.89">
            <text:p>8.89</text:p>
          </table:table-cell>
          <table:table-cell table:number-columns-repeated="5" office:value-type="float" office:value="2.6">
            <text:p>2.6</text:p>
          </table:table-cell>
          <table:table-cell table:number-columns-repeated="4" office:value-type="float" office:value="1.44">
            <text:p>1.44</text:p>
          </table:table-cell>
          <table:table-cell table:style-name="ce21" office:value-type="float" office:value="1.44">
            <text:p>1.44</text:p>
          </table:table-cell>
          <table:table-cell table:number-columns-repeated="5" table:style-name="ce21" office:value-type="float" office:value="1.46">
            <text:p>1.46</text:p>
          </table:table-cell>
          <table:table-cell table:style-name="ce21" office:value-type="float" office:value="1.27">
            <text:p>1.27</text:p>
          </table:table-cell>
          <table:table-cell office:value-type="float" office:value="1.27">
            <text:p>1.27</text:p>
          </table:table-cell>
          <table:table-cell table:number-columns-repeated="3" table:style-name="ce21" office:value-type="float" office:value="1.27">
            <text:p>1.27</text:p>
          </table:table-cell>
          <table:table-cell table:number-columns-repeated="5" table:style-name="ce21" office:value-type="float" office:value="1.21">
            <text:p>1.21</text:p>
          </table:table-cell>
          <table:table-cell table:number-columns-repeated="5" table:style-name="ce21" office:value-type="float" office:value="1.2">
            <text:p>1.2</text:p>
          </table:table-cell>
          <table:table-cell table:number-columns-repeated="5" table:style-name="ce21" office:value-type="float" office:value="1.18">
            <text:p>1.18</text:p>
          </table:table-cell>
          <table:table-cell table:number-columns-repeated="5" table:style-name="ce21" office:value-type="float" office:value="1.2">
            <text:p>1.2</text:p>
          </table:table-cell>
          <table:table-cell table:number-columns-repeated="202"/>
        </table:table-row>
        <table:table-row table:style-name="ro7">
          <table:covered-table-cell table:style-name="ce10"/>
          <table:table-cell office:value-type="string">
            <text:p>Model</text:p>
          </table:table-cell>
          <table:table-cell table:style-name="ce23" office:value-type="string">
            <text:p>14x49x50</text:p>
          </table:table-cell>
          <table:table-cell table:style-name="ce23" office:value-type="string">
            <text:p>3x36x48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3x14x37</text:p>
          </table:table-cell>
          <table:table-cell table:style-name="ce23" office:value-type="string">
            <text:p>14x49x50</text:p>
          </table:table-cell>
          <table:table-cell table:style-name="ce23" office:value-type="string">
            <text:p>3x36x48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3x14x37</text:p>
          </table:table-cell>
          <table:table-cell table:style-name="ce23" office:value-type="string">
            <text:p>14x49x50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3x14x37</text:p>
          </table:table-cell>
          <table:table-cell table:style-name="ce23" office:value-type="string">
            <text:p>5x15x35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5x15x35</text:p>
          </table:table-cell>
          <table:table-cell table:style-name="ce23" office:value-type="string">
            <text:p>3x11x14</text:p>
          </table:table-cell>
          <table:table-cell table:style-name="ce23" office:value-type="string">
            <text:p>5x13x15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5x15x35</text:p>
          </table:table-cell>
          <table:table-cell table:style-name="ce23" office:value-type="string">
            <text:p>3x11x14</text:p>
          </table:table-cell>
          <table:table-cell table:style-name="ce23" office:value-type="string">
            <text:p>5x13x15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5x15x35</text:p>
          </table:table-cell>
          <table:table-cell table:style-name="ce23" office:value-type="string">
            <text:p>34x45x53</text:p>
          </table:table-cell>
          <table:table-cell table:style-name="ce23" office:value-type="string">
            <text:p>26x34x53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4x44x53</text:p>
          </table:table-cell>
          <table:table-cell table:style-name="ce23" office:value-type="string">
            <text:p>14x34x53</text:p>
          </table:table-cell>
          <table:table-cell table:style-name="ce23" office:value-type="string">
            <text:p>3x34x53</text:p>
          </table:table-cell>
          <table:table-cell table:style-name="ce23" office:value-type="string">
            <text:p>10x34x53</text:p>
          </table:table-cell>
          <table:table-cell table:style-name="ce23" office:value-type="string">
            <text:p>26x34x53</text:p>
          </table:table-cell>
          <table:table-cell table:style-name="ce23" office:value-type="string">
            <text:p>3x34x53</text:p>
          </table:table-cell>
          <table:table-cell table:style-name="ce23" office:value-type="string">
            <text:p>25x34x53</text:p>
          </table:table-cell>
          <table:table-cell table:style-name="ce23" office:value-type="string">
            <text:p>8x34x53</text:p>
          </table:table-cell>
          <table:table-cell table:style-name="ce23" office:value-type="string">
            <text:p>14x34x53</text:p>
          </table:table-cell>
          <table:table-cell table:style-name="ce23" office:value-type="string">
            <text:p>27x34x53</text:p>
          </table:table-cell>
          <table:table-cell table:style-name="ce23" office:value-type="string">
            <text:p>14x34x53</text:p>
          </table:table-cell>
          <table:table-cell table:style-name="ce23" office:value-type="string">
            <text:p>25x34x53</text:p>
          </table:table-cell>
          <table:table-cell table:style-name="ce23" office:value-type="string">
            <text:p>13x34x53</text:p>
          </table:table-cell>
          <table:table-cell table:style-name="ce23" office:value-type="string">
            <text:p>12x34x53</text:p>
          </table:table-cell>
          <table:table-cell table:style-name="ce23" office:value-type="string">
            <text:p>27x34x53</text:p>
          </table:table-cell>
          <table:table-cell table:style-name="ce23" office:value-type="string">
            <text:p>14x34x53</text:p>
          </table:table-cell>
          <table:table-cell table:style-name="ce23" office:value-type="string">
            <text:p>25x34x53</text:p>
          </table:table-cell>
          <table:table-cell table:style-name="ce23" office:value-type="string">
            <text:p>13x34x53</text:p>
          </table:table-cell>
          <table:table-cell table:style-name="ce23" office:value-type="string">
            <text:p>12x34x53</text:p>
          </table:table-cell>
          <table:table-cell table:number-columns-repeated="202"/>
        </table:table-row>
        <table:table-row table:style-name="ro8">
          <table:covered-table-cell table:style-name="ce11"/>
          <table:table-cell office:value-type="string">
            <text:p>T-Value</text:p>
          </table:table-cell>
          <table:table-cell office:value-type="float" office:value="3.8891">
            <text:p>3.89</text:p>
          </table:table-cell>
          <table:table-cell office:value-type="float" office:value="3.7712">
            <text:p>3.77</text:p>
          </table:table-cell>
          <table:table-cell office:value-type="float" office:value="3.7186">
            <text:p>3.72</text:p>
          </table:table-cell>
          <table:table-cell office:value-type="float" office:value="3.6663">
            <text:p>3.67</text:p>
          </table:table-cell>
          <table:table-cell office:value-type="float" office:value="3.6556">
            <text:p>3.66</text:p>
          </table:table-cell>
          <table:table-cell office:value-type="float" office:value="3.8891">
            <text:p>3.89</text:p>
          </table:table-cell>
          <table:table-cell office:value-type="float" office:value="3.7712">
            <text:p>3.77</text:p>
          </table:table-cell>
          <table:table-cell office:value-type="float" office:value="3.7186">
            <text:p>3.72</text:p>
          </table:table-cell>
          <table:table-cell office:value-type="float" office:value="3.6663">
            <text:p>3.67</text:p>
          </table:table-cell>
          <table:table-cell office:value-type="float" office:value="3.6556">
            <text:p>3.66</text:p>
          </table:table-cell>
          <table:table-cell office:value-type="float" office:value="3.8891">
            <text:p>3.89</text:p>
          </table:table-cell>
          <table:table-cell office:value-type="float" office:value="3.7186">
            <text:p>3.72</text:p>
          </table:table-cell>
          <table:table-cell office:value-type="float" office:value="3.6663">
            <text:p>3.67</text:p>
          </table:table-cell>
          <table:table-cell office:value-type="float" office:value="3.6556">
            <text:p>3.66</text:p>
          </table:table-cell>
          <table:table-cell office:value-type="float" office:value="3.5909">
            <text:p>3.59</text:p>
          </table:table-cell>
          <table:table-cell office:value-type="float" office:value="3.7186">
            <text:p>3.72</text:p>
          </table:table-cell>
          <table:table-cell office:value-type="float" office:value="3.6663">
            <text:p>3.67</text:p>
          </table:table-cell>
          <table:table-cell office:value-type="float" office:value="3.5909">
            <text:p>3.59</text:p>
          </table:table-cell>
          <table:table-cell office:value-type="float" office:value="3.5794">
            <text:p>3.58</text:p>
          </table:table-cell>
          <table:table-cell table:style-name="ce21" office:value-type="float" office:value="3.5777">
            <text:p>3.58</text:p>
          </table:table-cell>
          <table:table-cell table:style-name="ce21" office:value-type="float" office:value="3.7186">
            <text:p>3.72</text:p>
          </table:table-cell>
          <table:table-cell table:style-name="ce21" office:value-type="float" office:value="3.6663">
            <text:p>3.67</text:p>
          </table:table-cell>
          <table:table-cell table:style-name="ce21" office:value-type="float" office:value="3.5909">
            <text:p>3.59</text:p>
          </table:table-cell>
          <table:table-cell table:style-name="ce21" office:value-type="float" office:value="3.5794">
            <text:p>3.58</text:p>
          </table:table-cell>
          <table:table-cell table:style-name="ce21" office:value-type="float" office:value="3.5777">
            <text:p>3.58</text:p>
          </table:table-cell>
          <table:table-cell table:style-name="ce21" office:value-type="float" office:value="3.7186">
            <text:p>3.72</text:p>
          </table:table-cell>
          <table:table-cell office:value-type="float" office:value="3.6663">
            <text:p>3.67</text:p>
          </table:table-cell>
          <table:table-cell table:style-name="ce21" office:value-type="float" office:value="3.5909">
            <text:p>3.59</text:p>
          </table:table-cell>
          <table:table-cell table:number-columns-repeated="2" table:style-name="ce21" office:value-type="float" office:value="3.5635">
            <text:p>3.56</text:p>
          </table:table-cell>
          <table:table-cell table:style-name="ce21" office:value-type="float" office:value="3.7186">
            <text:p>3.72</text:p>
          </table:table-cell>
          <table:table-cell table:number-columns-repeated="19" table:style-name="ce21" office:value-type="float" office:value="3.5635">
            <text:p>3.56</text:p>
          </table:table-cell>
          <table:table-cell table:number-columns-repeated="202"/>
        </table:table-row>
      </table:table>
      <table:table table:name="sheet5_2" table:style-name="ta1" table:print="false">
        <table:table-column table:style-name="co18" table:default-cell-style-name="Default"/>
        <table:table-column table:style-name="co15" table:default-cell-style-name="ce14"/>
        <table:table-column table:style-name="co16" table:number-columns-repeated="15" table:default-cell-style-name="Default"/>
        <table:table-column table:style-name="co16" table:number-columns-repeated="4" table:default-cell-style-name="ce1"/>
        <table:table-column table:style-name="co16" table:number-columns-repeated="8" table:default-cell-style-name="Default"/>
        <table:table-column table:style-name="co17" table:number-columns-repeated="23" table:default-cell-style-name="Default"/>
        <table:table-column table:style-name="co7" table:number-columns-repeated="202" table:default-cell-style-name="Default"/>
        <table:table-row table:style-name="ro4" table:number-rows-repeated="2">
          <table:table-cell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46" office:value-type="string" table:number-columns-spanned="10" table:number-rows-spanned="1">
            <text:p>Top Five Model Variations</text:p>
          </table:table-cell>
          <table:covered-table-cell table:style-name="ce46"/>
          <table:covered-table-cell table:number-columns-repeated="8" table:style-name="ce48"/>
          <table:table-cell table:style-name="ce19" office:value-type="string" table:number-columns-spanned="9" table:number-rows-spanned="1">
            <text:p>Lost Top Model?</text:p>
          </table:table-cell>
          <table:covered-table-cell table:number-columns-repeated="5" table:style-name="ce20"/>
          <table:covered-table-cell table:number-columns-repeated="3" table:style-name="ce56"/>
          <table:table-cell table:style-name="ce15" office:value-type="string" table:number-columns-spanned="9" table:number-rows-spanned="1">
            <text:p>Runtime Percentage</text:p>
          </table:table-cell>
          <table:covered-table-cell table:number-columns-repeated="7" table:style-name="ce24"/>
          <table:covered-table-cell table:style-name="ce26"/>
          <table:table-cell table:number-columns-repeated="225"/>
        </table:table-row>
        <table:table-row table:style-name="ro4">
          <table:table-cell/>
          <table:table-cell table:style-name="ce47" office:value-type="string" table:number-columns-spanned="1" table:number-rows-spanned="2">
            <text:p>Max T-Value</text:p>
          </table:table-cell>
          <table:table-cell table:style-name="ce46" office:value-type="string" table:number-columns-spanned="9" table:number-rows-spanned="1">
            <text:p>D Optimization Setting</text:p>
          </table:table-cell>
          <table:covered-table-cell table:number-columns-repeated="8" table:style-name="ce48"/>
          <table:table-cell table:style-name="ce19" office:value-type="string" table:number-columns-spanned="9" table:number-rows-spanned="1">
            <text:p>D Optimization Setting</text:p>
          </table:table-cell>
          <table:covered-table-cell table:number-columns-repeated="5" table:style-name="ce20"/>
          <table:covered-table-cell table:number-columns-repeated="3" table:style-name="ce56"/>
          <table:table-cell table:style-name="ce19" office:value-type="string" table:number-columns-spanned="9" table:number-rows-spanned="1">
            <text:p>D Optimization Setting</text:p>
          </table:table-cell>
          <table:covered-table-cell table:number-columns-repeated="8" table:style-name="ce20"/>
          <table:table-cell table:number-columns-repeated="225"/>
        </table:table-row>
        <table:table-row table:style-name="ro4">
          <table:table-cell/>
          <table:covered-table-cell table:style-name="ce47"/>
          <table:table-cell table:style-name="ce50" office:value-type="float" office:value="0.25">
            <text:p>0.2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8">
            <text:p>0.8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95">
            <text:p>0.95</text:p>
          </table:table-cell>
          <table:table-cell table:style-name="ce50" office:value-type="float" office:value="0.98">
            <text:p>0.98</text:p>
          </table:table-cell>
          <table:table-cell table:style-name="ce50" office:value-type="float" office:value="0.99">
            <text:p>0.99</text:p>
          </table:table-cell>
          <table:table-cell table:style-name="ce54" office:value-type="float" office:value="0.25">
            <text:p>0.25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.75">
            <text:p>0.75</text:p>
          </table:table-cell>
          <table:table-cell table:style-name="ce54" office:value-type="float" office:value="0.8">
            <text:p>0.8</text:p>
          </table:table-cell>
          <table:table-cell table:style-name="ce54" office:value-type="float" office:value="0.85">
            <text:p>0.85</text:p>
          </table:table-cell>
          <table:table-cell table:style-name="ce54" office:value-type="float" office:value="0.9">
            <text:p>0.9</text:p>
          </table:table-cell>
          <table:table-cell table:style-name="ce54" office:value-type="float" office:value="0.95">
            <text:p>0.95</text:p>
          </table:table-cell>
          <table:table-cell table:style-name="ce54" office:value-type="float" office:value="0.98">
            <text:p>0.98</text:p>
          </table:table-cell>
          <table:table-cell table:style-name="ce54" office:value-type="float" office:value="0.99">
            <text:p>0.99</text:p>
          </table:table-cell>
          <table:table-cell table:style-name="ce54" office:value-type="float" office:value="0.25">
            <text:p>0.25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.75">
            <text:p>0.75</text:p>
          </table:table-cell>
          <table:table-cell table:style-name="ce54" office:value-type="float" office:value="0.8">
            <text:p>0.8</text:p>
          </table:table-cell>
          <table:table-cell table:style-name="ce54" office:value-type="float" office:value="0.85">
            <text:p>0.85</text:p>
          </table:table-cell>
          <table:table-cell table:style-name="ce54" office:value-type="float" office:value="0.9">
            <text:p>0.9</text:p>
          </table:table-cell>
          <table:table-cell table:style-name="ce54" office:value-type="float" office:value="0.95">
            <text:p>0.95</text:p>
          </table:table-cell>
          <table:table-cell table:style-name="ce54" office:value-type="float" office:value="0.98">
            <text:p>0.98</text:p>
          </table:table-cell>
          <table:table-cell table:style-name="ce54" office:value-type="float" office:value="0.99">
            <text:p>0.99</text:p>
          </table:table-cell>
          <table:table-cell table:number-columns-repeated="225"/>
        </table:table-row>
        <table:table-row table:style-name="ro4">
          <table:table-cell table:style-name="ce45" office:value-type="string">
            <text:p>Alzheimer's</text:p>
          </table:table-cell>
          <table:table-cell table:style-name="ce48" table:formula="oooc:=[.C28]" office:value-type="float" office:value="8.5961">
            <text:p>8.6</text:p>
          </table:table-cell>
          <table:table-cell table:number-columns-repeated="6" table:style-name="ce48" office:value-type="float" office:value="0">
            <text:p>0</text:p>
          </table:table-cell>
          <table:table-cell table:style-name="ce48" office:value-type="float" office:value="3">
            <text:p>3</text:p>
          </table:table-cell>
          <table:table-cell table:number-columns-repeated="2" table:style-name="ce52" office:value-type="float" office:value="5">
            <text:p>5</text:p>
          </table:table-cell>
          <table:table-cell table:number-columns-repeated="7" table:style-name="ce20" office:value-type="string">
            <text:p>No</text:p>
          </table:table-cell>
          <table:table-cell table:number-columns-repeated="2" table:style-name="ce20" office:value-type="string">
            <text:p>Yes</text:p>
          </table:table-cell>
          <table:table-cell table:style-name="ce20" table:formula="oooc:=[.H26]/[.C26]" office:value-type="float" office:value="0.839023868136573">
            <text:p>0.84</text:p>
          </table:table-cell>
          <table:table-cell table:style-name="ce20" table:formula="oooc:=[.M26]/[.C26]" office:value-type="float" office:value="0.0975418316743373">
            <text:p>0.1</text:p>
          </table:table-cell>
          <table:table-cell table:style-name="ce20" table:formula="oooc:=[.R26]/[.C26]" office:value-type="float" office:value="0.0754932391451711">
            <text:p>0.08</text:p>
          </table:table-cell>
          <table:table-cell table:style-name="ce20" table:formula="oooc:=[.W26]/[.C26]" office:value-type="float" office:value="0.0558350280067073">
            <text:p>0.06</text:p>
          </table:table-cell>
          <table:table-cell table:style-name="ce20" table:formula="oooc:=[.AB26]/[.C26]" office:value-type="float" office:value="0.0331799207963181">
            <text:p>0.03</text:p>
          </table:table-cell>
          <table:table-cell table:style-name="ce20" table:formula="oooc:=[.AG26]/[.C26]" office:value-type="float" office:value="0.0190873737914303">
            <text:p>0.02</text:p>
          </table:table-cell>
          <table:table-cell table:style-name="ce20" table:formula="oooc:=[.AL26]/[.C26]" office:value-type="float" office:value="0.0122016482928396">
            <text:p>0.01</text:p>
          </table:table-cell>
          <table:table-cell table:style-name="ce20" table:formula="oooc:=[.AQ26]/[.C26]" office:value-type="float" office:value="0.00998965357308502">
            <text:p>0.01</text:p>
          </table:table-cell>
          <table:table-cell table:style-name="ce20" table:formula="oooc:=[.AV26]/[.C26]" office:value-type="float" office:value="0.00977558956794748">
            <text:p>0.01</text:p>
          </table:table-cell>
          <table:table-cell table:number-columns-repeated="225"/>
        </table:table-row>
        <table:table-row table:style-name="ro4">
          <table:table-cell table:style-name="ce45" office:value-type="string">
            <text:p>Schizophrenia</text:p>
          </table:table-cell>
          <table:table-cell table:style-name="ce48" table:formula="oooc:=[.C31]" office:value-type="float" office:value="5.676">
            <text:p>5.68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number-columns-repeated="5" table:style-name="ce52" office:value-type="float" office:value="5">
            <text:p>5</text:p>
          </table:table-cell>
          <table:table-cell table:number-columns-repeated="3" table:style-name="ce20" office:value-type="string">
            <text:p>No</text:p>
          </table:table-cell>
          <table:table-cell table:number-columns-repeated="2" table:style-name="ce20" office:value-type="string">
            <text:p>Yes</text:p>
          </table:table-cell>
          <table:table-cell table:style-name="ce55" office:value-type="string">
            <text:p>Yes</text:p>
          </table:table-cell>
          <table:table-cell table:number-columns-repeated="3" table:style-name="ce57" office:value-type="string">
            <text:p>Yes</text:p>
          </table:table-cell>
          <table:table-cell table:style-name="ce20" table:formula="oooc:=[.H29]/[.C29]" office:value-type="float" office:value="0.99053460182547">
            <text:p>0.99</text:p>
          </table:table-cell>
          <table:table-cell table:style-name="ce20" table:formula="oooc:=[.M29]/[.C29]" office:value-type="float" office:value="0.500700246293524">
            <text:p>0.5</text:p>
          </table:table-cell>
          <table:table-cell table:style-name="ce20" table:formula="oooc:=[.R29]/[.C29]" office:value-type="float" office:value="0.0667890085478341">
            <text:p>0.07</text:p>
          </table:table-cell>
          <table:table-cell table:style-name="ce20" table:formula="oooc:=[.W29]/[.C29]" office:value-type="float" office:value="0.0474718694161395">
            <text:p>0.05</text:p>
          </table:table-cell>
          <table:table-cell table:style-name="ce20" table:formula="oooc:=[.AB29]/[.C29]" office:value-type="float" office:value="0.0364128072632443">
            <text:p>0.04</text:p>
          </table:table-cell>
          <table:table-cell table:style-name="ce20" table:formula="oooc:=[.AG29]/[.C29]" office:value-type="float" office:value="0.0311005940020283">
            <text:p>0.03</text:p>
          </table:table-cell>
          <table:table-cell table:style-name="ce20" table:formula="oooc:=[.AL29]/[.C29]" office:value-type="float" office:value="0.0282030231322741">
            <text:p>0.03</text:p>
          </table:table-cell>
          <table:table-cell table:style-name="ce20" table:formula="oooc:=[.AQ29]/[.C29]" office:value-type="float" office:value="0.0276718018061525">
            <text:p>0.03</text:p>
          </table:table-cell>
          <table:table-cell table:style-name="ce20" table:formula="oooc:=[.AV29]/[.C29]" office:value-type="float" office:value="0.0278166803496402">
            <text:p>0.03</text:p>
          </table:table-cell>
          <table:table-cell table:number-columns-repeated="225"/>
        </table:table-row>
        <table:table-row table:style-name="ro4">
          <table:table-cell table:style-name="ce45" office:value-type="string">
            <text:p>BUX-350</text:p>
          </table:table-cell>
          <table:table-cell table:style-name="ce48" table:formula="oooc:=[.C34]" office:value-type="float" office:value="5.0888">
            <text:p>5.09</text:p>
          </table:table-cell>
          <table:table-cell table:number-columns-repeated="6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9" table:style-name="ce20" office:value-type="string">
            <text:p>No</text:p>
          </table:table-cell>
          <table:table-cell table:style-name="ce20" table:formula="oooc:=[.H32]/[.C32]" office:value-type="float" office:value="0.974842767295597">
            <text:p>0.97</text:p>
          </table:table-cell>
          <table:table-cell table:style-name="ce20" table:formula="oooc:=[.M32]/[.C32]" office:value-type="float" office:value="0.609364081062194">
            <text:p>0.61</text:p>
          </table:table-cell>
          <table:table-cell table:style-name="ce20" table:formula="oooc:=[.R32]/[.C32]" office:value-type="float" office:value="0.127183787561146">
            <text:p>0.13</text:p>
          </table:table-cell>
          <table:table-cell table:style-name="ce20" table:formula="oooc:=[.W32]/[.C32]" office:value-type="float" office:value="0.0852550663871419">
            <text:p>0.09</text:p>
          </table:table-cell>
          <table:table-cell table:style-name="ce20" table:formula="oooc:=[.AB32]/[.C32]" office:value-type="float" office:value="0.0559049615653389">
            <text:p>0.06</text:p>
          </table:table-cell>
          <table:table-cell table:style-name="ce20" table:formula="oooc:=[.AG32]/[.C32]" office:value-type="float" office:value="0.0412299091544375">
            <text:p>0.04</text:p>
          </table:table-cell>
          <table:table-cell table:style-name="ce20" table:formula="oooc:=[.AL32]/[.C32]" office:value-type="float" office:value="0.0342417889587701">
            <text:p>0.03</text:p>
          </table:table-cell>
          <table:table-cell table:style-name="ce20" table:formula="oooc:=[.AQ32]/[.C32]" office:value-type="float" office:value="0.0321453529000699">
            <text:p>0.03</text:p>
          </table:table-cell>
          <table:table-cell table:style-name="ce20" table:formula="oooc:=[.AV32]/[.C32]" office:value-type="float" office:value="0.0321453529000699">
            <text:p>0.03</text:p>
          </table:table-cell>
          <table:table-cell table:number-columns-repeated="225"/>
        </table:table-row>
        <table:table-row table:style-name="ro4">
          <table:table-cell table:style-name="ce45" office:value-type="string">
            <text:p>Lupus</text:p>
          </table:table-cell>
          <table:table-cell table:style-name="ce48" table:formula="oooc:=[.C37]" office:value-type="float" office:value="4.8001">
            <text:p>4.8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4">
            <text:p>4</text:p>
          </table:table-cell>
          <table:table-cell table:number-columns-repeated="9" table:style-name="ce20" office:value-type="string">
            <text:p>No</text:p>
          </table:table-cell>
          <table:table-cell table:style-name="ce20" table:formula="oooc:=[.H35]/[.C35]" office:value-type="float" office:value="0.983050847457627">
            <text:p>0.98</text:p>
          </table:table-cell>
          <table:table-cell table:style-name="ce20" table:formula="oooc:=[.M35]/[.C35]" office:value-type="float" office:value="0.915254237288136">
            <text:p>0.92</text:p>
          </table:table-cell>
          <table:table-cell table:style-name="ce20" table:formula="oooc:=[.R35]/[.C35]" office:value-type="float" office:value="0.322033898305085">
            <text:p>0.32</text:p>
          </table:table-cell>
          <table:table-cell table:style-name="ce20" table:formula="oooc:=[.W35]/[.C35]" office:value-type="float" office:value="0.23728813559322">
            <text:p>0.24</text:p>
          </table:table-cell>
          <table:table-cell table:style-name="ce20" table:formula="oooc:=[.AB35]/[.C35]" office:value-type="float" office:value="0.220338983050847">
            <text:p>0.22</text:p>
          </table:table-cell>
          <table:table-cell table:style-name="ce20" table:formula="oooc:=[.AG35]/[.C35]" office:value-type="float" office:value="0.169491525423729">
            <text:p>0.17</text:p>
          </table:table-cell>
          <table:table-cell table:style-name="ce20" table:formula="oooc:=[.AL35]/[.C35]" office:value-type="float" office:value="0.101694915254237">
            <text:p>0.1</text:p>
          </table:table-cell>
          <table:table-cell table:style-name="ce20" table:formula="oooc:=[.AQ35]/[.C35]" office:value-type="float" office:value="0.0847457627118644">
            <text:p>0.08</text:p>
          </table:table-cell>
          <table:table-cell table:style-name="ce20" table:formula="oooc:=[.AV35]/[.C35]" office:value-type="float" office:value="0.0677966101694915">
            <text:p>0.07</text:p>
          </table:table-cell>
          <table:table-cell table:number-columns-repeated="225"/>
        </table:table-row>
        <table:table-row table:style-name="ro4">
          <table:table-cell table:style-name="ce45" office:value-type="string">
            <text:p>BPACDIT</text:p>
          </table:table-cell>
          <table:table-cell table:style-name="ce48" table:formula="oooc:=[.C40]" office:value-type="float" office:value="3.8891">
            <text:p>3.89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3">
            <text:p>3</text:p>
          </table:table-cell>
          <table:table-cell table:style-name="ce52" office:value-type="float" office:value="4">
            <text:p>4</text:p>
          </table:table-cell>
          <table:table-cell table:number-columns-repeated="3" table:style-name="ce52" office:value-type="float" office:value="5">
            <text:p>5</text:p>
          </table:table-cell>
          <table:table-cell table:number-columns-repeated="2" table:style-name="ce20" office:value-type="string">
            <text:p>No</text:p>
          </table:table-cell>
          <table:table-cell table:number-columns-repeated="4" table:style-name="ce20" office:value-type="string">
            <text:p>Yes</text:p>
          </table:table-cell>
          <table:table-cell table:number-columns-repeated="3" table:style-name="ce57" office:value-type="string">
            <text:p>Yes</text:p>
          </table:table-cell>
          <table:table-cell table:style-name="ce20" table:formula="oooc:=[.H38]/[.C38]" office:value-type="float" office:value="0.838679245283019">
            <text:p>0.84</text:p>
          </table:table-cell>
          <table:table-cell table:style-name="ce20" table:formula="oooc:=[.M38]/[.C38]" office:value-type="float" office:value="0.245283018867925">
            <text:p>0.25</text:p>
          </table:table-cell>
          <table:table-cell table:style-name="ce20" table:formula="oooc:=[.R38]/[.C38]" office:value-type="float" office:value="0.135849056603774">
            <text:p>0.14</text:p>
          </table:table-cell>
          <table:table-cell table:style-name="ce20" table:formula="oooc:=[.W38]/[.C38]" office:value-type="float" office:value="0.137735849056604">
            <text:p>0.14</text:p>
          </table:table-cell>
          <table:table-cell table:style-name="ce20" table:formula="oooc:=[.AB38]/[.C38]" office:value-type="float" office:value="0.119811320754717">
            <text:p>0.12</text:p>
          </table:table-cell>
          <table:table-cell table:style-name="ce20" table:formula="oooc:=[.AG38]/[.C38]" office:value-type="float" office:value="0.114150943396226">
            <text:p>0.11</text:p>
          </table:table-cell>
          <table:table-cell table:style-name="ce20" table:formula="oooc:=[.AL38]/[.C38]" office:value-type="float" office:value="0.113207547169811">
            <text:p>0.11</text:p>
          </table:table-cell>
          <table:table-cell table:style-name="ce20" table:formula="oooc:=[.AQ38]/[.C38]" office:value-type="float" office:value="0.111320754716981">
            <text:p>0.11</text:p>
          </table:table-cell>
          <table:table-cell table:style-name="ce20" table:formula="oooc:=[.AV38]/[.C38]" office:value-type="float" office:value="0.113207547169811">
            <text:p>0.11</text:p>
          </table:table-cell>
          <table:table-cell table:number-columns-repeated="225"/>
        </table:table-row>
        <table:table-row table:style-name="ro4">
          <table:table-cell table:style-name="ce7"/>
          <table:table-cell table:style-name="ce49" office:value-type="string" table:number-columns-spanned="10" table:number-rows-spanned="1">
            <text:p>Red Cells indicate that the top model got lost</text:p>
          </table:table-cell>
          <table:covered-table-cell table:number-columns-repeated="8" table:style-name="ce51"/>
          <table:covered-table-cell table:style-name="ce53"/>
          <table:table-cell table:style-name="ce33"/>
          <table:table-cell table:style-name="ce35" table:number-columns-repeated="5"/>
          <table:table-cell table:style-name="ce39" table:number-columns-repeated="2"/>
          <table:table-cell table:style-name="ce44"/>
          <table:table-cell table:style-name="ce17"/>
          <table:table-cell table:number-columns-repeated="7"/>
          <table:table-cell table:style-name="ce28"/>
          <table:table-cell table:number-columns-repeated="225"/>
        </table:table-row>
        <table:table-row table:style-name="ro4">
          <table:table-cell table:style-name="ce7"/>
          <table:table-cell table:style-name="Default"/>
          <table:table-cell table:style-name="ce18"/>
          <table:table-cell table:style-name="ce25" table:number-columns-repeated="7"/>
          <table:table-cell table:style-name="ce29"/>
          <table:table-cell table:style-name="ce33"/>
          <table:table-cell table:style-name="ce35" table:number-columns-repeated="5"/>
          <table:table-cell table:style-name="ce39" table:number-columns-repeated="2"/>
          <table:table-cell table:style-name="ce44"/>
          <table:table-cell table:style-name="ce17"/>
          <table:table-cell table:number-columns-repeated="7"/>
          <table:table-cell table:style-name="ce28"/>
          <table:table-cell table:number-columns-repeated="225"/>
        </table:table-row>
        <table:table-row table:style-name="ro4" table:number-rows-repeated="10">
          <table:table-cell/>
          <table:table-cell table:style-name="Default"/>
          <table:table-cell table:number-columns-repeated="252"/>
        </table:table-row>
        <table:table-row table:style-name="ro3">
          <table:table-cell/>
          <table:table-cell table:style-name="Default"/>
          <table:table-cell table:number-columns-spanned="50" table:number-rows-spanned="1"/>
          <table:covered-table-cell table:number-columns-repeated="14"/>
          <table:covered-table-cell table:number-columns-repeated="4" table:style-name="Default"/>
          <table:covered-table-cell table:number-columns-repeated="31"/>
          <table:table-cell table:number-columns-repeated="202"/>
        </table:table-row>
        <table:table-row table:style-name="ro4">
          <table:table-cell table:style-name="ce8"/>
          <table:table-cell table:style-name="Default"/>
          <table:table-cell table:style-name="ce19" office:value-type="string" table:number-columns-spanned="5" table:number-rows-spanned="1">
            <text:p>None</text:p>
          </table:table-cell>
          <table:covered-table-cell table:number-columns-repeated="4" table:style-name="ce19"/>
          <table:table-cell table:style-name="ce19" office:value-type="float" office:value="0.25" table:number-columns-spanned="5" table:number-rows-spanned="1">
            <text:p>0.25</text:p>
          </table:table-cell>
          <table:covered-table-cell table:number-columns-repeated="4" table:style-name="ce19" office:value-type="float" office:value="0.25">
            <text:p>0.25</text:p>
          </table:covered-table-cell>
          <table:table-cell table:style-name="ce19" office:value-type="float" office:value="0.5" table:number-columns-spanned="5" table:number-rows-spanned="1">
            <text:p>0.5</text:p>
          </table:table-cell>
          <table:covered-table-cell table:number-columns-repeated="4" table:style-name="ce19" office:value-type="float" office:value="0.5">
            <text:p>0.5</text:p>
          </table:covered-table-cell>
          <table:table-cell table:style-name="ce19" office:value-type="float" office:value="0.75" table:number-columns-spanned="5" table:number-rows-spanned="1">
            <text:p>0.75</text:p>
          </table:table-cell>
          <table:covered-table-cell table:number-columns-repeated="4" table:style-name="ce19" office:value-type="float" office:value="0.75">
            <text:p>0.75</text:p>
          </table:covered-table-cell>
          <table:table-cell table:style-name="ce19" office:value-type="float" office:value="0.8" table:number-columns-spanned="5" table:number-rows-spanned="1">
            <text:p>0.8</text:p>
          </table:table-cell>
          <table:covered-table-cell table:number-columns-repeated="4" table:style-name="ce19" office:value-type="float" office:value="0.8">
            <text:p>0.8</text:p>
          </table:covered-table-cell>
          <table:table-cell table:style-name="ce19" office:value-type="float" office:value="0.85" table:number-columns-spanned="5" table:number-rows-spanned="1">
            <text:p>0.85</text:p>
          </table:table-cell>
          <table:covered-table-cell table:number-columns-repeated="4" table:style-name="ce19" office:value-type="float" office:value="0.85">
            <text:p>0.85</text:p>
          </table:covered-table-cell>
          <table:table-cell table:style-name="ce19" office:value-type="float" office:value="0.9" table:number-columns-spanned="5" table:number-rows-spanned="1">
            <text:p>0.9</text:p>
          </table:table-cell>
          <table:covered-table-cell table:number-columns-repeated="4" table:style-name="ce19" office:value-type="float" office:value="0.9">
            <text:p>0.9</text:p>
          </table:covered-table-cell>
          <table:table-cell table:style-name="ce19" office:value-type="float" office:value="0.95" table:number-columns-spanned="5" table:number-rows-spanned="1">
            <text:p>0.95</text:p>
          </table:table-cell>
          <table:covered-table-cell table:number-columns-repeated="4" table:style-name="ce19" office:value-type="float" office:value="0.95">
            <text:p>0.95</text:p>
          </table:covered-table-cell>
          <table:table-cell table:style-name="ce19" office:value-type="float" office:value="0.98" table:number-columns-spanned="5" table:number-rows-spanned="1">
            <text:p>0.98</text:p>
          </table:table-cell>
          <table:covered-table-cell table:number-columns-repeated="4" table:style-name="ce19" office:value-type="float" office:value="0.98">
            <text:p>0.98</text:p>
          </table:covered-table-cell>
          <table:table-cell table:style-name="ce19" office:value-type="float" office:value="0.99" table:number-columns-spanned="5" table:number-rows-spanned="1">
            <text:p>0.99</text:p>
          </table:table-cell>
          <table:covered-table-cell table:number-columns-repeated="3" table:style-name="ce19" office:value-type="float" office:value="0.99">
            <text:p>0.99</text:p>
          </table:covered-table-cell>
          <table:covered-table-cell table:style-name="ce19"/>
          <table:table-cell table:number-columns-repeated="202"/>
        </table:table-row>
        <table:table-row table:style-name="ro4">
          <table:table-cell/>
          <table:table-cell office:value-type="string">
            <text:p>Score Rank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number-columns-repeated="202"/>
        </table:table-row>
        <table:table-row table:style-name="ro6">
          <table:table-cell table:style-name="ce9" office:value-type="string" table:number-columns-spanned="1" table:number-rows-spanned="3">
            <text:p>Alzheimer's</text:p>
          </table:table-cell>
          <table:table-cell office:value-type="string">
            <text:p>Execution Time</text:p>
          </table:table-cell>
          <table:table-cell table:number-columns-repeated="5" table:style-name="ce21" office:value-type="float" office:value="280.29">
            <text:p>280.29</text:p>
          </table:table-cell>
          <table:table-cell table:number-columns-repeated="5" table:style-name="ce21" office:value-type="float" office:value="235.17">
            <text:p>235.17</text:p>
          </table:table-cell>
          <table:table-cell table:number-columns-repeated="5" table:style-name="ce21" office:value-type="float" office:value="27.34">
            <text:p>27.34</text:p>
          </table:table-cell>
          <table:table-cell table:number-columns-repeated="5" table:style-name="ce21" office:value-type="float" office:value="21.16">
            <text:p>21.16</text:p>
          </table:table-cell>
          <table:table-cell table:number-columns-repeated="5" table:style-name="ce21" office:value-type="float" office:value="15.65">
            <text:p>15.65</text:p>
          </table:table-cell>
          <table:table-cell table:number-columns-repeated="5" table:style-name="ce21" office:value-type="float" office:value="9.3">
            <text:p>9.3</text:p>
          </table:table-cell>
          <table:table-cell table:number-columns-repeated="5" table:style-name="ce21" office:value-type="float" office:value="5.35">
            <text:p>5.35</text:p>
          </table:table-cell>
          <table:table-cell table:number-columns-repeated="5" table:style-name="ce21" office:value-type="float" office:value="3.42">
            <text:p>3.42</text:p>
          </table:table-cell>
          <table:table-cell table:number-columns-repeated="5" table:style-name="ce21" office:value-type="float" office:value="2.8">
            <text:p>2.8</text:p>
          </table:table-cell>
          <table:table-cell table:number-columns-repeated="5" table:style-name="ce21" office:value-type="float" office:value="2.74">
            <text:p>2.74</text:p>
          </table:table-cell>
          <table:table-cell table:style-name="ce8" table:number-columns-repeated="202"/>
        </table:table-row>
        <table:table-row table:style-name="ro7">
          <table:covered-table-cell table:style-name="ce10"/>
          <table:table-cell office:value-type="string">
            <text:p>Model</text:p>
          </table:table-cell>
          <table:table-cell table:style-name="ce21" office:value-type="string">
            <text:p>9x31x36</text:p>
          </table:table-cell>
          <table:table-cell table:style-name="ce21" office:value-type="string">
            <text:p>7x10x31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3x23x31</text:p>
          </table:table-cell>
          <table:table-cell table:style-name="ce21" office:value-type="string">
            <text:p>9x31x36</text:p>
          </table:table-cell>
          <table:table-cell table:style-name="ce21" office:value-type="string">
            <text:p>7x10x31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3x23x31</text:p>
          </table:table-cell>
          <table:table-cell table:style-name="ce21" office:value-type="string">
            <text:p>9x31x36</text:p>
          </table:table-cell>
          <table:table-cell table:style-name="ce21" office:value-type="string">
            <text:p>7x10x31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3x23x31</text:p>
          </table:table-cell>
          <table:table-cell table:style-name="ce21" office:value-type="string">
            <text:p>9x31x36</text:p>
          </table:table-cell>
          <table:table-cell table:style-name="ce21" office:value-type="string">
            <text:p>7x10x31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3x23x31</text:p>
          </table:table-cell>
          <table:table-cell table:style-name="ce21" office:value-type="string">
            <text:p>9x31x36</text:p>
          </table:table-cell>
          <table:table-cell table:style-name="ce21" office:value-type="string">
            <text:p>7x10x31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3x23x31</text:p>
          </table:table-cell>
          <table:table-cell table:style-name="ce21" office:value-type="string">
            <text:p>9x31x36</text:p>
          </table:table-cell>
          <table:table-cell table:style-name="ce21" office:value-type="string">
            <text:p>7x10x31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3x23x31</text:p>
          </table:table-cell>
          <table:table-cell table:style-name="ce21" office:value-type="string">
            <text:p>9x31x36</text:p>
          </table:table-cell>
          <table:table-cell table:style-name="ce21" office:value-type="string">
            <text:p>7x10x31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3x23x31</text:p>
          </table:table-cell>
          <table:table-cell table:style-name="ce21" office:value-type="string">
            <text:p>9x31x36</text:p>
          </table:table-cell>
          <table:table-cell table:style-name="ce21" office:value-type="string">
            <text:p>3x7x31</text:p>
          </table:table-cell>
          <table:table-cell table:style-name="ce21" office:value-type="string">
            <text:p>1x9x31</text:p>
          </table:table-cell>
          <table:table-cell table:style-name="ce21" office:value-type="string">
            <text:p>1x7x31</text:p>
          </table:table-cell>
          <table:table-cell table:style-name="ce21" office:value-type="string">
            <text:p>21x31</text:p>
          </table:table-cell>
          <table:table-cell table:style-name="ce21" office:value-type="string">
            <text:p>1x7x31</text:p>
          </table:table-cell>
          <table:table-cell table:style-name="ce21" office:value-type="string">
            <text:p>21x31</text:p>
          </table:table-cell>
          <table:table-cell table:style-name="ce21" office:value-type="string">
            <text:p>14x21x3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2x7x31</text:p>
          </table:table-cell>
          <table:table-cell table:style-name="ce21" office:value-type="string">
            <text:p>1x7x31</text:p>
          </table:table-cell>
          <table:table-cell table:style-name="ce21" office:value-type="string">
            <text:p>14x21x3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2x7x31</text:p>
          </table:table-cell>
          <table:table-cell table:style-name="ce21" office:value-type="string">
            <text:p>7x31</text:p>
          </table:table-cell>
          <table:table-cell table:number-columns-repeated="202"/>
        </table:table-row>
        <table:table-row table:style-name="ro8">
          <table:covered-table-cell table:style-name="ce11"/>
          <table:table-cell office:value-type="string">
            <text:p>T-Value</text:p>
          </table:table-cell>
          <table:table-cell table:style-name="ce21" office:value-type="float" office:value="8.5961">
            <text:p>8.6</text:p>
          </table:table-cell>
          <table:table-cell table:style-name="ce21" office:value-type="float" office:value="8.4776">
            <text:p>8.48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3103">
            <text:p>8.31</text:p>
          </table:table-cell>
          <table:table-cell table:style-name="ce21" office:value-type="float" office:value="8.5961">
            <text:p>8.6</text:p>
          </table:table-cell>
          <table:table-cell table:style-name="ce21" office:value-type="float" office:value="8.4776">
            <text:p>8.48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3103">
            <text:p>8.31</text:p>
          </table:table-cell>
          <table:table-cell table:style-name="ce21" office:value-type="float" office:value="8.5961">
            <text:p>8.6</text:p>
          </table:table-cell>
          <table:table-cell table:style-name="ce21" office:value-type="float" office:value="8.4776">
            <text:p>8.48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3103">
            <text:p>8.31</text:p>
          </table:table-cell>
          <table:table-cell table:style-name="ce21" office:value-type="float" office:value="8.5961">
            <text:p>8.6</text:p>
          </table:table-cell>
          <table:table-cell table:style-name="ce21" office:value-type="float" office:value="8.4776">
            <text:p>8.48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3103">
            <text:p>8.31</text:p>
          </table:table-cell>
          <table:table-cell table:style-name="ce21" office:value-type="float" office:value="8.5961">
            <text:p>8.6</text:p>
          </table:table-cell>
          <table:table-cell table:style-name="ce21" office:value-type="float" office:value="8.4776">
            <text:p>8.48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3103">
            <text:p>8.31</text:p>
          </table:table-cell>
          <table:table-cell table:style-name="ce21" office:value-type="float" office:value="8.5961">
            <text:p>8.6</text:p>
          </table:table-cell>
          <table:table-cell table:style-name="ce21" office:value-type="float" office:value="8.4776">
            <text:p>8.48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3103">
            <text:p>8.31</text:p>
          </table:table-cell>
          <table:table-cell table:style-name="ce21" office:value-type="float" office:value="8.5961">
            <text:p>8.6</text:p>
          </table:table-cell>
          <table:table-cell table:style-name="ce21" office:value-type="float" office:value="8.4776">
            <text:p>8.48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3103">
            <text:p>8.31</text:p>
          </table:table-cell>
          <table:table-cell table:style-name="ce21" office:value-type="float" office:value="8.5961">
            <text:p>8.6</text:p>
          </table:table-cell>
          <table:table-cell table:style-name="ce21" office:value-type="float" office:value="8.4101">
            <text:p>8.41</text:p>
          </table:table-cell>
          <table:table-cell table:style-name="ce21" office:value-type="float" office:value="8.3905">
            <text:p>8.39</text:p>
          </table:table-cell>
          <table:table-cell table:style-name="ce21" office:value-type="float" office:value="8.2733">
            <text:p>8.27</text:p>
          </table:table-cell>
          <table:table-cell table:style-name="ce21" office:value-type="float" office:value="8.214">
            <text:p>8.21</text:p>
          </table:table-cell>
          <table:table-cell table:style-name="ce21" office:value-type="float" office:value="8.2733">
            <text:p>8.27</text:p>
          </table:table-cell>
          <table:table-cell table:style-name="ce21" office:value-type="float" office:value="8.214">
            <text:p>8.21</text:p>
          </table:table-cell>
          <table:table-cell table:style-name="ce21" office:value-type="float" office:value="8.1853">
            <text:p>8.19</text:p>
          </table:table-cell>
          <table:table-cell table:style-name="ce21" office:value-type="float" office:value="8.1782">
            <text:p>8.18</text:p>
          </table:table-cell>
          <table:table-cell table:style-name="ce21" office:value-type="float" office:value="8.1482">
            <text:p>8.15</text:p>
          </table:table-cell>
          <table:table-cell table:style-name="ce21" office:value-type="float" office:value="8.2733">
            <text:p>8.27</text:p>
          </table:table-cell>
          <table:table-cell table:style-name="ce21" office:value-type="float" office:value="8.1853">
            <text:p>8.19</text:p>
          </table:table-cell>
          <table:table-cell table:style-name="ce21" office:value-type="float" office:value="8.1782">
            <text:p>8.18</text:p>
          </table:table-cell>
          <table:table-cell table:style-name="ce21" office:value-type="float" office:value="8.1482">
            <text:p>8.15</text:p>
          </table:table-cell>
          <table:table-cell table:style-name="ce21" office:value-type="float" office:value="8.0989">
            <text:p>8.1</text:p>
          </table:table-cell>
          <table:table-cell table:number-columns-repeated="202"/>
        </table:table-row>
        <table:table-row table:style-name="ro9">
          <table:table-cell table:style-name="ce9" office:value-type="string" table:number-columns-spanned="1" table:number-rows-spanned="3">
            <text:p>Schizophrenia</text:p>
          </table:table-cell>
          <table:table-cell office:value-type="string">
            <text:p>Execution Time</text:p>
          </table:table-cell>
          <table:table-cell table:number-columns-repeated="5" table:style-name="ce21" office:value-type="float" office:value="207.07">
            <text:p>207.07</text:p>
          </table:table-cell>
          <table:table-cell table:number-columns-repeated="5" table:style-name="ce21" office:value-type="float" office:value="205.11">
            <text:p>205.11</text:p>
          </table:table-cell>
          <table:table-cell table:number-columns-repeated="5" table:style-name="ce21" office:value-type="float" office:value="103.68">
            <text:p>103.68</text:p>
          </table:table-cell>
          <table:table-cell table:number-columns-repeated="5" table:style-name="ce21" office:value-type="float" office:value="13.83">
            <text:p>13.83</text:p>
          </table:table-cell>
          <table:table-cell table:number-columns-repeated="5" table:style-name="ce21" office:value-type="float" office:value="9.83">
            <text:p>9.83</text:p>
          </table:table-cell>
          <table:table-cell table:number-columns-repeated="5" table:style-name="ce21" office:value-type="float" office:value="7.54">
            <text:p>7.54</text:p>
          </table:table-cell>
          <table:table-cell table:number-columns-repeated="5" table:style-name="ce21" office:value-type="float" office:value="6.44">
            <text:p>6.44</text:p>
          </table:table-cell>
          <table:table-cell table:number-columns-repeated="5" table:style-name="ce21" office:value-type="float" office:value="5.84">
            <text:p>5.84</text:p>
          </table:table-cell>
          <table:table-cell table:number-columns-repeated="5" table:style-name="ce21" office:value-type="float" office:value="5.73">
            <text:p>5.73</text:p>
          </table:table-cell>
          <table:table-cell table:number-columns-repeated="5" table:style-name="ce21" office:value-type="float" office:value="5.76">
            <text:p>5.76</text:p>
          </table:table-cell>
          <table:table-cell table:number-columns-repeated="202"/>
        </table:table-row>
        <table:table-row table:style-name="ro7">
          <table:covered-table-cell table:style-name="ce10"/>
          <table:table-cell office:value-type="string">
            <text:p>Model</text:p>
          </table:table-cell>
          <table:table-cell table:style-name="ce21" office:value-type="string">
            <text:p>8x18x31</text:p>
          </table:table-cell>
          <table:table-cell table:style-name="ce21" office:value-type="string">
            <text:p>18x31x56</text:p>
          </table:table-cell>
          <table:table-cell table:style-name="ce21" office:value-type="string">
            <text:p>19x31x54</text:p>
          </table:table-cell>
          <table:table-cell table:style-name="ce21" office:value-type="string">
            <text:p>6x19x31</text:p>
          </table:table-cell>
          <table:table-cell table:style-name="ce21" office:value-type="string">
            <text:p>18x48x56</text:p>
          </table:table-cell>
          <table:table-cell table:style-name="ce21" office:value-type="string">
            <text:p>8x18x31</text:p>
          </table:table-cell>
          <table:table-cell table:style-name="ce21" office:value-type="string">
            <text:p>18x31x56</text:p>
          </table:table-cell>
          <table:table-cell table:style-name="ce21" office:value-type="string">
            <text:p>6x19x31</text:p>
          </table:table-cell>
          <table:table-cell table:style-name="ce21" office:value-type="string">
            <text:p>19x31x54</text:p>
          </table:table-cell>
          <table:table-cell table:style-name="ce21" office:value-type="string">
            <text:p>18x48x56</text:p>
          </table:table-cell>
          <table:table-cell table:style-name="ce21" office:value-type="string">
            <text:p>8x18x31</text:p>
          </table:table-cell>
          <table:table-cell table:style-name="ce21" office:value-type="string">
            <text:p>18x31x56</text:p>
          </table:table-cell>
          <table:table-cell table:style-name="ce21" office:value-type="string">
            <text:p>19x31x54</text:p>
          </table:table-cell>
          <table:table-cell table:style-name="ce21" office:value-type="string">
            <text:p>6x19x31</text:p>
          </table:table-cell>
          <table:table-cell table:style-name="ce21" office:value-type="string">
            <text:p>8x18x48</text:p>
          </table:table-cell>
          <table:table-cell table:style-name="ce21" office:value-type="string">
            <text:p>8x18x31</text:p>
          </table:table-cell>
          <table:table-cell table:style-name="ce21" office:value-type="string">
            <text:p>6x19x31</text:p>
          </table:table-cell>
          <table:table-cell table:style-name="ce21" office:value-type="string">
            <text:p>8x18x48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22x41x68</text:p>
          </table:table-cell>
          <table:table-cell table:style-name="ce21" office:value-type="string">
            <text:p>8x18x31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22x41x68</text:p>
          </table:table-cell>
          <table:table-cell table:style-name="ce21" office:value-type="string">
            <text:p>24x60x71</text:p>
          </table:table-cell>
          <table:table-cell table:style-name="ce21" office:value-type="string">
            <text:p>8x13x31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24x60x71</text:p>
          </table:table-cell>
          <table:table-cell table:style-name="ce21" office:value-type="string">
            <text:p>60x61x71</text:p>
          </table:table-cell>
          <table:table-cell table:style-name="ce21" office:value-type="string">
            <text:p>5x31x71</text:p>
          </table:table-cell>
          <table:table-cell table:style-name="ce21" office:value-type="string">
            <text:p>9x23x35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60x61x71</text:p>
          </table:table-cell>
          <table:table-cell table:style-name="ce21" office:value-type="string">
            <text:p>7x47x71</text:p>
          </table:table-cell>
          <table:table-cell table:style-name="ce21" office:value-type="string">
            <text:p>7x42x71</text:p>
          </table:table-cell>
          <table:table-cell table:style-name="ce21" office:value-type="string">
            <text:p>5x60x71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5x60x71</text:p>
          </table:table-cell>
          <table:table-cell table:style-name="ce21" office:value-type="string">
            <text:p>1x60x71</text:p>
          </table:table-cell>
          <table:table-cell table:style-name="ce21" office:value-type="string">
            <text:p>6x31x69</text:p>
          </table:table-cell>
          <table:table-cell table:style-name="ce21" office:value-type="string">
            <text:p>1x55x71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1x7x71</text:p>
          </table:table-cell>
          <table:table-cell table:style-name="ce21" office:value-type="string">
            <text:p>1x55x71</text:p>
          </table:table-cell>
          <table:table-cell table:style-name="ce21" office:value-type="string">
            <text:p>6x25x61</text:p>
          </table:table-cell>
          <table:table-cell table:style-name="ce21" office:value-type="string">
            <text:p>1x15x25</text:p>
          </table:table-cell>
          <table:table-cell table:style-name="ce21" office:value-type="string">
            <text:p>18x25x31</text:p>
          </table:table-cell>
          <table:table-cell table:style-name="ce21" office:value-type="string">
            <text:p>1x7x71</text:p>
          </table:table-cell>
          <table:table-cell table:style-name="ce21" office:value-type="string">
            <text:p>1x55x71</text:p>
          </table:table-cell>
          <table:table-cell table:style-name="ce21" office:value-type="string">
            <text:p>6x25x61</text:p>
          </table:table-cell>
          <table:table-cell table:style-name="ce21" office:value-type="string">
            <text:p>1x15x25</text:p>
          </table:table-cell>
          <table:table-cell table:number-columns-repeated="202"/>
        </table:table-row>
        <table:table-row table:style-name="ro8">
          <table:covered-table-cell table:style-name="ce11"/>
          <table:table-cell office:value-type="string">
            <text:p>T-Value</text:p>
          </table:table-cell>
          <table:table-cell table:number-columns-repeated="2" table:style-name="ce21" office:value-type="float" office:value="5.676">
            <text:p>5.68</text:p>
          </table:table-cell>
          <table:table-cell table:number-columns-repeated="2" table:style-name="ce21" office:value-type="float" office:value="5.5812">
            <text:p>5.58</text:p>
          </table:table-cell>
          <table:table-cell table:style-name="ce21" office:value-type="float" office:value="5.5277">
            <text:p>5.53</text:p>
          </table:table-cell>
          <table:table-cell table:number-columns-repeated="2" table:style-name="ce21" office:value-type="float" office:value="5.676">
            <text:p>5.68</text:p>
          </table:table-cell>
          <table:table-cell table:number-columns-repeated="2" table:style-name="ce21" office:value-type="float" office:value="5.5812">
            <text:p>5.58</text:p>
          </table:table-cell>
          <table:table-cell table:style-name="ce21" office:value-type="float" office:value="5.5277">
            <text:p>5.53</text:p>
          </table:table-cell>
          <table:table-cell table:number-columns-repeated="2" table:style-name="ce21" office:value-type="float" office:value="5.676">
            <text:p>5.68</text:p>
          </table:table-cell>
          <table:table-cell table:number-columns-repeated="2" table:style-name="ce21" office:value-type="float" office:value="5.5812">
            <text:p>5.58</text:p>
          </table:table-cell>
          <table:table-cell table:style-name="ce21" office:value-type="float" office:value="5.5277">
            <text:p>5.53</text:p>
          </table:table-cell>
          <table:table-cell table:style-name="ce21" office:value-type="float" office:value="5.676">
            <text:p>5.68</text:p>
          </table:table-cell>
          <table:table-cell table:style-name="ce21" office:value-type="float" office:value="5.5812">
            <text:p>5.58</text:p>
          </table:table-cell>
          <table:table-cell table:style-name="ce21" office:value-type="float" office:value="5.5277">
            <text:p>5.53</text:p>
          </table:table-cell>
          <table:table-cell table:style-name="ce21" office:value-type="float" office:value="5.5089">
            <text:p>5.51</text:p>
          </table:table-cell>
          <table:table-cell table:style-name="ce21" office:value-type="float" office:value="5.4885">
            <text:p>5.49</text:p>
          </table:table-cell>
          <table:table-cell table:style-name="ce21" office:value-type="float" office:value="5.676">
            <text:p>5.68</text:p>
          </table:table-cell>
          <table:table-cell table:style-name="ce21" office:value-type="float" office:value="5.5089">
            <text:p>5.51</text:p>
          </table:table-cell>
          <table:table-cell table:style-name="ce21" office:value-type="float" office:value="5.4885">
            <text:p>5.49</text:p>
          </table:table-cell>
          <table:table-cell table:style-name="ce21" office:value-type="float" office:value="5.3857">
            <text:p>5.39</text:p>
          </table:table-cell>
          <table:table-cell table:style-name="ce21" office:value-type="float" office:value="5.3736">
            <text:p>5.37</text:p>
          </table:table-cell>
          <table:table-cell table:style-name="ce21" office:value-type="float" office:value="5.5089">
            <text:p>5.51</text:p>
          </table:table-cell>
          <table:table-cell table:style-name="ce21" office:value-type="float" office:value="5.3857">
            <text:p>5.39</text:p>
          </table:table-cell>
          <table:table-cell table:style-name="ce21" office:value-type="float" office:value="5.3287">
            <text:p>5.33</text:p>
          </table:table-cell>
          <table:table-cell table:style-name="ce21" office:value-type="float" office:value="5.2801">
            <text:p>5.28</text:p>
          </table:table-cell>
          <table:table-cell table:style-name="ce21" office:value-type="float" office:value="5.2213">
            <text:p>5.22</text:p>
          </table:table-cell>
          <table:table-cell table:style-name="ce21" office:value-type="float" office:value="5.5089">
            <text:p>5.51</text:p>
          </table:table-cell>
          <table:table-cell table:style-name="ce21" office:value-type="float" office:value="5.3287">
            <text:p>5.33</text:p>
          </table:table-cell>
          <table:table-cell table:style-name="ce21" office:value-type="float" office:value="5.1904">
            <text:p>5.19</text:p>
          </table:table-cell>
          <table:table-cell table:style-name="ce21" office:value-type="float" office:value="5.1823">
            <text:p>5.18</text:p>
          </table:table-cell>
          <table:table-cell table:style-name="ce21" office:value-type="float" office:value="5.1695">
            <text:p>5.17</text:p>
          </table:table-cell>
          <table:table-cell table:style-name="ce21" office:value-type="float" office:value="5.5089">
            <text:p>5.51</text:p>
          </table:table-cell>
          <table:table-cell table:style-name="ce21" office:value-type="float" office:value="5.1695">
            <text:p>5.17</text:p>
          </table:table-cell>
          <table:table-cell table:style-name="ce21" office:value-type="float" office:value="5.0279">
            <text:p>5.03</text:p>
          </table:table-cell>
          <table:table-cell table:style-name="ce21" office:value-type="float" office:value="4.906">
            <text:p>4.91</text:p>
          </table:table-cell>
          <table:table-cell table:style-name="ce21" office:value-type="float" office:value="4.8788">
            <text:p>4.88</text:p>
          </table:table-cell>
          <table:table-cell table:style-name="ce21" office:value-type="float" office:value="5.5089">
            <text:p>5.51</text:p>
          </table:table-cell>
          <table:table-cell table:number-columns-repeated="2" table:style-name="ce21" office:value-type="float" office:value="4.8788">
            <text:p>4.88</text:p>
          </table:table-cell>
          <table:table-cell table:style-name="ce21" office:value-type="float" office:value="4.8083">
            <text:p>4.81</text:p>
          </table:table-cell>
          <table:table-cell table:style-name="ce21" office:value-type="float" office:value="4.8059">
            <text:p>4.81</text:p>
          </table:table-cell>
          <table:table-cell table:style-name="ce21" office:value-type="float" office:value="5.5089">
            <text:p>5.51</text:p>
          </table:table-cell>
          <table:table-cell table:number-columns-repeated="2" table:style-name="ce21" office:value-type="float" office:value="4.8788">
            <text:p>4.88</text:p>
          </table:table-cell>
          <table:table-cell table:style-name="ce21" office:value-type="float" office:value="4.8083">
            <text:p>4.81</text:p>
          </table:table-cell>
          <table:table-cell table:style-name="ce21" office:value-type="float" office:value="4.8059">
            <text:p>4.81</text:p>
          </table:table-cell>
          <table:table-cell table:number-columns-repeated="202"/>
        </table:table-row>
        <table:table-row table:style-name="ro6">
          <table:table-cell table:style-name="ce12" office:value-type="string" table:number-columns-spanned="1" table:number-rows-spanned="3">
            <text:p>BUX-350</text:p>
          </table:table-cell>
          <table:table-cell office:value-type="string">
            <text:p>Execution Time</text:p>
          </table:table-cell>
          <table:table-cell table:number-columns-repeated="5" table:style-name="ce22" office:value-type="float" office:value="14.31">
            <text:p>14.31</text:p>
          </table:table-cell>
          <table:table-cell table:number-columns-repeated="5" table:style-name="ce22" office:value-type="float" office:value="13.95">
            <text:p>13.95</text:p>
          </table:table-cell>
          <table:table-cell table:number-columns-repeated="5" table:style-name="ce22" office:value-type="float" office:value="8.72">
            <text:p>8.72</text:p>
          </table:table-cell>
          <table:table-cell table:number-columns-repeated="5" table:style-name="ce22" office:value-type="float" office:value="1.82">
            <text:p>1.82</text:p>
          </table:table-cell>
          <table:table-cell table:number-columns-repeated="5" table:style-name="ce22" office:value-type="float" office:value="1.22">
            <text:p>1.22</text:p>
          </table:table-cell>
          <table:table-cell table:number-columns-repeated="5" table:style-name="ce22" office:value-type="float" office:value="0.8">
            <text:p>0.8</text:p>
          </table:table-cell>
          <table:table-cell table:number-columns-repeated="5" table:style-name="ce22" office:value-type="float" office:value="0.59">
            <text:p>0.59</text:p>
          </table:table-cell>
          <table:table-cell table:number-columns-repeated="5" table:style-name="ce22" office:value-type="float" office:value="0.49">
            <text:p>0.49</text:p>
          </table:table-cell>
          <table:table-cell table:number-columns-repeated="10" table:style-name="ce22" office:value-type="float" office:value="0.46">
            <text:p>0.46</text:p>
          </table:table-cell>
          <table:table-cell table:number-columns-repeated="202"/>
        </table:table-row>
        <table:table-row table:style-name="ro10">
          <table:covered-table-cell table:style-name="ce10"/>
          <table:table-cell office:value-type="string">
            <text:p>Model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7x29x33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x22x27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8x25x32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x22x27</text:p>
          </table:table-cell>
          <table:table-cell table:style-name="ce22" office:value-type="string">
            <text:p>21x26x31</text:p>
          </table:table-cell>
          <table:table-cell table:style-name="ce22" office:value-type="string">
            <text:p>1x7x26</text:p>
          </table:table-cell>
          <table:table-cell table:style-name="ce22" office:value-type="string">
            <text:p>26x27x33</text:p>
          </table:table-cell>
          <table:table-cell table:style-name="ce22" office:value-type="string">
            <text:p>2x22x27</text:p>
          </table:table-cell>
          <table:table-cell table:style-name="ce22" office:value-type="string">
            <text:p>6x22x27</text:p>
          </table:table-cell>
          <table:table-cell table:number-columns-repeated="202"/>
        </table:table-row>
        <table:table-row table:style-name="ro8">
          <table:covered-table-cell table:style-name="ce11"/>
          <table:table-cell office:value-type="string">
            <text:p>T-Value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8167">
            <text:p>4.82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4.7217">
            <text:p>4.72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7823">
            <text:p>4.78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4.7217">
            <text:p>4.72</text:p>
          </table:table-cell>
          <table:table-cell table:style-name="ce22" office:value-type="float" office:value="5.0888">
            <text:p>5.09</text:p>
          </table:table-cell>
          <table:table-cell table:style-name="ce22" office:value-type="float" office:value="4.826">
            <text:p>4.83</text:p>
          </table:table-cell>
          <table:table-cell table:style-name="ce22" office:value-type="float" office:value="4.7741">
            <text:p>4.77</text:p>
          </table:table-cell>
          <table:table-cell table:style-name="ce22" office:value-type="float" office:value="4.7217">
            <text:p>4.72</text:p>
          </table:table-cell>
          <table:table-cell table:style-name="ce22" office:value-type="float" office:value="4.6914">
            <text:p>4.69</text:p>
          </table:table-cell>
          <table:table-cell table:number-columns-repeated="202"/>
        </table:table-row>
        <table:table-row table:style-name="ro6">
          <table:table-cell table:style-name="ce12" office:value-type="string" table:number-columns-spanned="1" table:number-rows-spanned="3">
            <text:p>Lupus</text:p>
          </table:table-cell>
          <table:table-cell office:value-type="string">
            <text:p>Execution Time</text:p>
          </table:table-cell>
          <table:table-cell table:number-columns-repeated="5" table:style-name="ce22" office:value-type="float" office:value="0.59">
            <text:p>0.59</text:p>
          </table:table-cell>
          <table:table-cell table:number-columns-repeated="5" table:style-name="ce22" office:value-type="float" office:value="0.58">
            <text:p>0.58</text:p>
          </table:table-cell>
          <table:table-cell table:number-columns-repeated="5" table:style-name="ce22" office:value-type="float" office:value="0.54">
            <text:p>0.54</text:p>
          </table:table-cell>
          <table:table-cell table:number-columns-repeated="5" table:style-name="ce22" office:value-type="float" office:value="0.19">
            <text:p>0.19</text:p>
          </table:table-cell>
          <table:table-cell table:number-columns-repeated="5" table:style-name="ce22" office:value-type="float" office:value="0.14">
            <text:p>0.14</text:p>
          </table:table-cell>
          <table:table-cell table:number-columns-repeated="5" table:style-name="ce22" office:value-type="float" office:value="0.13">
            <text:p>0.13</text:p>
          </table:table-cell>
          <table:table-cell table:number-columns-repeated="5" table:style-name="ce22" office:value-type="float" office:value="0.1">
            <text:p>0.1</text:p>
          </table:table-cell>
          <table:table-cell table:number-columns-repeated="5" table:style-name="ce22" office:value-type="float" office:value="0.06">
            <text:p>0.06</text:p>
          </table:table-cell>
          <table:table-cell table:number-columns-repeated="5" table:style-name="ce22" office:value-type="float" office:value="0.05">
            <text:p>0.05</text:p>
          </table:table-cell>
          <table:table-cell table:number-columns-repeated="5" table:style-name="ce22" office:value-type="float" office:value="0.04">
            <text:p>0.04</text:p>
          </table:table-cell>
          <table:table-cell table:number-columns-repeated="202"/>
        </table:table-row>
        <table:table-row table:style-name="ro7">
          <table:covered-table-cell table:style-name="ce10"/>
          <table:table-cell office:value-type="string">
            <text:p>Model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4x5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x7</text:p>
          </table:table-cell>
          <table:table-cell table:style-name="ce22" office:value-type="string">
            <text:p>1x2x4</text:p>
          </table:table-cell>
          <table:table-cell table:style-name="ce22" office:value-type="string">
            <text:p>2x3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4x5</text:p>
          </table:table-cell>
          <table:table-cell table:style-name="ce22" office:value-type="string">
            <text:p>2x3</text:p>
          </table:table-cell>
          <table:table-cell table:style-name="ce22" office:value-type="string">
            <text:p>1x2x3</text:p>
          </table:table-cell>
          <table:table-cell table:style-name="ce22" office:value-type="string">
            <text:p>1x2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3</text:p>
          </table:table-cell>
          <table:table-cell table:style-name="ce22" office:value-type="string">
            <text:p>1x2x3</text:p>
          </table:table-cell>
          <table:table-cell table:style-name="ce22" office:value-type="string">
            <text:p>1x2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3x4x5</text:p>
          </table:table-cell>
          <table:table-cell table:style-name="ce22" office:value-type="string">
            <text:p>2x3</text:p>
          </table:table-cell>
          <table:table-cell table:style-name="ce22" office:value-type="string">
            <text:p>1x2x3</text:p>
          </table:table-cell>
          <table:table-cell table:style-name="ce22" office:value-type="string">
            <text:p>1x2</text:p>
          </table:table-cell>
          <table:table-cell table:style-name="ce22" office:value-type="float" office:value="4">
            <text:p>4</text:p>
          </table:table-cell>
          <table:table-cell table:number-columns-repeated="202"/>
        </table:table-row>
        <table:table-row table:style-name="ro8">
          <table:covered-table-cell table:style-name="ce11"/>
          <table:table-cell office:value-type="string">
            <text:p>T-Value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3637">
            <text:p>4.36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4691">
            <text:p>4.47</text:p>
          </table:table-cell>
          <table:table-cell table:style-name="ce22" office:value-type="float" office:value="4.2308">
            <text:p>4.23</text:p>
          </table:table-cell>
          <table:table-cell table:style-name="ce22" office:value-type="float" office:value="4.126">
            <text:p>4.1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6032">
            <text:p>4.6</text:p>
          </table:table-cell>
          <table:table-cell table:style-name="ce22" office:value-type="float" office:value="4.126">
            <text:p>4.13</text:p>
          </table:table-cell>
          <table:table-cell table:style-name="ce22" office:value-type="float" office:value="3.7755">
            <text:p>3.78</text:p>
          </table:table-cell>
          <table:table-cell table:style-name="ce22" office:value-type="float" office:value="3.2077">
            <text:p>3.21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126">
            <text:p>4.13</text:p>
          </table:table-cell>
          <table:table-cell table:style-name="ce22" office:value-type="float" office:value="3.7755">
            <text:p>3.78</text:p>
          </table:table-cell>
          <table:table-cell table:style-name="ce22" office:value-type="float" office:value="3.2077">
            <text:p>3.21</text:p>
          </table:table-cell>
          <table:table-cell table:style-name="ce22" office:value-type="float" office:value="2.5342">
            <text:p>2.53</text:p>
          </table:table-cell>
          <table:table-cell table:style-name="ce22" office:value-type="float" office:value="4.8001">
            <text:p>4.8</text:p>
          </table:table-cell>
          <table:table-cell table:style-name="ce22" office:value-type="float" office:value="4.126">
            <text:p>4.13</text:p>
          </table:table-cell>
          <table:table-cell table:style-name="ce22" office:value-type="float" office:value="3.7755">
            <text:p>3.78</text:p>
          </table:table-cell>
          <table:table-cell table:style-name="ce22" office:value-type="float" office:value="3.2077">
            <text:p>3.21</text:p>
          </table:table-cell>
          <table:table-cell table:style-name="ce22" office:value-type="float" office:value="2.5342">
            <text:p>2.53</text:p>
          </table:table-cell>
          <table:table-cell table:number-columns-repeated="202"/>
        </table:table-row>
        <table:table-row table:style-name="ro6">
          <table:table-cell table:style-name="ce9" office:value-type="string" table:number-columns-spanned="1" table:number-rows-spanned="3">
            <text:p>BPADCIT</text:p>
          </table:table-cell>
          <table:table-cell office:value-type="string">
            <text:p>Execution Time</text:p>
          </table:table-cell>
          <table:table-cell table:number-columns-repeated="5" table:style-name="ce21" office:value-type="float" office:value="10.6">
            <text:p>10.6</text:p>
          </table:table-cell>
          <table:table-cell table:number-columns-repeated="5" table:style-name="ce21" office:value-type="float" office:value="8.89">
            <text:p>8.89</text:p>
          </table:table-cell>
          <table:table-cell table:number-columns-repeated="5" table:style-name="ce21" office:value-type="float" office:value="2.6">
            <text:p>2.6</text:p>
          </table:table-cell>
          <table:table-cell table:number-columns-repeated="5" table:style-name="ce21" office:value-type="float" office:value="1.44">
            <text:p>1.44</text:p>
          </table:table-cell>
          <table:table-cell table:number-columns-repeated="5" table:style-name="ce21" office:value-type="float" office:value="1.46">
            <text:p>1.46</text:p>
          </table:table-cell>
          <table:table-cell table:number-columns-repeated="5" table:style-name="ce21" office:value-type="float" office:value="1.27">
            <text:p>1.27</text:p>
          </table:table-cell>
          <table:table-cell table:number-columns-repeated="5" table:style-name="ce21" office:value-type="float" office:value="1.21">
            <text:p>1.21</text:p>
          </table:table-cell>
          <table:table-cell table:number-columns-repeated="5" table:style-name="ce21" office:value-type="float" office:value="1.2">
            <text:p>1.2</text:p>
          </table:table-cell>
          <table:table-cell table:number-columns-repeated="5" table:style-name="ce21" office:value-type="float" office:value="1.18">
            <text:p>1.18</text:p>
          </table:table-cell>
          <table:table-cell table:number-columns-repeated="5" table:style-name="ce21" office:value-type="float" office:value="1.2">
            <text:p>1.2</text:p>
          </table:table-cell>
          <table:table-cell table:number-columns-repeated="202"/>
        </table:table-row>
        <table:table-row table:style-name="ro7">
          <table:covered-table-cell table:style-name="ce10"/>
          <table:table-cell office:value-type="string">
            <text:p>Model</text:p>
          </table:table-cell>
          <table:table-cell table:style-name="ce23" office:value-type="string">
            <text:p>14x49x50</text:p>
          </table:table-cell>
          <table:table-cell table:style-name="ce23" office:value-type="string">
            <text:p>3x36x48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3x14x37</text:p>
          </table:table-cell>
          <table:table-cell table:style-name="ce23" office:value-type="string">
            <text:p>14x49x50</text:p>
          </table:table-cell>
          <table:table-cell table:style-name="ce23" office:value-type="string">
            <text:p>3x36x48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3x14x37</text:p>
          </table:table-cell>
          <table:table-cell table:style-name="ce23" office:value-type="string">
            <text:p>14x49x50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3x14x37</text:p>
          </table:table-cell>
          <table:table-cell table:style-name="ce23" office:value-type="string">
            <text:p>5x15x35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5x15x35</text:p>
          </table:table-cell>
          <table:table-cell table:style-name="ce23" office:value-type="string">
            <text:p>3x11x14</text:p>
          </table:table-cell>
          <table:table-cell table:style-name="ce23" office:value-type="string">
            <text:p>5x13x15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5x15x35</text:p>
          </table:table-cell>
          <table:table-cell table:style-name="ce23" office:value-type="string">
            <text:p>3x11x14</text:p>
          </table:table-cell>
          <table:table-cell table:style-name="ce23" office:value-type="string">
            <text:p>5x13x15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x10x14</text:p>
          </table:table-cell>
          <table:table-cell table:style-name="ce23" office:value-type="string">
            <text:p>5x15x35</text:p>
          </table:table-cell>
          <table:table-cell table:style-name="ce23" office:value-type="string">
            <text:p>34x45x53</text:p>
          </table:table-cell>
          <table:table-cell table:style-name="ce23" office:value-type="string">
            <text:p>26x34x53</text:p>
          </table:table-cell>
          <table:table-cell table:style-name="ce23" office:value-type="string">
            <text:p>5x34x53</text:p>
          </table:table-cell>
          <table:table-cell table:style-name="ce23" office:value-type="string">
            <text:p>34x44x53</text:p>
          </table:table-cell>
          <table:table-cell table:style-name="ce23" office:value-type="string">
            <text:p>14x34x53</text:p>
          </table:table-cell>
          <table:table-cell table:style-name="ce23" office:value-type="string">
            <text:p>3x34x53</text:p>
          </table:table-cell>
          <table:table-cell table:style-name="ce23" office:value-type="string">
            <text:p>10x34x53</text:p>
          </table:table-cell>
          <table:table-cell table:style-name="ce23" office:value-type="string">
            <text:p>26x34x53</text:p>
          </table:table-cell>
          <table:table-cell table:style-name="ce23" office:value-type="string">
            <text:p>3x34x53</text:p>
          </table:table-cell>
          <table:table-cell table:style-name="ce23" office:value-type="string">
            <text:p>25x34x53</text:p>
          </table:table-cell>
          <table:table-cell table:style-name="ce23" office:value-type="string">
            <text:p>8x34x53</text:p>
          </table:table-cell>
          <table:table-cell table:style-name="ce23" office:value-type="string">
            <text:p>14x34x53</text:p>
          </table:table-cell>
          <table:table-cell table:style-name="ce23" office:value-type="string">
            <text:p>27x34x53</text:p>
          </table:table-cell>
          <table:table-cell table:style-name="ce23" office:value-type="string">
            <text:p>14x34x53</text:p>
          </table:table-cell>
          <table:table-cell table:style-name="ce23" office:value-type="string">
            <text:p>25x34x53</text:p>
          </table:table-cell>
          <table:table-cell table:style-name="ce23" office:value-type="string">
            <text:p>13x34x53</text:p>
          </table:table-cell>
          <table:table-cell table:style-name="ce23" office:value-type="string">
            <text:p>12x34x53</text:p>
          </table:table-cell>
          <table:table-cell table:style-name="ce23" office:value-type="string">
            <text:p>27x34x53</text:p>
          </table:table-cell>
          <table:table-cell table:style-name="ce23" office:value-type="string">
            <text:p>14x34x53</text:p>
          </table:table-cell>
          <table:table-cell table:style-name="ce23" office:value-type="string">
            <text:p>25x34x53</text:p>
          </table:table-cell>
          <table:table-cell table:style-name="ce23" office:value-type="string">
            <text:p>13x34x53</text:p>
          </table:table-cell>
          <table:table-cell table:style-name="ce23" office:value-type="string">
            <text:p>12x34x53</text:p>
          </table:table-cell>
          <table:table-cell table:number-columns-repeated="202"/>
        </table:table-row>
        <table:table-row table:style-name="ro8">
          <table:covered-table-cell table:style-name="ce11"/>
          <table:table-cell office:value-type="string">
            <text:p>T-Value</text:p>
          </table:table-cell>
          <table:table-cell table:style-name="ce21" office:value-type="float" office:value="3.8891">
            <text:p>3.89</text:p>
          </table:table-cell>
          <table:table-cell table:style-name="ce21" office:value-type="float" office:value="3.7712">
            <text:p>3.77</text:p>
          </table:table-cell>
          <table:table-cell table:style-name="ce21" office:value-type="float" office:value="3.7186">
            <text:p>3.72</text:p>
          </table:table-cell>
          <table:table-cell table:style-name="ce21" office:value-type="float" office:value="3.6663">
            <text:p>3.67</text:p>
          </table:table-cell>
          <table:table-cell table:style-name="ce21" office:value-type="float" office:value="3.6556">
            <text:p>3.66</text:p>
          </table:table-cell>
          <table:table-cell table:style-name="ce21" office:value-type="float" office:value="3.8891">
            <text:p>3.89</text:p>
          </table:table-cell>
          <table:table-cell table:style-name="ce21" office:value-type="float" office:value="3.7712">
            <text:p>3.77</text:p>
          </table:table-cell>
          <table:table-cell table:style-name="ce21" office:value-type="float" office:value="3.7186">
            <text:p>3.72</text:p>
          </table:table-cell>
          <table:table-cell table:style-name="ce21" office:value-type="float" office:value="3.6663">
            <text:p>3.67</text:p>
          </table:table-cell>
          <table:table-cell table:style-name="ce21" office:value-type="float" office:value="3.6556">
            <text:p>3.66</text:p>
          </table:table-cell>
          <table:table-cell table:style-name="ce21" office:value-type="float" office:value="3.8891">
            <text:p>3.89</text:p>
          </table:table-cell>
          <table:table-cell table:style-name="ce21" office:value-type="float" office:value="3.7186">
            <text:p>3.72</text:p>
          </table:table-cell>
          <table:table-cell table:style-name="ce21" office:value-type="float" office:value="3.6663">
            <text:p>3.67</text:p>
          </table:table-cell>
          <table:table-cell table:style-name="ce21" office:value-type="float" office:value="3.6556">
            <text:p>3.66</text:p>
          </table:table-cell>
          <table:table-cell table:style-name="ce21" office:value-type="float" office:value="3.5909">
            <text:p>3.59</text:p>
          </table:table-cell>
          <table:table-cell table:style-name="ce21" office:value-type="float" office:value="3.7186">
            <text:p>3.72</text:p>
          </table:table-cell>
          <table:table-cell table:style-name="ce21" office:value-type="float" office:value="3.6663">
            <text:p>3.67</text:p>
          </table:table-cell>
          <table:table-cell table:style-name="ce21" office:value-type="float" office:value="3.5909">
            <text:p>3.59</text:p>
          </table:table-cell>
          <table:table-cell table:style-name="ce21" office:value-type="float" office:value="3.5794">
            <text:p>3.58</text:p>
          </table:table-cell>
          <table:table-cell table:style-name="ce21" office:value-type="float" office:value="3.5777">
            <text:p>3.58</text:p>
          </table:table-cell>
          <table:table-cell table:style-name="ce21" office:value-type="float" office:value="3.7186">
            <text:p>3.72</text:p>
          </table:table-cell>
          <table:table-cell table:style-name="ce21" office:value-type="float" office:value="3.6663">
            <text:p>3.67</text:p>
          </table:table-cell>
          <table:table-cell table:style-name="ce21" office:value-type="float" office:value="3.5909">
            <text:p>3.59</text:p>
          </table:table-cell>
          <table:table-cell table:style-name="ce21" office:value-type="float" office:value="3.5794">
            <text:p>3.58</text:p>
          </table:table-cell>
          <table:table-cell table:style-name="ce21" office:value-type="float" office:value="3.5777">
            <text:p>3.58</text:p>
          </table:table-cell>
          <table:table-cell table:style-name="ce21" office:value-type="float" office:value="3.7186">
            <text:p>3.72</text:p>
          </table:table-cell>
          <table:table-cell table:style-name="ce21" office:value-type="float" office:value="3.6663">
            <text:p>3.67</text:p>
          </table:table-cell>
          <table:table-cell table:style-name="ce21" office:value-type="float" office:value="3.5909">
            <text:p>3.59</text:p>
          </table:table-cell>
          <table:table-cell table:number-columns-repeated="2" table:style-name="ce21" office:value-type="float" office:value="3.5635">
            <text:p>3.56</text:p>
          </table:table-cell>
          <table:table-cell table:style-name="ce21" office:value-type="float" office:value="3.7186">
            <text:p>3.72</text:p>
          </table:table-cell>
          <table:table-cell table:number-columns-repeated="19" table:style-name="ce21" office:value-type="float" office:value="3.5635">
            <text:p>3.56</text:p>
          </table:table-cell>
          <table:table-cell table:number-columns-repeated="202"/>
        </table:table-row>
      </table:table>
      <table:table table:name="sheet5_2_2" table:style-name="ta1" table:print="false">
        <table:table-column table:style-name="co18" table:default-cell-style-name="Default"/>
        <table:table-column table:style-name="co15" table:default-cell-style-name="Default"/>
        <table:table-column table:style-name="co16" table:number-columns-repeated="27" table:default-cell-style-name="Default"/>
        <table:table-column table:style-name="co17" table:number-columns-repeated="23" table:default-cell-style-name="Default"/>
        <table:table-row table:style-name="ro4">
          <table:table-cell table:number-columns-repeated="17"/>
          <table:table-cell table:style-name="ce1" table:number-columns-repeated="4"/>
          <table:table-cell table:number-columns-repeated="31"/>
        </table:table-row>
        <table:table-row table:style-name="ro4">
          <table:table-cell table:number-columns-repeated="17"/>
          <table:table-cell table:style-name="ce1" table:number-columns-repeated="3"/>
          <table:table-cell table:number-columns-repeated="32"/>
        </table:table-row>
        <table:table-row table:style-name="ro4">
          <table:table-cell/>
          <table:table-cell table:style-name="ce46" office:value-type="string">
            <text:p>Top Five Model Variations</text:p>
          </table:table-cell>
          <table:table-cell table:style-name="ce46"/>
          <table:table-cell table:style-name="ce48" table:number-columns-repeated="8"/>
          <table:table-cell table:style-name="ce19" office:value-type="string" table:number-columns-spanned="9" table:number-rows-spanned="1">
            <text:p>Lost Top Model?</text:p>
          </table:table-cell>
          <table:covered-table-cell table:number-columns-repeated="5" table:style-name="ce20"/>
          <table:covered-table-cell table:number-columns-repeated="3" table:style-name="ce56"/>
          <table:table-cell table:number-columns-repeated="32"/>
        </table:table-row>
        <table:table-row table:style-name="ro4">
          <table:table-cell/>
          <table:table-cell table:style-name="ce47" office:value-type="string" table:number-columns-spanned="1" table:number-rows-spanned="2">
            <text:p>Max T-Value</text:p>
          </table:table-cell>
          <table:table-cell table:style-name="ce46" office:value-type="string">
            <text:p>D Optimization Setting</text:p>
          </table:table-cell>
          <table:table-cell table:style-name="ce48" table:number-columns-repeated="8"/>
          <table:table-cell table:style-name="ce19" office:value-type="string" table:number-columns-spanned="9" table:number-rows-spanned="1">
            <text:p>D Optimization Setting</text:p>
          </table:table-cell>
          <table:covered-table-cell table:number-columns-repeated="5" table:style-name="ce20"/>
          <table:covered-table-cell table:number-columns-repeated="3" table:style-name="ce56"/>
          <table:table-cell table:number-columns-repeated="32"/>
        </table:table-row>
        <table:table-row table:style-name="ro4">
          <table:table-cell/>
          <table:covered-table-cell table:style-name="ce47"/>
          <table:table-cell table:style-name="ce50" office:value-type="float" office:value="0.25">
            <text:p>0.2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8">
            <text:p>0.8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95">
            <text:p>0.95</text:p>
          </table:table-cell>
          <table:table-cell table:style-name="ce50" office:value-type="float" office:value="0.98">
            <text:p>0.98</text:p>
          </table:table-cell>
          <table:table-cell table:style-name="ce50" office:value-type="float" office:value="0.99">
            <text:p>0.99</text:p>
          </table:table-cell>
          <table:table-cell table:style-name="ce54" office:value-type="float" office:value="0.25">
            <text:p>0.25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.75">
            <text:p>0.75</text:p>
          </table:table-cell>
          <table:table-cell table:style-name="ce54" office:value-type="float" office:value="0.8">
            <text:p>0.8</text:p>
          </table:table-cell>
          <table:table-cell table:style-name="ce54" office:value-type="float" office:value="0.85">
            <text:p>0.85</text:p>
          </table:table-cell>
          <table:table-cell table:style-name="ce54" office:value-type="float" office:value="0.9">
            <text:p>0.9</text:p>
          </table:table-cell>
          <table:table-cell table:style-name="ce54" office:value-type="float" office:value="0.95">
            <text:p>0.95</text:p>
          </table:table-cell>
          <table:table-cell table:style-name="ce54" office:value-type="float" office:value="0.98">
            <text:p>0.98</text:p>
          </table:table-cell>
          <table:table-cell table:style-name="ce54" office:value-type="float" office:value="0.99">
            <text:p>0.99</text:p>
          </table:table-cell>
          <table:table-cell table:number-columns-repeated="32"/>
        </table:table-row>
        <table:table-row table:style-name="ro4">
          <table:table-cell table:style-name="ce58" office:value-type="string">
            <text:p>Alzheimer's</text:p>
          </table:table-cell>
          <table:table-cell table:style-name="ce48" table:formula="oooc:=[.C28]" office:value-type="float" office:value="0">
            <text:p>0</text:p>
          </table:table-cell>
          <table:table-cell table:number-columns-repeated="6" table:style-name="ce48" office:value-type="float" office:value="0">
            <text:p>0</text:p>
          </table:table-cell>
          <table:table-cell table:style-name="ce48" office:value-type="float" office:value="3">
            <text:p>3</text:p>
          </table:table-cell>
          <table:table-cell table:number-columns-repeated="2" table:style-name="ce52" office:value-type="float" office:value="5">
            <text:p>5</text:p>
          </table:table-cell>
          <table:table-cell table:number-columns-repeated="7" table:style-name="ce20" office:value-type="string">
            <text:p>No</text:p>
          </table:table-cell>
          <table:table-cell table:number-columns-repeated="2" table:style-name="ce20" office:value-type="string">
            <text:p>Yes</text:p>
          </table:table-cell>
          <table:table-cell table:number-columns-repeated="32"/>
        </table:table-row>
        <table:table-row table:style-name="ro4">
          <table:table-cell table:style-name="ce58" office:value-type="string">
            <text:p>Schizophrenia</text:p>
          </table:table-cell>
          <table:table-cell table:style-name="ce48" table:formula="oooc:=[.C31]" office:value-type="float" office:value="0">
            <text:p>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number-columns-repeated="5" table:style-name="ce52" office:value-type="float" office:value="5">
            <text:p>5</text:p>
          </table:table-cell>
          <table:table-cell table:number-columns-repeated="3" table:style-name="ce20" office:value-type="string">
            <text:p>No</text:p>
          </table:table-cell>
          <table:table-cell table:number-columns-repeated="2" table:style-name="ce20" office:value-type="string">
            <text:p>Yes</text:p>
          </table:table-cell>
          <table:table-cell table:style-name="ce55" office:value-type="string">
            <text:p>Yes</text:p>
          </table:table-cell>
          <table:table-cell table:number-columns-repeated="3" table:style-name="ce57" office:value-type="string">
            <text:p>Yes</text:p>
          </table:table-cell>
          <table:table-cell table:number-columns-repeated="32"/>
        </table:table-row>
        <table:table-row table:style-name="ro4">
          <table:table-cell table:style-name="ce58" office:value-type="string">
            <text:p>BUX-350</text:p>
          </table:table-cell>
          <table:table-cell table:style-name="ce48" table:formula="oooc:=[.C34]" office:value-type="float" office:value="0">
            <text:p>0</text:p>
          </table:table-cell>
          <table:table-cell table:number-columns-repeated="6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9" table:style-name="ce20" office:value-type="string">
            <text:p>No</text:p>
          </table:table-cell>
          <table:table-cell table:number-columns-repeated="32"/>
        </table:table-row>
        <table:table-row table:style-name="ro4">
          <table:table-cell table:style-name="ce58" office:value-type="string">
            <text:p>Lupus</text:p>
          </table:table-cell>
          <table:table-cell table:style-name="ce48" table:formula="oooc:=[.C37]" office:value-type="float" office:value="0">
            <text:p>0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4">
            <text:p>4</text:p>
          </table:table-cell>
          <table:table-cell table:number-columns-repeated="9" table:style-name="ce20" office:value-type="string">
            <text:p>No</text:p>
          </table:table-cell>
          <table:table-cell table:number-columns-repeated="32"/>
        </table:table-row>
        <table:table-row table:style-name="ro4">
          <table:table-cell table:style-name="ce58" office:value-type="string">
            <text:p>BPACDIT</text:p>
          </table:table-cell>
          <table:table-cell table:style-name="ce48" table:formula="oooc:=[.C40]" office:value-type="float" office:value="0">
            <text:p>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3">
            <text:p>3</text:p>
          </table:table-cell>
          <table:table-cell table:style-name="ce52" office:value-type="float" office:value="4">
            <text:p>4</text:p>
          </table:table-cell>
          <table:table-cell table:number-columns-repeated="3" table:style-name="ce52" office:value-type="float" office:value="5">
            <text:p>5</text:p>
          </table:table-cell>
          <table:table-cell table:number-columns-repeated="2" table:style-name="ce20" office:value-type="string">
            <text:p>No</text:p>
          </table:table-cell>
          <table:table-cell table:number-columns-repeated="4" table:style-name="ce20" office:value-type="string">
            <text:p>Yes</text:p>
          </table:table-cell>
          <table:table-cell table:number-columns-repeated="3" table:style-name="ce57" office:value-type="string">
            <text:p>Yes</text:p>
          </table:table-cell>
          <table:table-cell table:number-columns-repeated="32"/>
        </table:table-row>
        <table:table-row table:style-name="ro4" table:number-rows-repeated="2">
          <table:table-cell table:style-name="ce7"/>
          <table:table-cell/>
          <table:table-cell table:style-name="ce18"/>
          <table:table-cell table:style-name="ce25" table:number-columns-repeated="7"/>
          <table:table-cell table:style-name="ce29"/>
          <table:table-cell table:style-name="ce33"/>
          <table:table-cell table:style-name="ce35" table:number-columns-repeated="5"/>
          <table:table-cell table:style-name="ce39" table:number-columns-repeated="2"/>
          <table:table-cell table:style-name="ce44"/>
          <table:table-cell table:number-columns-repeated="32"/>
        </table:table-row>
        <table:table-row table:style-name="ro4" table:number-rows-repeated="2">
          <table:table-cell table:number-columns-repeated="17"/>
          <table:table-cell table:style-name="ce1" table:number-columns-repeated="3"/>
          <table:table-cell table:number-columns-repeated="32"/>
        </table:table-row>
        <table:table-row table:style-name="ro4" table:number-rows-repeated="2">
          <table:table-cell table:number-columns-repeated="17"/>
          <table:table-cell table:style-name="ce1" table:number-columns-repeated="4"/>
          <table:table-cell table:number-columns-repeated="31"/>
        </table:table-row>
        <table:table-row table:style-name="ro4" table:number-rows-repeated="6">
          <table:table-cell table:number-columns-repeated="52"/>
        </table:table-row>
        <table:table-row table:style-name="ro3">
          <table:table-cell table:number-columns-repeated="52"/>
        </table:table-row>
        <table:table-row table:style-name="ro4" table:number-rows-repeated="2">
          <table:table-cell table:number-columns-repeated="52"/>
        </table:table-row>
        <table:table-row table:style-name="ro6">
          <table:table-cell table:number-columns-repeated="52"/>
        </table:table-row>
        <table:table-row table:style-name="ro7">
          <table:table-cell table:number-columns-repeated="52"/>
        </table:table-row>
        <table:table-row table:style-name="ro8">
          <table:table-cell table:number-columns-repeated="2"/>
          <table:table-cell/>
          <table:table-cell table:number-columns-repeated="49"/>
        </table:table-row>
        <table:table-row table:style-name="ro9">
          <table:table-cell table:number-columns-repeated="52"/>
        </table:table-row>
        <table:table-row table:style-name="ro7">
          <table:table-cell table:number-columns-repeated="52"/>
        </table:table-row>
        <table:table-row table:style-name="ro8">
          <table:table-cell table:number-columns-repeated="2"/>
          <table:table-cell/>
          <table:table-cell table:number-columns-repeated="49"/>
        </table:table-row>
        <table:table-row table:style-name="ro6">
          <table:table-cell table:number-columns-repeated="52"/>
        </table:table-row>
        <table:table-row table:style-name="ro10">
          <table:table-cell table:number-columns-repeated="52"/>
        </table:table-row>
        <table:table-row table:style-name="ro8">
          <table:table-cell table:number-columns-repeated="2"/>
          <table:table-cell/>
          <table:table-cell table:number-columns-repeated="49"/>
        </table:table-row>
        <table:table-row table:style-name="ro6">
          <table:table-cell table:number-columns-repeated="52"/>
        </table:table-row>
        <table:table-row table:style-name="ro7">
          <table:table-cell table:number-columns-repeated="52"/>
        </table:table-row>
        <table:table-row table:style-name="ro8">
          <table:table-cell table:number-columns-repeated="2"/>
          <table:table-cell/>
          <table:table-cell table:number-columns-repeated="49"/>
        </table:table-row>
        <table:table-row table:style-name="ro6">
          <table:table-cell table:number-columns-repeated="52"/>
        </table:table-row>
        <table:table-row table:style-name="ro7">
          <table:table-cell table:number-columns-repeated="52"/>
        </table:table-row>
        <table:table-row table:style-name="ro8">
          <table:table-cell table:number-columns-repeated="2"/>
          <table:table-cell/>
          <table:table-cell table:number-columns-repeated="49"/>
        </table:table-row>
      </table:table>
      <table:table table:name="sheet5_2_2_2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17" table:number-columns-repeated="20" table:default-cell-style-name="Default"/>
        <table:table-column table:style-name="co7" table:number-columns-repeated="204" table:default-cell-style-name="Default"/>
        <table:table-row table:style-name="ro11">
          <table:table-cell table:style-name="ce3" table:number-columns-repeated="2"/>
          <table:table-cell table:style-name="ce8" office:value-type="float" office:value="0" table:number-columns-spanned="3" table:number-rows-spanned="1">
            <text:p>0</text:p>
          </table:table-cell>
          <table:covered-table-cell table:number-columns-repeated="2" table:style-name="ce3"/>
          <table:table-cell table:style-name="ce59" office:value-type="float" office:value="0.25" table:number-columns-spanned="3" table:number-rows-spanned="1">
            <text:p>0.25</text:p>
          </table:table-cell>
          <table:covered-table-cell table:number-columns-repeated="2" table:style-name="ce61"/>
          <table:table-cell table:style-name="ce8" office:value-type="float" office:value="0.5" table:number-columns-spanned="3" table:number-rows-spanned="1">
            <text:p>0.5</text:p>
          </table:table-cell>
          <table:covered-table-cell table:number-columns-repeated="2" table:style-name="ce3"/>
          <table:table-cell table:style-name="ce59" office:value-type="float" office:value="0.75" table:number-columns-spanned="3" table:number-rows-spanned="1">
            <text:p>0.75</text:p>
          </table:table-cell>
          <table:covered-table-cell table:number-columns-repeated="2" table:style-name="ce61"/>
          <table:table-cell table:style-name="ce8" office:value-type="float" office:value="0.8" table:number-columns-spanned="3" table:number-rows-spanned="1">
            <text:p>0.8</text:p>
          </table:table-cell>
          <table:covered-table-cell table:number-columns-repeated="2" table:style-name="ce3"/>
          <table:table-cell table:style-name="ce59" office:value-type="float" office:value="0.85" table:number-columns-spanned="3" table:number-rows-spanned="1">
            <text:p>0.85</text:p>
          </table:table-cell>
          <table:covered-table-cell table:number-columns-repeated="2" table:style-name="ce61"/>
          <table:table-cell table:style-name="ce8" office:value-type="float" office:value="0.9" table:number-columns-spanned="3" table:number-rows-spanned="1">
            <text:p>0.9</text:p>
          </table:table-cell>
          <table:covered-table-cell table:number-columns-repeated="2" table:style-name="ce3"/>
          <table:table-cell table:style-name="ce59" office:value-type="float" office:value="0.95" table:number-columns-spanned="3" table:number-rows-spanned="1">
            <text:p>0.95</text:p>
          </table:table-cell>
          <table:covered-table-cell table:number-columns-repeated="2" table:style-name="ce61"/>
          <table:table-cell table:style-name="ce8" office:value-type="float" office:value="0.98" table:number-columns-spanned="3" table:number-rows-spanned="1">
            <text:p>0.98</text:p>
          </table:table-cell>
          <table:covered-table-cell table:number-columns-repeated="2" table:style-name="ce3"/>
          <table:table-cell table:style-name="ce59" office:value-type="float" office:value="0.99" table:number-columns-spanned="3" table:number-rows-spanned="1">
            <text:p>0.99</text:p>
          </table:table-cell>
          <table:covered-table-cell table:number-columns-repeated="2" table:style-name="ce61"/>
          <table:table-cell table:style-name="ce3" table:number-columns-repeated="224"/>
        </table:table-row>
        <table:table-row table:style-name="ro11" table:visibility="collapse">
          <table:table-cell office:value-type="string">
            <text:p>BPADCIT.ped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string">
            <text:p>34x53</text:p>
          </table:table-cell>
          <table:table-cell office:value-type="float" office:value="3.5635">
            <text:p>3.56</text:p>
          </table:table-cell>
          <table:table-cell office:value-type="float" office:value="0.19">
            <text:p>0.19</text:p>
          </table:table-cell>
          <table:table-cell office:value-type="string">
            <text:p>34x53</text:p>
          </table:table-cell>
          <table:table-cell office:value-type="float" office:value="3.5635">
            <text:p>3.56</text:p>
          </table:table-cell>
          <table:table-cell office:value-type="float" office:value="0.07">
            <text:p>0.07</text:p>
          </table:table-cell>
          <table:table-cell office:value-type="string">
            <text:p>34x53</text:p>
          </table:table-cell>
          <table:table-cell office:value-type="float" office:value="3.5635">
            <text:p>3.56</text:p>
          </table:table-cell>
          <table:table-cell office:value-type="float" office:value="0.05">
            <text:p>0.05</text:p>
          </table:table-cell>
          <table:table-cell office:value-type="string">
            <text:p>34x53</text:p>
          </table:table-cell>
          <table:table-cell office:value-type="float" office:value="3.5635">
            <text:p>3.56</text:p>
          </table:table-cell>
          <table:table-cell office:value-type="float" office:value="0.05">
            <text:p>0.05</text:p>
          </table:table-cell>
          <table:table-cell office:value-type="string">
            <text:p>34x53</text:p>
          </table:table-cell>
          <table:table-cell office:value-type="float" office:value="3.5635">
            <text:p>3.56</text:p>
          </table:table-cell>
          <table:table-cell office:value-type="float" office:value="0.05">
            <text:p>0.05</text:p>
          </table:table-cell>
          <table:table-cell office:value-type="string">
            <text:p>34x53</text:p>
          </table:table-cell>
          <table:table-cell office:value-type="float" office:value="3.5635">
            <text:p>3.56</text:p>
          </table:table-cell>
          <table:table-cell office:value-type="float" office:value="0.04">
            <text:p>0.04</text:p>
          </table:table-cell>
          <table:table-cell office:value-type="string">
            <text:p>34x53</text:p>
          </table:table-cell>
          <table:table-cell office:value-type="float" office:value="3.5635">
            <text:p>3.56</text:p>
          </table:table-cell>
          <table:table-cell office:value-type="float" office:value="0.04">
            <text:p>0.04</text:p>
          </table:table-cell>
          <table:table-cell office:value-type="string">
            <text:p>34x53</text:p>
          </table:table-cell>
          <table:table-cell office:value-type="float" office:value="3.5635">
            <text:p>3.56</text:p>
          </table:table-cell>
          <table:table-cell office:value-type="float" office:value="0.04">
            <text:p>0.04</text:p>
          </table:table-cell>
          <table:table-cell office:value-type="string">
            <text:p>34x53</text:p>
          </table:table-cell>
          <table:table-cell office:value-type="float" office:value="3.5635">
            <text:p>3.56</text:p>
          </table:table-cell>
          <table:table-cell office:value-type="float" office:value="0.06">
            <text:p>0.06</text:p>
          </table:table-cell>
          <table:table-cell office:value-type="string">
            <text:p>34x53</text:p>
          </table:table-cell>
          <table:table-cell office:value-type="float" office:value="3.5635">
            <text:p>3.56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BPADCIT.ped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office:value-type="string">
            <text:p>5x15</text:p>
          </table:table-cell>
          <table:table-cell office:value-type="float" office:value="3.4412">
            <text:p>3.44</text:p>
          </table:table-cell>
          <table:table-cell office:value-type="float" office:value="0.19">
            <text:p>0.19</text:p>
          </table:table-cell>
          <table:table-cell office:value-type="string">
            <text:p>5x15</text:p>
          </table:table-cell>
          <table:table-cell office:value-type="float" office:value="3.4412">
            <text:p>3.44</text:p>
          </table:table-cell>
          <table:table-cell office:value-type="float" office:value="0.07">
            <text:p>0.07</text:p>
          </table:table-cell>
          <table:table-cell office:value-type="string">
            <text:p>5x15</text:p>
          </table:table-cell>
          <table:table-cell office:value-type="float" office:value="3.4412">
            <text:p>3.44</text:p>
          </table:table-cell>
          <table:table-cell office:value-type="float" office:value="0.05">
            <text:p>0.05</text:p>
          </table:table-cell>
          <table:table-cell office:value-type="string">
            <text:p>5x15</text:p>
          </table:table-cell>
          <table:table-cell office:value-type="float" office:value="3.4412">
            <text:p>3.44</text:p>
          </table:table-cell>
          <table:table-cell office:value-type="float" office:value="0.05">
            <text:p>0.05</text:p>
          </table:table-cell>
          <table:table-cell office:value-type="string">
            <text:p>5x15</text:p>
          </table:table-cell>
          <table:table-cell office:value-type="float" office:value="3.4412">
            <text:p>3.44</text:p>
          </table:table-cell>
          <table:table-cell office:value-type="float" office:value="0.05">
            <text:p>0.05</text:p>
          </table:table-cell>
          <table:table-cell office:value-type="string">
            <text:p>5x15</text:p>
          </table:table-cell>
          <table:table-cell office:value-type="float" office:value="3.4412">
            <text:p>3.44</text:p>
          </table:table-cell>
          <table:table-cell office:value-type="float" office:value="0.04">
            <text:p>0.04</text:p>
          </table:table-cell>
          <table:table-cell office:value-type="string">
            <text:p>5x15</text:p>
          </table:table-cell>
          <table:table-cell office:value-type="float" office:value="3.4412">
            <text:p>3.44</text:p>
          </table:table-cell>
          <table:table-cell office:value-type="float" office:value="0.04">
            <text:p>0.04</text:p>
          </table:table-cell>
          <table:table-cell office:value-type="string">
            <text:p>15x35</text:p>
          </table:table-cell>
          <table:table-cell office:value-type="float" office:value="3.4404">
            <text:p>3.44</text:p>
          </table:table-cell>
          <table:table-cell office:value-type="float" office:value="0.04">
            <text:p>0.04</text:p>
          </table:table-cell>
          <table:table-cell office:value-type="string">
            <text:p>15x35</text:p>
          </table:table-cell>
          <table:table-cell office:value-type="float" office:value="3.4404">
            <text:p>3.44</text:p>
          </table:table-cell>
          <table:table-cell office:value-type="float" office:value="0.06">
            <text:p>0.06</text:p>
          </table:table-cell>
          <table:table-cell office:value-type="string">
            <text:p>15x35</text:p>
          </table:table-cell>
          <table:table-cell office:value-type="float" office:value="3.4404">
            <text:p>3.44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BPADCIT.ped</text:p>
          </table:table-cell>
          <table:table-cell office:value-type="float" office:value="2">
            <text:p>2</text:p>
          </table:table-cell>
          <table:table-cell office:value-type="float" office:value="0.34">
            <text:p>0.34</text:p>
          </table:table-cell>
          <table:table-cell office:value-type="string">
            <text:p>15x35</text:p>
          </table:table-cell>
          <table:table-cell office:value-type="float" office:value="3.4404">
            <text:p>3.44</text:p>
          </table:table-cell>
          <table:table-cell office:value-type="float" office:value="0.19">
            <text:p>0.19</text:p>
          </table:table-cell>
          <table:table-cell office:value-type="string">
            <text:p>15x35</text:p>
          </table:table-cell>
          <table:table-cell office:value-type="float" office:value="3.4404">
            <text:p>3.44</text:p>
          </table:table-cell>
          <table:table-cell office:value-type="float" office:value="0.07">
            <text:p>0.07</text:p>
          </table:table-cell>
          <table:table-cell office:value-type="string">
            <text:p>15x35</text:p>
          </table:table-cell>
          <table:table-cell office:value-type="float" office:value="3.4404">
            <text:p>3.44</text:p>
          </table:table-cell>
          <table:table-cell office:value-type="float" office:value="0.05">
            <text:p>0.05</text:p>
          </table:table-cell>
          <table:table-cell office:value-type="string">
            <text:p>15x35</text:p>
          </table:table-cell>
          <table:table-cell office:value-type="float" office:value="3.4404">
            <text:p>3.44</text:p>
          </table:table-cell>
          <table:table-cell office:value-type="float" office:value="0.05">
            <text:p>0.05</text:p>
          </table:table-cell>
          <table:table-cell office:value-type="string">
            <text:p>15x35</text:p>
          </table:table-cell>
          <table:table-cell office:value-type="float" office:value="3.4404">
            <text:p>3.44</text:p>
          </table:table-cell>
          <table:table-cell office:value-type="float" office:value="0.05">
            <text:p>0.05</text:p>
          </table:table-cell>
          <table:table-cell office:value-type="string">
            <text:p>15x35</text:p>
          </table:table-cell>
          <table:table-cell office:value-type="float" office:value="3.4404">
            <text:p>3.44</text:p>
          </table:table-cell>
          <table:table-cell office:value-type="float" office:value="0.04">
            <text:p>0.04</text:p>
          </table:table-cell>
          <table:table-cell office:value-type="string">
            <text:p>15x35</text:p>
          </table:table-cell>
          <table:table-cell office:value-type="float" office:value="3.4404">
            <text:p>3.44</text:p>
          </table:table-cell>
          <table:table-cell office:value-type="float" office:value="0.04">
            <text:p>0.04</text:p>
          </table:table-cell>
          <table:table-cell office:value-type="string">
            <text:p>6x15</text:p>
          </table:table-cell>
          <table:table-cell office:value-type="float" office:value="3.3024">
            <text:p>3.3</text:p>
          </table:table-cell>
          <table:table-cell office:value-type="float" office:value="0.04">
            <text:p>0.04</text:p>
          </table:table-cell>
          <table:table-cell office:value-type="string">
            <text:p>6x15</text:p>
          </table:table-cell>
          <table:table-cell office:value-type="float" office:value="3.3024">
            <text:p>3.3</text:p>
          </table:table-cell>
          <table:table-cell office:value-type="float" office:value="0.06">
            <text:p>0.06</text:p>
          </table:table-cell>
          <table:table-cell office:value-type="string">
            <text:p>6x15</text:p>
          </table:table-cell>
          <table:table-cell office:value-type="float" office:value="3.3024">
            <text:p>3.3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BPADCIT.ped</text:p>
          </table:table-cell>
          <table:table-cell office:value-type="float" office:value="3">
            <text:p>3</text:p>
          </table:table-cell>
          <table:table-cell office:value-type="float" office:value="0.34">
            <text:p>0.34</text:p>
          </table:table-cell>
          <table:table-cell office:value-type="string">
            <text:p>6x15</text:p>
          </table:table-cell>
          <table:table-cell office:value-type="float" office:value="3.3024">
            <text:p>3.3</text:p>
          </table:table-cell>
          <table:table-cell office:value-type="float" office:value="0.19">
            <text:p>0.19</text:p>
          </table:table-cell>
          <table:table-cell office:value-type="string">
            <text:p>6x15</text:p>
          </table:table-cell>
          <table:table-cell office:value-type="float" office:value="3.3024">
            <text:p>3.3</text:p>
          </table:table-cell>
          <table:table-cell office:value-type="float" office:value="0.07">
            <text:p>0.07</text:p>
          </table:table-cell>
          <table:table-cell office:value-type="string">
            <text:p>6x15</text:p>
          </table:table-cell>
          <table:table-cell office:value-type="float" office:value="3.3024">
            <text:p>3.3</text:p>
          </table:table-cell>
          <table:table-cell office:value-type="float" office:value="0.05">
            <text:p>0.05</text:p>
          </table:table-cell>
          <table:table-cell office:value-type="string">
            <text:p>6x15</text:p>
          </table:table-cell>
          <table:table-cell office:value-type="float" office:value="3.3024">
            <text:p>3.3</text:p>
          </table:table-cell>
          <table:table-cell office:value-type="float" office:value="0.05">
            <text:p>0.05</text:p>
          </table:table-cell>
          <table:table-cell office:value-type="string">
            <text:p>6x15</text:p>
          </table:table-cell>
          <table:table-cell office:value-type="float" office:value="3.3024">
            <text:p>3.3</text:p>
          </table:table-cell>
          <table:table-cell office:value-type="float" office:value="0.05">
            <text:p>0.05</text:p>
          </table:table-cell>
          <table:table-cell office:value-type="string">
            <text:p>6x15</text:p>
          </table:table-cell>
          <table:table-cell office:value-type="float" office:value="3.3024">
            <text:p>3.3</text:p>
          </table:table-cell>
          <table:table-cell office:value-type="float" office:value="0.04">
            <text:p>0.04</text:p>
          </table:table-cell>
          <table:table-cell office:value-type="string">
            <text:p>6x15</text:p>
          </table:table-cell>
          <table:table-cell office:value-type="float" office:value="3.3024">
            <text:p>3.3</text:p>
          </table:table-cell>
          <table:table-cell office:value-type="float" office:value="0.04">
            <text:p>0.04</text:p>
          </table:table-cell>
          <table:table-cell office:value-type="string">
            <text:p>4x15</text:p>
          </table:table-cell>
          <table:table-cell office:value-type="float" office:value="3.2516">
            <text:p>3.25</text:p>
          </table:table-cell>
          <table:table-cell office:value-type="float" office:value="0.04">
            <text:p>0.04</text:p>
          </table:table-cell>
          <table:table-cell office:value-type="float" office:value="15">
            <text:p>15</text:p>
          </table:table-cell>
          <table:table-cell office:value-type="float" office:value="3.2516">
            <text:p>3.25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  <table:table-cell office:value-type="float" office:value="3.2516">
            <text:p>3.25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BPADCIT.ped</text:p>
          </table:table-cell>
          <table:table-cell office:value-type="float" office:value="4">
            <text:p>4</text:p>
          </table:table-cell>
          <table:table-cell office:value-type="float" office:value="0.34">
            <text:p>0.34</text:p>
          </table:table-cell>
          <table:table-cell office:value-type="string">
            <text:p>15x29</text:p>
          </table:table-cell>
          <table:table-cell office:value-type="float" office:value="3.302">
            <text:p>3.3</text:p>
          </table:table-cell>
          <table:table-cell office:value-type="float" office:value="0.19">
            <text:p>0.19</text:p>
          </table:table-cell>
          <table:table-cell office:value-type="string">
            <text:p>15x29</text:p>
          </table:table-cell>
          <table:table-cell office:value-type="float" office:value="3.302">
            <text:p>3.3</text:p>
          </table:table-cell>
          <table:table-cell office:value-type="float" office:value="0.07">
            <text:p>0.07</text:p>
          </table:table-cell>
          <table:table-cell office:value-type="string">
            <text:p>15x48</text:p>
          </table:table-cell>
          <table:table-cell office:value-type="float" office:value="3.302">
            <text:p>3.3</text:p>
          </table:table-cell>
          <table:table-cell office:value-type="float" office:value="0.05">
            <text:p>0.05</text:p>
          </table:table-cell>
          <table:table-cell office:value-type="string">
            <text:p>15x29</text:p>
          </table:table-cell>
          <table:table-cell office:value-type="float" office:value="3.302">
            <text:p>3.3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3.2516">
            <text:p>3.25</text:p>
          </table:table-cell>
          <table:table-cell office:value-type="float" office:value="0.05">
            <text:p>0.05</text:p>
          </table:table-cell>
          <table:table-cell office:value-type="string">
            <text:p>15x47</text:p>
          </table:table-cell>
          <table:table-cell office:value-type="float" office:value="3.2516">
            <text:p>3.25</text:p>
          </table:table-cell>
          <table:table-cell office:value-type="float" office:value="0.04">
            <text:p>0.04</text:p>
          </table:table-cell>
          <table:table-cell office:value-type="string">
            <text:p>10x15</text:p>
          </table:table-cell>
          <table:table-cell office:value-type="float" office:value="3.2516">
            <text:p>3.25</text:p>
          </table:table-cell>
          <table:table-cell office:value-type="float" office:value="0.04">
            <text:p>0.04</text:p>
          </table:table-cell>
          <table:table-cell office:value-type="string">
            <text:p>13x15</text:p>
          </table:table-cell>
          <table:table-cell office:value-type="float" office:value="3.2516">
            <text:p>3.25</text:p>
          </table:table-cell>
          <table:table-cell office:value-type="float" office:value="0.04">
            <text:p>0.04</text:p>
          </table:table-cell>
          <table:table-cell office:value-type="string">
            <text:p>3x15</text:p>
          </table:table-cell>
          <table:table-cell office:value-type="float" office:value="3.2516">
            <text:p>3.25</text:p>
          </table:table-cell>
          <table:table-cell office:value-type="float" office:value="0.06">
            <text:p>0.06</text:p>
          </table:table-cell>
          <table:table-cell office:value-type="string">
            <text:p>3x15</text:p>
          </table:table-cell>
          <table:table-cell office:value-type="float" office:value="3.2516">
            <text:p>3.25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Bux_350_full.ped</text:p>
          </table:table-cell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string">
            <text:p>24x28</text:p>
          </table:table-cell>
          <table:table-cell office:value-type="float" office:value="3.625">
            <text:p>3.63</text:p>
          </table:table-cell>
          <table:table-cell office:value-type="float" office:value="0.55">
            <text:p>0.55</text:p>
          </table:table-cell>
          <table:table-cell office:value-type="string">
            <text:p>24x28</text:p>
          </table:table-cell>
          <table:table-cell office:value-type="float" office:value="3.625">
            <text:p>3.63</text:p>
          </table:table-cell>
          <table:table-cell office:value-type="float" office:value="0.32">
            <text:p>0.32</text:p>
          </table:table-cell>
          <table:table-cell office:value-type="string">
            <text:p>24x28</text:p>
          </table:table-cell>
          <table:table-cell office:value-type="float" office:value="3.625">
            <text:p>3.63</text:p>
          </table:table-cell>
          <table:table-cell office:value-type="float" office:value="0.09">
            <text:p>0.09</text:p>
          </table:table-cell>
          <table:table-cell office:value-type="string">
            <text:p>24x28</text:p>
          </table:table-cell>
          <table:table-cell office:value-type="float" office:value="3.625">
            <text:p>3.63</text:p>
          </table:table-cell>
          <table:table-cell office:value-type="float" office:value="0.08">
            <text:p>0.08</text:p>
          </table:table-cell>
          <table:table-cell office:value-type="string">
            <text:p>24x28</text:p>
          </table:table-cell>
          <table:table-cell office:value-type="float" office:value="3.625">
            <text:p>3.63</text:p>
          </table:table-cell>
          <table:table-cell office:value-type="float" office:value="0.07">
            <text:p>0.07</text:p>
          </table:table-cell>
          <table:table-cell office:value-type="string">
            <text:p>24x28</text:p>
          </table:table-cell>
          <table:table-cell office:value-type="float" office:value="3.625">
            <text:p>3.63</text:p>
          </table:table-cell>
          <table:table-cell office:value-type="float" office:value="0.05">
            <text:p>0.05</text:p>
          </table:table-cell>
          <table:table-cell office:value-type="string">
            <text:p>24x28</text:p>
          </table:table-cell>
          <table:table-cell office:value-type="float" office:value="3.625">
            <text:p>3.63</text:p>
          </table:table-cell>
          <table:table-cell office:value-type="float" office:value="0.03">
            <text:p>0.03</text:p>
          </table:table-cell>
          <table:table-cell office:value-type="string">
            <text:p>24x28</text:p>
          </table:table-cell>
          <table:table-cell office:value-type="float" office:value="3.625">
            <text:p>3.63</text:p>
          </table:table-cell>
          <table:table-cell office:value-type="float" office:value="0.03">
            <text:p>0.03</text:p>
          </table:table-cell>
          <table:table-cell office:value-type="string">
            <text:p>24x28</text:p>
          </table:table-cell>
          <table:table-cell office:value-type="float" office:value="3.625">
            <text:p>3.63</text:p>
          </table:table-cell>
          <table:table-cell office:value-type="float" office:value="0.05">
            <text:p>0.05</text:p>
          </table:table-cell>
          <table:table-cell office:value-type="string">
            <text:p>24x28</text:p>
          </table:table-cell>
          <table:table-cell office:value-type="float" office:value="3.625">
            <text:p>3.63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Bux_350_full.ped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string">
            <text:p>27x33</text:p>
          </table:table-cell>
          <table:table-cell office:value-type="float" office:value="3.3712">
            <text:p>3.37</text:p>
          </table:table-cell>
          <table:table-cell office:value-type="float" office:value="0.55">
            <text:p>0.55</text:p>
          </table:table-cell>
          <table:table-cell office:value-type="string">
            <text:p>27x33</text:p>
          </table:table-cell>
          <table:table-cell office:value-type="float" office:value="3.3712">
            <text:p>3.37</text:p>
          </table:table-cell>
          <table:table-cell office:value-type="float" office:value="0.32">
            <text:p>0.32</text:p>
          </table:table-cell>
          <table:table-cell office:value-type="string">
            <text:p>27x33</text:p>
          </table:table-cell>
          <table:table-cell office:value-type="float" office:value="3.3712">
            <text:p>3.37</text:p>
          </table:table-cell>
          <table:table-cell office:value-type="float" office:value="0.09">
            <text:p>0.09</text:p>
          </table:table-cell>
          <table:table-cell office:value-type="string">
            <text:p>27x33</text:p>
          </table:table-cell>
          <table:table-cell office:value-type="float" office:value="3.3712">
            <text:p>3.37</text:p>
          </table:table-cell>
          <table:table-cell office:value-type="float" office:value="0.08">
            <text:p>0.08</text:p>
          </table:table-cell>
          <table:table-cell office:value-type="string">
            <text:p>27x33</text:p>
          </table:table-cell>
          <table:table-cell office:value-type="float" office:value="3.3712">
            <text:p>3.37</text:p>
          </table:table-cell>
          <table:table-cell office:value-type="float" office:value="0.07">
            <text:p>0.07</text:p>
          </table:table-cell>
          <table:table-cell office:value-type="string">
            <text:p>27x33</text:p>
          </table:table-cell>
          <table:table-cell office:value-type="float" office:value="3.3712">
            <text:p>3.37</text:p>
          </table:table-cell>
          <table:table-cell office:value-type="float" office:value="0.05">
            <text:p>0.05</text:p>
          </table:table-cell>
          <table:table-cell office:value-type="string">
            <text:p>27x33</text:p>
          </table:table-cell>
          <table:table-cell office:value-type="float" office:value="3.3712">
            <text:p>3.37</text:p>
          </table:table-cell>
          <table:table-cell office:value-type="float" office:value="0.03">
            <text:p>0.03</text:p>
          </table:table-cell>
          <table:table-cell office:value-type="string">
            <text:p>27x33</text:p>
          </table:table-cell>
          <table:table-cell office:value-type="float" office:value="3.3712">
            <text:p>3.37</text:p>
          </table:table-cell>
          <table:table-cell office:value-type="float" office:value="0.03">
            <text:p>0.03</text:p>
          </table:table-cell>
          <table:table-cell office:value-type="string">
            <text:p>27x33</text:p>
          </table:table-cell>
          <table:table-cell office:value-type="float" office:value="3.3712">
            <text:p>3.37</text:p>
          </table:table-cell>
          <table:table-cell office:value-type="float" office:value="0.05">
            <text:p>0.05</text:p>
          </table:table-cell>
          <table:table-cell office:value-type="string">
            <text:p>27x33</text:p>
          </table:table-cell>
          <table:table-cell office:value-type="float" office:value="3.3712">
            <text:p>3.37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Bux_350_full.ped</text:p>
          </table:table-cell>
          <table:table-cell office:value-type="float" office:value="2">
            <text:p>2</text:p>
          </table:table-cell>
          <table:table-cell office:value-type="float" office:value="0.64">
            <text:p>0.64</text:p>
          </table:table-cell>
          <table:table-cell office:value-type="string">
            <text:p>2x22</text:p>
          </table:table-cell>
          <table:table-cell office:value-type="float" office:value="3.3453">
            <text:p>3.35</text:p>
          </table:table-cell>
          <table:table-cell office:value-type="float" office:value="0.55">
            <text:p>0.55</text:p>
          </table:table-cell>
          <table:table-cell office:value-type="string">
            <text:p>2x22</text:p>
          </table:table-cell>
          <table:table-cell office:value-type="float" office:value="3.3453">
            <text:p>3.35</text:p>
          </table:table-cell>
          <table:table-cell office:value-type="float" office:value="0.32">
            <text:p>0.32</text:p>
          </table:table-cell>
          <table:table-cell office:value-type="string">
            <text:p>2x22</text:p>
          </table:table-cell>
          <table:table-cell office:value-type="float" office:value="3.3453">
            <text:p>3.35</text:p>
          </table:table-cell>
          <table:table-cell office:value-type="float" office:value="0.09">
            <text:p>0.09</text:p>
          </table:table-cell>
          <table:table-cell office:value-type="string">
            <text:p>6x22</text:p>
          </table:table-cell>
          <table:table-cell office:value-type="float" office:value="3.3453">
            <text:p>3.35</text:p>
          </table:table-cell>
          <table:table-cell office:value-type="float" office:value="0.08">
            <text:p>0.08</text:p>
          </table:table-cell>
          <table:table-cell office:value-type="string">
            <text:p>6x22</text:p>
          </table:table-cell>
          <table:table-cell office:value-type="float" office:value="3.3453">
            <text:p>3.35</text:p>
          </table:table-cell>
          <table:table-cell office:value-type="float" office:value="0.07">
            <text:p>0.07</text:p>
          </table:table-cell>
          <table:table-cell office:value-type="string">
            <text:p>6x22</text:p>
          </table:table-cell>
          <table:table-cell office:value-type="float" office:value="3.3453">
            <text:p>3.35</text:p>
          </table:table-cell>
          <table:table-cell office:value-type="float" office:value="0.05">
            <text:p>0.05</text:p>
          </table:table-cell>
          <table:table-cell office:value-type="string">
            <text:p>6x22</text:p>
          </table:table-cell>
          <table:table-cell office:value-type="float" office:value="3.3453">
            <text:p>3.35</text:p>
          </table:table-cell>
          <table:table-cell office:value-type="float" office:value="0.03">
            <text:p>0.03</text:p>
          </table:table-cell>
          <table:table-cell office:value-type="string">
            <text:p>2x22</text:p>
          </table:table-cell>
          <table:table-cell office:value-type="float" office:value="3.3453">
            <text:p>3.35</text:p>
          </table:table-cell>
          <table:table-cell office:value-type="float" office:value="0.03">
            <text:p>0.03</text:p>
          </table:table-cell>
          <table:table-cell office:value-type="string">
            <text:p>2x22</text:p>
          </table:table-cell>
          <table:table-cell office:value-type="float" office:value="3.3453">
            <text:p>3.35</text:p>
          </table:table-cell>
          <table:table-cell office:value-type="float" office:value="0.05">
            <text:p>0.05</text:p>
          </table:table-cell>
          <table:table-cell office:value-type="string">
            <text:p>2x22</text:p>
          </table:table-cell>
          <table:table-cell office:value-type="float" office:value="3.3453">
            <text:p>3.35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Bux_350_full.ped</text:p>
          </table:table-cell>
          <table:table-cell office:value-type="float" office:value="3">
            <text:p>3</text:p>
          </table:table-cell>
          <table:table-cell office:value-type="float" office:value="0.64">
            <text:p>0.64</text:p>
          </table:table-cell>
          <table:table-cell office:value-type="string">
            <text:p>6x22</text:p>
          </table:table-cell>
          <table:table-cell office:value-type="float" office:value="3.3453">
            <text:p>3.35</text:p>
          </table:table-cell>
          <table:table-cell office:value-type="float" office:value="0.55">
            <text:p>0.55</text:p>
          </table:table-cell>
          <table:table-cell office:value-type="string">
            <text:p>6x22</text:p>
          </table:table-cell>
          <table:table-cell office:value-type="float" office:value="3.3453">
            <text:p>3.35</text:p>
          </table:table-cell>
          <table:table-cell office:value-type="float" office:value="0.32">
            <text:p>0.32</text:p>
          </table:table-cell>
          <table:table-cell office:value-type="string">
            <text:p>6x22</text:p>
          </table:table-cell>
          <table:table-cell office:value-type="float" office:value="3.3453">
            <text:p>3.35</text:p>
          </table:table-cell>
          <table:table-cell office:value-type="float" office:value="0.09">
            <text:p>0.09</text:p>
          </table:table-cell>
          <table:table-cell office:value-type="string">
            <text:p>2x22</text:p>
          </table:table-cell>
          <table:table-cell office:value-type="float" office:value="3.3453">
            <text:p>3.35</text:p>
          </table:table-cell>
          <table:table-cell office:value-type="float" office:value="0.08">
            <text:p>0.08</text:p>
          </table:table-cell>
          <table:table-cell office:value-type="string">
            <text:p>2x22</text:p>
          </table:table-cell>
          <table:table-cell office:value-type="float" office:value="3.3453">
            <text:p>3.35</text:p>
          </table:table-cell>
          <table:table-cell office:value-type="float" office:value="0.07">
            <text:p>0.07</text:p>
          </table:table-cell>
          <table:table-cell office:value-type="string">
            <text:p>2x22</text:p>
          </table:table-cell>
          <table:table-cell office:value-type="float" office:value="3.3453">
            <text:p>3.35</text:p>
          </table:table-cell>
          <table:table-cell office:value-type="float" office:value="0.05">
            <text:p>0.05</text:p>
          </table:table-cell>
          <table:table-cell office:value-type="string">
            <text:p>2x22</text:p>
          </table:table-cell>
          <table:table-cell office:value-type="float" office:value="3.3453">
            <text:p>3.35</text:p>
          </table:table-cell>
          <table:table-cell office:value-type="float" office:value="0.03">
            <text:p>0.03</text:p>
          </table:table-cell>
          <table:table-cell office:value-type="string">
            <text:p>24x31</text:p>
          </table:table-cell>
          <table:table-cell office:value-type="float" office:value="3.3375">
            <text:p>3.34</text:p>
          </table:table-cell>
          <table:table-cell office:value-type="float" office:value="0.03">
            <text:p>0.03</text:p>
          </table:table-cell>
          <table:table-cell office:value-type="string">
            <text:p>24x31</text:p>
          </table:table-cell>
          <table:table-cell office:value-type="float" office:value="3.3375">
            <text:p>3.34</text:p>
          </table:table-cell>
          <table:table-cell office:value-type="float" office:value="0.05">
            <text:p>0.05</text:p>
          </table:table-cell>
          <table:table-cell office:value-type="string">
            <text:p>24x31</text:p>
          </table:table-cell>
          <table:table-cell office:value-type="float" office:value="3.3375">
            <text:p>3.34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Bux_350_full.ped</text:p>
          </table:table-cell>
          <table:table-cell office:value-type="float" office:value="4">
            <text:p>4</text:p>
          </table:table-cell>
          <table:table-cell office:value-type="float" office:value="0.64">
            <text:p>0.64</text:p>
          </table:table-cell>
          <table:table-cell office:value-type="string">
            <text:p>24x31</text:p>
          </table:table-cell>
          <table:table-cell office:value-type="float" office:value="3.3375">
            <text:p>3.34</text:p>
          </table:table-cell>
          <table:table-cell office:value-type="float" office:value="0.55">
            <text:p>0.55</text:p>
          </table:table-cell>
          <table:table-cell office:value-type="string">
            <text:p>24x31</text:p>
          </table:table-cell>
          <table:table-cell office:value-type="float" office:value="3.3375">
            <text:p>3.34</text:p>
          </table:table-cell>
          <table:table-cell office:value-type="float" office:value="0.32">
            <text:p>0.32</text:p>
          </table:table-cell>
          <table:table-cell office:value-type="string">
            <text:p>24x31</text:p>
          </table:table-cell>
          <table:table-cell office:value-type="float" office:value="3.3375">
            <text:p>3.34</text:p>
          </table:table-cell>
          <table:table-cell office:value-type="float" office:value="0.09">
            <text:p>0.09</text:p>
          </table:table-cell>
          <table:table-cell office:value-type="string">
            <text:p>24x31</text:p>
          </table:table-cell>
          <table:table-cell office:value-type="float" office:value="3.3375">
            <text:p>3.34</text:p>
          </table:table-cell>
          <table:table-cell office:value-type="float" office:value="0.08">
            <text:p>0.08</text:p>
          </table:table-cell>
          <table:table-cell office:value-type="string">
            <text:p>24x31</text:p>
          </table:table-cell>
          <table:table-cell office:value-type="float" office:value="3.3375">
            <text:p>3.34</text:p>
          </table:table-cell>
          <table:table-cell office:value-type="float" office:value="0.07">
            <text:p>0.07</text:p>
          </table:table-cell>
          <table:table-cell office:value-type="string">
            <text:p>24x31</text:p>
          </table:table-cell>
          <table:table-cell office:value-type="float" office:value="3.3375">
            <text:p>3.34</text:p>
          </table:table-cell>
          <table:table-cell office:value-type="float" office:value="0.05">
            <text:p>0.05</text:p>
          </table:table-cell>
          <table:table-cell office:value-type="string">
            <text:p>24x31</text:p>
          </table:table-cell>
          <table:table-cell office:value-type="float" office:value="3.3375">
            <text:p>3.34</text:p>
          </table:table-cell>
          <table:table-cell office:value-type="float" office:value="0.03">
            <text:p>0.03</text:p>
          </table:table-cell>
          <table:table-cell office:value-type="string">
            <text:p>2x24</text:p>
          </table:table-cell>
          <table:table-cell office:value-type="float" office:value="3.2638">
            <text:p>3.26</text:p>
          </table:table-cell>
          <table:table-cell office:value-type="float" office:value="0.03">
            <text:p>0.03</text:p>
          </table:table-cell>
          <table:table-cell office:value-type="string">
            <text:p>2x24</text:p>
          </table:table-cell>
          <table:table-cell office:value-type="float" office:value="3.2638">
            <text:p>3.26</text:p>
          </table:table-cell>
          <table:table-cell office:value-type="float" office:value="0.05">
            <text:p>0.05</text:p>
          </table:table-cell>
          <table:table-cell office:value-type="string">
            <text:p>2x24</text:p>
          </table:table-cell>
          <table:table-cell office:value-type="float" office:value="3.2638">
            <text:p>3.26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Fam_alldsps.ped</text:p>
          </table:table-cell>
          <table:table-cell office:value-type="float" office:value="0">
            <text:p>0</text:p>
          </table:table-cell>
          <table:table-cell office:value-type="float" office:value="7.13">
            <text:p>7.13</text:p>
          </table:table-cell>
          <table:table-cell office:value-type="string">
            <text:p>21x31</text:p>
          </table:table-cell>
          <table:table-cell office:value-type="float" office:value="8.214">
            <text:p>8.21</text:p>
          </table:table-cell>
          <table:table-cell office:value-type="float" office:value="2.58">
            <text:p>2.58</text:p>
          </table:table-cell>
          <table:table-cell office:value-type="string">
            <text:p>21x31</text:p>
          </table:table-cell>
          <table:table-cell office:value-type="float" office:value="8.214">
            <text:p>8.21</text:p>
          </table:table-cell>
          <table:table-cell office:value-type="float" office:value="0.63">
            <text:p>0.63</text:p>
          </table:table-cell>
          <table:table-cell office:value-type="string">
            <text:p>21x31</text:p>
          </table:table-cell>
          <table:table-cell office:value-type="float" office:value="8.214">
            <text:p>8.21</text:p>
          </table:table-cell>
          <table:table-cell office:value-type="float" office:value="0.56">
            <text:p>0.56</text:p>
          </table:table-cell>
          <table:table-cell office:value-type="string">
            <text:p>21x31</text:p>
          </table:table-cell>
          <table:table-cell office:value-type="float" office:value="8.214">
            <text:p>8.21</text:p>
          </table:table-cell>
          <table:table-cell office:value-type="float" office:value="0.55">
            <text:p>0.55</text:p>
          </table:table-cell>
          <table:table-cell office:value-type="string">
            <text:p>21x31</text:p>
          </table:table-cell>
          <table:table-cell office:value-type="float" office:value="8.214">
            <text:p>8.21</text:p>
          </table:table-cell>
          <table:table-cell office:value-type="float" office:value="0.51">
            <text:p>0.51</text:p>
          </table:table-cell>
          <table:table-cell office:value-type="string">
            <text:p>21x31</text:p>
          </table:table-cell>
          <table:table-cell office:value-type="float" office:value="8.214">
            <text:p>8.21</text:p>
          </table:table-cell>
          <table:table-cell office:value-type="float" office:value="0.38">
            <text:p>0.38</text:p>
          </table:table-cell>
          <table:table-cell office:value-type="string">
            <text:p>21x31</text:p>
          </table:table-cell>
          <table:table-cell office:value-type="float" office:value="8.214">
            <text:p>8.21</text:p>
          </table:table-cell>
          <table:table-cell office:value-type="float" office:value="0.25">
            <text:p>0.25</text:p>
          </table:table-cell>
          <table:table-cell office:value-type="string">
            <text:p>21x31</text:p>
          </table:table-cell>
          <table:table-cell office:value-type="float" office:value="8.214">
            <text:p>8.21</text:p>
          </table:table-cell>
          <table:table-cell office:value-type="float" office:value="0.18">
            <text:p>0.18</text:p>
          </table:table-cell>
          <table:table-cell office:value-type="string">
            <text:p>21x31</text:p>
          </table:table-cell>
          <table:table-cell office:value-type="float" office:value="8.214">
            <text:p>8.21</text:p>
          </table:table-cell>
          <table:table-cell office:value-type="float" office:value="0.15">
            <text:p>0.15</text:p>
          </table:table-cell>
          <table:table-cell office:value-type="float" office:value="31">
            <text:p>31</text:p>
          </table:table-cell>
          <table:table-cell office:value-type="float" office:value="8.1782">
            <text:p>8.18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Fam_alldsps.ped</text:p>
          </table:table-cell>
          <table:table-cell office:value-type="float" office:value="1">
            <text:p>1</text:p>
          </table:table-cell>
          <table:table-cell office:value-type="float" office:value="7.13">
            <text:p>7.13</text:p>
          </table:table-cell>
          <table:table-cell office:value-type="float" office:value="31">
            <text:p>31</text:p>
          </table:table-cell>
          <table:table-cell office:value-type="float" office:value="8.1782">
            <text:p>8.18</text:p>
          </table:table-cell>
          <table:table-cell office:value-type="float" office:value="2.58">
            <text:p>2.58</text:p>
          </table:table-cell>
          <table:table-cell office:value-type="float" office:value="31">
            <text:p>31</text:p>
          </table:table-cell>
          <table:table-cell office:value-type="float" office:value="8.1782">
            <text:p>8.18</text:p>
          </table:table-cell>
          <table:table-cell office:value-type="float" office:value="0.63">
            <text:p>0.63</text:p>
          </table:table-cell>
          <table:table-cell office:value-type="float" office:value="31">
            <text:p>31</text:p>
          </table:table-cell>
          <table:table-cell office:value-type="float" office:value="8.1782">
            <text:p>8.18</text:p>
          </table:table-cell>
          <table:table-cell office:value-type="float" office:value="0.56">
            <text:p>0.56</text:p>
          </table:table-cell>
          <table:table-cell office:value-type="float" office:value="31">
            <text:p>31</text:p>
          </table:table-cell>
          <table:table-cell office:value-type="float" office:value="8.1782">
            <text:p>8.18</text:p>
          </table:table-cell>
          <table:table-cell office:value-type="float" office:value="0.55">
            <text:p>0.55</text:p>
          </table:table-cell>
          <table:table-cell office:value-type="float" office:value="31">
            <text:p>31</text:p>
          </table:table-cell>
          <table:table-cell office:value-type="float" office:value="8.1782">
            <text:p>8.18</text:p>
          </table:table-cell>
          <table:table-cell office:value-type="float" office:value="0.51">
            <text:p>0.51</text:p>
          </table:table-cell>
          <table:table-cell office:value-type="float" office:value="31">
            <text:p>31</text:p>
          </table:table-cell>
          <table:table-cell office:value-type="float" office:value="8.1782">
            <text:p>8.18</text:p>
          </table:table-cell>
          <table:table-cell office:value-type="float" office:value="0.38">
            <text:p>0.38</text:p>
          </table:table-cell>
          <table:table-cell office:value-type="float" office:value="31">
            <text:p>31</text:p>
          </table:table-cell>
          <table:table-cell office:value-type="float" office:value="8.1782">
            <text:p>8.18</text:p>
          </table:table-cell>
          <table:table-cell office:value-type="float" office:value="0.25">
            <text:p>0.25</text:p>
          </table:table-cell>
          <table:table-cell office:value-type="float" office:value="31">
            <text:p>31</text:p>
          </table:table-cell>
          <table:table-cell office:value-type="float" office:value="8.1782">
            <text:p>8.18</text:p>
          </table:table-cell>
          <table:table-cell office:value-type="float" office:value="0.18">
            <text:p>0.18</text:p>
          </table:table-cell>
          <table:table-cell office:value-type="float" office:value="31">
            <text:p>31</text:p>
          </table:table-cell>
          <table:table-cell office:value-type="float" office:value="8.1782">
            <text:p>8.18</text:p>
          </table:table-cell>
          <table:table-cell office:value-type="float" office:value="0.15">
            <text:p>0.15</text:p>
          </table:table-cell>
          <table:table-cell office:value-type="string">
            <text:p>7x31</text:p>
          </table:table-cell>
          <table:table-cell office:value-type="float" office:value="8.0989">
            <text:p>8.1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Fam_alldsps.ped</text:p>
          </table:table-cell>
          <table:table-cell office:value-type="float" office:value="2">
            <text:p>2</text:p>
          </table:table-cell>
          <table:table-cell office:value-type="float" office:value="7.13">
            <text:p>7.13</text:p>
          </table:table-cell>
          <table:table-cell office:value-type="string">
            <text:p>3x31</text:p>
          </table:table-cell>
          <table:table-cell office:value-type="float" office:value="8.1777">
            <text:p>8.18</text:p>
          </table:table-cell>
          <table:table-cell office:value-type="float" office:value="2.58">
            <text:p>2.58</text:p>
          </table:table-cell>
          <table:table-cell office:value-type="string">
            <text:p>3x31</text:p>
          </table:table-cell>
          <table:table-cell office:value-type="float" office:value="8.1777">
            <text:p>8.18</text:p>
          </table:table-cell>
          <table:table-cell office:value-type="float" office:value="0.63">
            <text:p>0.63</text:p>
          </table:table-cell>
          <table:table-cell office:value-type="string">
            <text:p>3x31</text:p>
          </table:table-cell>
          <table:table-cell office:value-type="float" office:value="8.1777">
            <text:p>8.18</text:p>
          </table:table-cell>
          <table:table-cell office:value-type="float" office:value="0.56">
            <text:p>0.56</text:p>
          </table:table-cell>
          <table:table-cell office:value-type="string">
            <text:p>3x31</text:p>
          </table:table-cell>
          <table:table-cell office:value-type="float" office:value="8.1777">
            <text:p>8.18</text:p>
          </table:table-cell>
          <table:table-cell office:value-type="float" office:value="0.55">
            <text:p>0.55</text:p>
          </table:table-cell>
          <table:table-cell office:value-type="string">
            <text:p>3x31</text:p>
          </table:table-cell>
          <table:table-cell office:value-type="float" office:value="8.1777">
            <text:p>8.18</text:p>
          </table:table-cell>
          <table:table-cell office:value-type="float" office:value="0.51">
            <text:p>0.51</text:p>
          </table:table-cell>
          <table:table-cell office:value-type="string">
            <text:p>3x31</text:p>
          </table:table-cell>
          <table:table-cell office:value-type="float" office:value="8.1777">
            <text:p>8.18</text:p>
          </table:table-cell>
          <table:table-cell office:value-type="float" office:value="0.38">
            <text:p>0.38</text:p>
          </table:table-cell>
          <table:table-cell office:value-type="string">
            <text:p>3x31</text:p>
          </table:table-cell>
          <table:table-cell office:value-type="float" office:value="8.1777">
            <text:p>8.18</text:p>
          </table:table-cell>
          <table:table-cell office:value-type="float" office:value="0.25">
            <text:p>0.25</text:p>
          </table:table-cell>
          <table:table-cell office:value-type="string">
            <text:p>3x31</text:p>
          </table:table-cell>
          <table:table-cell office:value-type="float" office:value="8.1777">
            <text:p>8.18</text:p>
          </table:table-cell>
          <table:table-cell office:value-type="float" office:value="0.18">
            <text:p>0.18</text:p>
          </table:table-cell>
          <table:table-cell office:value-type="string">
            <text:p>7x31</text:p>
          </table:table-cell>
          <table:table-cell office:value-type="float" office:value="8.0989">
            <text:p>8.1</text:p>
          </table:table-cell>
          <table:table-cell office:value-type="float" office:value="0.15">
            <text:p>0.15</text:p>
          </table:table-cell>
          <table:table-cell office:value-type="string">
            <text:p>1x31</text:p>
          </table:table-cell>
          <table:table-cell office:value-type="float" office:value="7.906">
            <text:p>7.91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Fam_alldsps.ped</text:p>
          </table:table-cell>
          <table:table-cell office:value-type="float" office:value="3">
            <text:p>3</text:p>
          </table:table-cell>
          <table:table-cell office:value-type="float" office:value="7.13">
            <text:p>7.13</text:p>
          </table:table-cell>
          <table:table-cell office:value-type="string">
            <text:p>7x31</text:p>
          </table:table-cell>
          <table:table-cell office:value-type="float" office:value="8.0989">
            <text:p>8.1</text:p>
          </table:table-cell>
          <table:table-cell office:value-type="float" office:value="2.58">
            <text:p>2.58</text:p>
          </table:table-cell>
          <table:table-cell office:value-type="string">
            <text:p>7x31</text:p>
          </table:table-cell>
          <table:table-cell office:value-type="float" office:value="8.0989">
            <text:p>8.1</text:p>
          </table:table-cell>
          <table:table-cell office:value-type="float" office:value="0.63">
            <text:p>0.63</text:p>
          </table:table-cell>
          <table:table-cell office:value-type="string">
            <text:p>7x31</text:p>
          </table:table-cell>
          <table:table-cell office:value-type="float" office:value="8.0989">
            <text:p>8.1</text:p>
          </table:table-cell>
          <table:table-cell office:value-type="float" office:value="0.56">
            <text:p>0.56</text:p>
          </table:table-cell>
          <table:table-cell office:value-type="string">
            <text:p>7x31</text:p>
          </table:table-cell>
          <table:table-cell office:value-type="float" office:value="8.0989">
            <text:p>8.1</text:p>
          </table:table-cell>
          <table:table-cell office:value-type="float" office:value="0.55">
            <text:p>0.55</text:p>
          </table:table-cell>
          <table:table-cell office:value-type="string">
            <text:p>7x31</text:p>
          </table:table-cell>
          <table:table-cell office:value-type="float" office:value="8.0989">
            <text:p>8.1</text:p>
          </table:table-cell>
          <table:table-cell office:value-type="float" office:value="0.51">
            <text:p>0.51</text:p>
          </table:table-cell>
          <table:table-cell office:value-type="string">
            <text:p>7x31</text:p>
          </table:table-cell>
          <table:table-cell office:value-type="float" office:value="8.0989">
            <text:p>8.1</text:p>
          </table:table-cell>
          <table:table-cell office:value-type="float" office:value="0.38">
            <text:p>0.38</text:p>
          </table:table-cell>
          <table:table-cell office:value-type="string">
            <text:p>7x31</text:p>
          </table:table-cell>
          <table:table-cell office:value-type="float" office:value="8.0989">
            <text:p>8.1</text:p>
          </table:table-cell>
          <table:table-cell office:value-type="float" office:value="0.25">
            <text:p>0.25</text:p>
          </table:table-cell>
          <table:table-cell office:value-type="string">
            <text:p>7x31</text:p>
          </table:table-cell>
          <table:table-cell office:value-type="float" office:value="8.0989">
            <text:p>8.1</text:p>
          </table:table-cell>
          <table:table-cell office:value-type="float" office:value="0.18">
            <text:p>0.18</text:p>
          </table:table-cell>
          <table:table-cell office:value-type="string">
            <text:p>1x31</text:p>
          </table:table-cell>
          <table:table-cell office:value-type="float" office:value="7.906">
            <text:p>7.91</text:p>
          </table:table-cell>
          <table:table-cell office:value-type="float" office:value="0.15">
            <text:p>0.15</text:p>
          </table:table-cell>
          <table:table-cell office:value-type="string">
            <text:p>6x31</text:p>
          </table:table-cell>
          <table:table-cell office:value-type="float" office:value="7.8568">
            <text:p>7.86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Fam_alldsps.ped</text:p>
          </table:table-cell>
          <table:table-cell office:value-type="float" office:value="4">
            <text:p>4</text:p>
          </table:table-cell>
          <table:table-cell office:value-type="float" office:value="7.13">
            <text:p>7.13</text:p>
          </table:table-cell>
          <table:table-cell office:value-type="string">
            <text:p>22x31</text:p>
          </table:table-cell>
          <table:table-cell office:value-type="float" office:value="8.0923">
            <text:p>8.09</text:p>
          </table:table-cell>
          <table:table-cell office:value-type="float" office:value="2.58">
            <text:p>2.58</text:p>
          </table:table-cell>
          <table:table-cell office:value-type="string">
            <text:p>22x31</text:p>
          </table:table-cell>
          <table:table-cell office:value-type="float" office:value="8.0923">
            <text:p>8.09</text:p>
          </table:table-cell>
          <table:table-cell office:value-type="float" office:value="0.63">
            <text:p>0.63</text:p>
          </table:table-cell>
          <table:table-cell office:value-type="string">
            <text:p>22x31</text:p>
          </table:table-cell>
          <table:table-cell office:value-type="float" office:value="8.0923">
            <text:p>8.09</text:p>
          </table:table-cell>
          <table:table-cell office:value-type="float" office:value="0.56">
            <text:p>0.56</text:p>
          </table:table-cell>
          <table:table-cell office:value-type="string">
            <text:p>22x31</text:p>
          </table:table-cell>
          <table:table-cell office:value-type="float" office:value="8.0923">
            <text:p>8.09</text:p>
          </table:table-cell>
          <table:table-cell office:value-type="float" office:value="0.55">
            <text:p>0.55</text:p>
          </table:table-cell>
          <table:table-cell office:value-type="string">
            <text:p>22x31</text:p>
          </table:table-cell>
          <table:table-cell office:value-type="float" office:value="8.0923">
            <text:p>8.09</text:p>
          </table:table-cell>
          <table:table-cell office:value-type="float" office:value="0.51">
            <text:p>0.51</text:p>
          </table:table-cell>
          <table:table-cell office:value-type="string">
            <text:p>22x31</text:p>
          </table:table-cell>
          <table:table-cell office:value-type="float" office:value="8.0923">
            <text:p>8.09</text:p>
          </table:table-cell>
          <table:table-cell office:value-type="float" office:value="0.38">
            <text:p>0.38</text:p>
          </table:table-cell>
          <table:table-cell office:value-type="string">
            <text:p>22x31</text:p>
          </table:table-cell>
          <table:table-cell office:value-type="float" office:value="8.0923">
            <text:p>8.09</text:p>
          </table:table-cell>
          <table:table-cell office:value-type="float" office:value="0.25">
            <text:p>0.25</text:p>
          </table:table-cell>
          <table:table-cell office:value-type="string">
            <text:p>22x31</text:p>
          </table:table-cell>
          <table:table-cell office:value-type="float" office:value="8.0923">
            <text:p>8.09</text:p>
          </table:table-cell>
          <table:table-cell office:value-type="float" office:value="0.18">
            <text:p>0.18</text:p>
          </table:table-cell>
          <table:table-cell office:value-type="string">
            <text:p>6x31</text:p>
          </table:table-cell>
          <table:table-cell office:value-type="float" office:value="7.8568">
            <text:p>7.86</text:p>
          </table:table-cell>
          <table:table-cell office:value-type="float" office:value="0.15">
            <text:p>0.15</text:p>
          </table:table-cell>
          <table:table-cell office:value-type="string">
            <text:p>2x31</text:p>
          </table:table-cell>
          <table:table-cell office:value-type="float" office:value="7.7561">
            <text:p>7.76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Lupus.full.ped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string">
            <text:p>2x3</text:p>
          </table:table-cell>
          <table:table-cell office:value-type="float" office:value="4.126">
            <text:p>4.13</text:p>
          </table:table-cell>
          <table:table-cell office:value-type="float" office:value="0.12">
            <text:p>0.12</text:p>
          </table:table-cell>
          <table:table-cell office:value-type="string">
            <text:p>2x3</text:p>
          </table:table-cell>
          <table:table-cell office:value-type="float" office:value="4.126">
            <text:p>4.13</text:p>
          </table:table-cell>
          <table:table-cell office:value-type="float" office:value="0.07">
            <text:p>0.07</text:p>
          </table:table-cell>
          <table:table-cell office:value-type="string">
            <text:p>2x3</text:p>
          </table:table-cell>
          <table:table-cell office:value-type="float" office:value="4.126">
            <text:p>4.13</text:p>
          </table:table-cell>
          <table:table-cell office:value-type="float" office:value="0.03">
            <text:p>0.03</text:p>
          </table:table-cell>
          <table:table-cell office:value-type="string">
            <text:p>2x3</text:p>
          </table:table-cell>
          <table:table-cell office:value-type="float" office:value="4.126">
            <text:p>4.13</text:p>
          </table:table-cell>
          <table:table-cell office:value-type="float" office:value="0.02">
            <text:p>0.02</text:p>
          </table:table-cell>
          <table:table-cell office:value-type="string">
            <text:p>2x3</text:p>
          </table:table-cell>
          <table:table-cell office:value-type="float" office:value="4.126">
            <text:p>4.13</text:p>
          </table:table-cell>
          <table:table-cell office:value-type="float" office:value="0.01">
            <text:p>0.01</text:p>
          </table:table-cell>
          <table:table-cell office:value-type="string">
            <text:p>2x3</text:p>
          </table:table-cell>
          <table:table-cell office:value-type="float" office:value="4.126">
            <text:p>4.13</text:p>
          </table:table-cell>
          <table:table-cell office:value-type="float" office:value="0.01">
            <text:p>0.01</text:p>
          </table:table-cell>
          <table:table-cell office:value-type="string">
            <text:p>2x3</text:p>
          </table:table-cell>
          <table:table-cell office:value-type="float" office:value="4.126">
            <text:p>4.13</text:p>
          </table:table-cell>
          <table:table-cell office:value-type="float" office:value="0.01">
            <text:p>0.01</text:p>
          </table:table-cell>
          <table:table-cell office:value-type="string">
            <text:p>2x3</text:p>
          </table:table-cell>
          <table:table-cell office:value-type="float" office:value="4.126">
            <text:p>4.13</text:p>
          </table:table-cell>
          <table:table-cell office:value-type="float" office:value="0.01">
            <text:p>0.01</text:p>
          </table:table-cell>
          <table:table-cell office:value-type="string">
            <text:p>2x3</text:p>
          </table:table-cell>
          <table:table-cell office:value-type="float" office:value="4.126">
            <text:p>4.13</text:p>
          </table:table-cell>
          <table:table-cell office:value-type="float" office:value="0.01">
            <text:p>0.01</text:p>
          </table:table-cell>
          <table:table-cell office:value-type="string">
            <text:p>2x3</text:p>
          </table:table-cell>
          <table:table-cell office:value-type="float" office:value="4.126">
            <text:p>4.13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Lupus.full.ped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string">
            <text:p>4x5</text:p>
          </table:table-cell>
          <table:table-cell office:value-type="float" office:value="3.8341">
            <text:p>3.83</text:p>
          </table:table-cell>
          <table:table-cell office:value-type="float" office:value="0.12">
            <text:p>0.12</text:p>
          </table:table-cell>
          <table:table-cell office:value-type="string">
            <text:p>4x5</text:p>
          </table:table-cell>
          <table:table-cell office:value-type="float" office:value="3.8341">
            <text:p>3.83</text:p>
          </table:table-cell>
          <table:table-cell office:value-type="float" office:value="0.07">
            <text:p>0.07</text:p>
          </table:table-cell>
          <table:table-cell office:value-type="string">
            <text:p>4x5</text:p>
          </table:table-cell>
          <table:table-cell office:value-type="float" office:value="3.8341">
            <text:p>3.83</text:p>
          </table:table-cell>
          <table:table-cell office:value-type="float" office:value="0.03">
            <text:p>0.03</text:p>
          </table:table-cell>
          <table:table-cell office:value-type="string">
            <text:p>4x5</text:p>
          </table:table-cell>
          <table:table-cell office:value-type="float" office:value="3.8341">
            <text:p>3.83</text:p>
          </table:table-cell>
          <table:table-cell office:value-type="float" office:value="0.02">
            <text:p>0.02</text:p>
          </table:table-cell>
          <table:table-cell office:value-type="string">
            <text:p>1x2</text:p>
          </table:table-cell>
          <table:table-cell office:value-type="float" office:value="3.2077">
            <text:p>3.21</text:p>
          </table:table-cell>
          <table:table-cell office:value-type="float" office:value="0.01">
            <text:p>0.01</text:p>
          </table:table-cell>
          <table:table-cell office:value-type="string">
            <text:p>1x2</text:p>
          </table:table-cell>
          <table:table-cell office:value-type="float" office:value="3.2077">
            <text:p>3.21</text:p>
          </table:table-cell>
          <table:table-cell office:value-type="float" office:value="0.01">
            <text:p>0.01</text:p>
          </table:table-cell>
          <table:table-cell office:value-type="string">
            <text:p>1x2</text:p>
          </table:table-cell>
          <table:table-cell office:value-type="float" office:value="3.2077">
            <text:p>3.21</text:p>
          </table:table-cell>
          <table:table-cell office:value-type="float" office:value="0.01">
            <text:p>0.01</text:p>
          </table:table-cell>
          <table:table-cell office:value-type="string">
            <text:p>1x2</text:p>
          </table:table-cell>
          <table:table-cell office:value-type="float" office:value="3.2077">
            <text:p>3.21</text:p>
          </table:table-cell>
          <table:table-cell office:value-type="float" office:value="0.01">
            <text:p>0.01</text:p>
          </table:table-cell>
          <table:table-cell office:value-type="string">
            <text:p>1x2</text:p>
          </table:table-cell>
          <table:table-cell office:value-type="float" office:value="3.2077">
            <text:p>3.21</text:p>
          </table:table-cell>
          <table:table-cell office:value-type="float" office:value="0.01">
            <text:p>0.01</text:p>
          </table:table-cell>
          <table:table-cell office:value-type="string">
            <text:p>1x2</text:p>
          </table:table-cell>
          <table:table-cell office:value-type="float" office:value="3.2077">
            <text:p>3.21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Lupus.full.ped</text:p>
          </table:table-cell>
          <table:table-cell office:value-type="float" office:value="2">
            <text:p>2</text:p>
          </table:table-cell>
          <table:table-cell office:value-type="float" office:value="0.12">
            <text:p>0.12</text:p>
          </table:table-cell>
          <table:table-cell office:value-type="string">
            <text:p>2x4</text:p>
          </table:table-cell>
          <table:table-cell office:value-type="float" office:value="3.288">
            <text:p>3.29</text:p>
          </table:table-cell>
          <table:table-cell office:value-type="float" office:value="0.12">
            <text:p>0.12</text:p>
          </table:table-cell>
          <table:table-cell office:value-type="string">
            <text:p>2x4</text:p>
          </table:table-cell>
          <table:table-cell office:value-type="float" office:value="3.288">
            <text:p>3.29</text:p>
          </table:table-cell>
          <table:table-cell office:value-type="float" office:value="0.07">
            <text:p>0.07</text:p>
          </table:table-cell>
          <table:table-cell office:value-type="string">
            <text:p>2x4</text:p>
          </table:table-cell>
          <table:table-cell office:value-type="float" office:value="3.288">
            <text:p>3.29</text:p>
          </table:table-cell>
          <table:table-cell office:value-type="float" office:value="0.03">
            <text:p>0.03</text:p>
          </table:table-cell>
          <table:table-cell office:value-type="string">
            <text:p>2x4</text:p>
          </table:table-cell>
          <table:table-cell office:value-type="float" office:value="3.288">
            <text:p>3.29</text:p>
          </table:table-cell>
          <table:table-cell office:value-type="float" office:value="0.02">
            <text:p>0.02</text:p>
          </table:table-cell>
          <table:table-cell office:value-type="float" office:value="4">
            <text:p>4</text:p>
          </table:table-cell>
          <table:table-cell office:value-type="float" office:value="2.5342">
            <text:p>2.53</text:p>
          </table:table-cell>
          <table:table-cell office:value-type="float" office:value="0.01">
            <text:p>0.01</text:p>
          </table:table-cell>
          <table:table-cell office:value-type="float" office:value="4">
            <text:p>4</text:p>
          </table:table-cell>
          <table:table-cell office:value-type="float" office:value="2.5342">
            <text:p>2.53</text:p>
          </table:table-cell>
          <table:table-cell office:value-type="float" office:value="0.01">
            <text:p>0.01</text:p>
          </table:table-cell>
          <table:table-cell office:value-type="float" office:value="4">
            <text:p>4</text:p>
          </table:table-cell>
          <table:table-cell office:value-type="float" office:value="2.5342">
            <text:p>2.53</text:p>
          </table:table-cell>
          <table:table-cell office:value-type="float" office:value="0.01">
            <text:p>0.01</text:p>
          </table:table-cell>
          <table:table-cell office:value-type="float" office:value="4">
            <text:p>4</text:p>
          </table:table-cell>
          <table:table-cell office:value-type="float" office:value="2.5342">
            <text:p>2.53</text:p>
          </table:table-cell>
          <table:table-cell office:value-type="float" office:value="0.01">
            <text:p>0.01</text:p>
          </table:table-cell>
          <table:table-cell office:value-type="float" office:value="4">
            <text:p>4</text:p>
          </table:table-cell>
          <table:table-cell office:value-type="float" office:value="2.5342">
            <text:p>2.53</text:p>
          </table:table-cell>
          <table:table-cell office:value-type="float" office:value="0.01">
            <text:p>0.01</text:p>
          </table:table-cell>
          <table:table-cell office:value-type="float" office:value="4">
            <text:p>4</text:p>
          </table:table-cell>
          <table:table-cell office:value-type="float" office:value="2.5342">
            <text:p>2.53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Lupus.full.ped</text:p>
          </table:table-cell>
          <table:table-cell office:value-type="float" office:value="3">
            <text:p>3</text:p>
          </table:table-cell>
          <table:table-cell office:value-type="float" office:value="0.12">
            <text:p>0.12</text:p>
          </table:table-cell>
          <table:table-cell office:value-type="string">
            <text:p>1x2</text:p>
          </table:table-cell>
          <table:table-cell office:value-type="float" office:value="3.2077">
            <text:p>3.21</text:p>
          </table:table-cell>
          <table:table-cell office:value-type="float" office:value="0.12">
            <text:p>0.12</text:p>
          </table:table-cell>
          <table:table-cell office:value-type="string">
            <text:p>1x2</text:p>
          </table:table-cell>
          <table:table-cell office:value-type="float" office:value="3.2077">
            <text:p>3.21</text:p>
          </table:table-cell>
          <table:table-cell office:value-type="float" office:value="0.07">
            <text:p>0.07</text:p>
          </table:table-cell>
          <table:table-cell office:value-type="string">
            <text:p>1x2</text:p>
          </table:table-cell>
          <table:table-cell office:value-type="float" office:value="3.2077">
            <text:p>3.21</text:p>
          </table:table-cell>
          <table:table-cell office:value-type="float" office:value="0.03">
            <text:p>0.03</text:p>
          </table:table-cell>
          <table:table-cell office:value-type="string">
            <text:p>1x2</text:p>
          </table:table-cell>
          <table:table-cell office:value-type="float" office:value="3.2077">
            <text:p>3.21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2.1213">
            <text:p>2.12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.1213">
            <text:p>2.12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.1213">
            <text:p>2.12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.1213">
            <text:p>2.12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.1213">
            <text:p>2.12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.1213">
            <text:p>2.12</text:p>
          </table:table-cell>
          <table:table-cell table:number-columns-repeated="224"/>
        </table:table-row>
        <table:table-row table:style-name="ro11" table:visibility="collapse">
          <table:table-cell office:value-type="string">
            <text:p>Lupus.full.ped</text:p>
          </table:table-cell>
          <table:table-cell office:value-type="float" office:value="4">
            <text:p>4</text:p>
          </table:table-cell>
          <table:table-cell office:value-type="float" office:value="0.12">
            <text:p>0.12</text:p>
          </table:table-cell>
          <table:table-cell office:value-type="string">
            <text:p>2x5</text:p>
          </table:table-cell>
          <table:table-cell office:value-type="float" office:value="2.7811">
            <text:p>2.78</text:p>
          </table:table-cell>
          <table:table-cell office:value-type="float" office:value="0.12">
            <text:p>0.12</text:p>
          </table:table-cell>
          <table:table-cell office:value-type="string">
            <text:p>2x5</text:p>
          </table:table-cell>
          <table:table-cell office:value-type="float" office:value="2.7811">
            <text:p>2.78</text:p>
          </table:table-cell>
          <table:table-cell office:value-type="float" office:value="0.07">
            <text:p>0.07</text:p>
          </table:table-cell>
          <table:table-cell office:value-type="string">
            <text:p>2x5</text:p>
          </table:table-cell>
          <table:table-cell office:value-type="float" office:value="2.7811">
            <text:p>2.78</text:p>
          </table:table-cell>
          <table:table-cell office:value-type="float" office:value="0.03">
            <text:p>0.03</text:p>
          </table:table-cell>
          <table:table-cell office:value-type="float" office:value="4">
            <text:p>4</text:p>
          </table:table-cell>
          <table:table-cell office:value-type="float" office:value="2.5342">
            <text:p>2.53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1.7432">
            <text:p>1.74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7432">
            <text:p>1.74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7432">
            <text:p>1.74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7432">
            <text:p>1.74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7432">
            <text:p>1.74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7432">
            <text:p>1.74</text:p>
          </table:table-cell>
          <table:table-cell table:number-columns-repeated="224"/>
        </table:table-row>
        <table:table-row table:style-name="ro11">
          <table:table-cell office:value-type="string">
            <text:p>SCZ_d5.ped</text:p>
          </table:table-cell>
          <table:table-cell office:value-type="float" office:value="0">
            <text:p>0</text:p>
          </table:table-cell>
          <table:table-cell office:value-type="float" office:value="3.91">
            <text:p>3.91</text:p>
          </table:table-cell>
          <table:table-cell office:value-type="string">
            <text:p>60x71</text:p>
          </table:table-cell>
          <table:table-cell office:value-type="float" office:value="4.5925">
            <text:p>4.59</text:p>
          </table:table-cell>
          <table:table-cell office:value-type="float" office:value="3.86">
            <text:p>3.86</text:p>
          </table:table-cell>
          <table:table-cell office:value-type="string">
            <text:p>60x71</text:p>
          </table:table-cell>
          <table:table-cell office:value-type="float" office:value="4.5925">
            <text:p>4.59</text:p>
          </table:table-cell>
          <table:table-cell office:value-type="float" office:value="1.91">
            <text:p>1.91</text:p>
          </table:table-cell>
          <table:table-cell office:value-type="string">
            <text:p>60x71</text:p>
          </table:table-cell>
          <table:table-cell office:value-type="float" office:value="4.5925">
            <text:p>4.59</text:p>
          </table:table-cell>
          <table:table-cell office:value-type="float" office:value="0.49">
            <text:p>0.49</text:p>
          </table:table-cell>
          <table:table-cell office:value-type="string">
            <text:p>60x71</text:p>
          </table:table-cell>
          <table:table-cell office:value-type="float" office:value="4.5925">
            <text:p>4.59</text:p>
          </table:table-cell>
          <table:table-cell office:value-type="float" office:value="0.33">
            <text:p>0.33</text:p>
          </table:table-cell>
          <table:table-cell office:value-type="string">
            <text:p>60x71</text:p>
          </table:table-cell>
          <table:table-cell office:value-type="float" office:value="4.5925">
            <text:p>4.59</text:p>
          </table:table-cell>
          <table:table-cell office:value-type="float" office:value="0.24">
            <text:p>0.24</text:p>
          </table:table-cell>
          <table:table-cell office:value-type="string">
            <text:p>60x71</text:p>
          </table:table-cell>
          <table:table-cell office:value-type="float" office:value="4.5925">
            <text:p>4.59</text:p>
          </table:table-cell>
          <table:table-cell office:value-type="float" office:value="0.18">
            <text:p>0.18</text:p>
          </table:table-cell>
          <table:table-cell office:value-type="string">
            <text:p>60x71</text:p>
          </table:table-cell>
          <table:table-cell office:value-type="float" office:value="4.5925">
            <text:p>4.59</text:p>
          </table:table-cell>
          <table:table-cell office:value-type="float" office:value="0.15">
            <text:p>0.15</text:p>
          </table:table-cell>
          <table:table-cell office:value-type="string">
            <text:p>60x71</text:p>
          </table:table-cell>
          <table:table-cell office:value-type="float" office:value="4.5925">
            <text:p>4.59</text:p>
          </table:table-cell>
          <table:table-cell office:value-type="float" office:value="0.14">
            <text:p>0.14</text:p>
          </table:table-cell>
          <table:table-cell office:value-type="string">
            <text:p>60x71</text:p>
          </table:table-cell>
          <table:table-cell office:value-type="float" office:value="4.5925">
            <text:p>4.59</text:p>
          </table:table-cell>
          <table:table-cell office:value-type="float" office:value="0.14">
            <text:p>0.14</text:p>
          </table:table-cell>
          <table:table-cell office:value-type="string">
            <text:p>60x71</text:p>
          </table:table-cell>
          <table:table-cell office:value-type="float" office:value="4.5925">
            <text:p>4.59</text:p>
          </table:table-cell>
          <table:table-cell table:number-columns-repeated="224"/>
        </table:table-row>
        <table:table-row table:style-name="ro11">
          <table:table-cell office:value-type="string">
            <text:p>SCZ_d5.ped</text:p>
          </table:table-cell>
          <table:table-cell office:value-type="float" office:value="1">
            <text:p>1</text:p>
          </table:table-cell>
          <table:table-cell office:value-type="float" office:value="3.91">
            <text:p>3.91</text:p>
          </table:table-cell>
          <table:table-cell office:value-type="string">
            <text:p>19x31</text:p>
          </table:table-cell>
          <table:table-cell office:value-type="float" office:value="4.3554">
            <text:p>4.36</text:p>
          </table:table-cell>
          <table:table-cell office:value-type="float" office:value="3.86">
            <text:p>3.86</text:p>
          </table:table-cell>
          <table:table-cell office:value-type="string">
            <text:p>19x31</text:p>
          </table:table-cell>
          <table:table-cell office:value-type="float" office:value="4.3554">
            <text:p>4.36</text:p>
          </table:table-cell>
          <table:table-cell office:value-type="float" office:value="1.91">
            <text:p>1.91</text:p>
          </table:table-cell>
          <table:table-cell office:value-type="string">
            <text:p>19x31</text:p>
          </table:table-cell>
          <table:table-cell office:value-type="float" office:value="4.3554">
            <text:p>4.36</text:p>
          </table:table-cell>
          <table:table-cell office:value-type="float" office:value="0.49">
            <text:p>0.49</text:p>
          </table:table-cell>
          <table:table-cell office:value-type="string">
            <text:p>19x31</text:p>
          </table:table-cell>
          <table:table-cell office:value-type="float" office:value="4.3554">
            <text:p>4.36</text:p>
          </table:table-cell>
          <table:table-cell office:value-type="float" office:value="0.33">
            <text:p>0.33</text:p>
          </table:table-cell>
          <table:table-cell office:value-type="string">
            <text:p>16x31</text:p>
          </table:table-cell>
          <table:table-cell office:value-type="float" office:value="4.2522">
            <text:p>4.25</text:p>
          </table:table-cell>
          <table:table-cell office:value-type="float" office:value="0.24">
            <text:p>0.24</text:p>
          </table:table-cell>
          <table:table-cell office:value-type="string">
            <text:p>9x35</text:p>
          </table:table-cell>
          <table:table-cell office:value-type="float" office:value="4.1666">
            <text:p>4.17</text:p>
          </table:table-cell>
          <table:table-cell office:value-type="float" office:value="0.18">
            <text:p>0.18</text:p>
          </table:table-cell>
          <table:table-cell office:value-type="string">
            <text:p>9x35</text:p>
          </table:table-cell>
          <table:table-cell office:value-type="float" office:value="4.1666">
            <text:p>4.17</text:p>
          </table:table-cell>
          <table:table-cell office:value-type="float" office:value="0.15">
            <text:p>0.15</text:p>
          </table:table-cell>
          <table:table-cell office:value-type="string">
            <text:p>1x35</text:p>
          </table:table-cell>
          <table:table-cell office:value-type="float" office:value="4.0541">
            <text:p>4.05</text:p>
          </table:table-cell>
          <table:table-cell office:value-type="float" office:value="0.14">
            <text:p>0.14</text:p>
          </table:table-cell>
          <table:table-cell office:value-type="string">
            <text:p>1x35</text:p>
          </table:table-cell>
          <table:table-cell office:value-type="float" office:value="4.0541">
            <text:p>4.05</text:p>
          </table:table-cell>
          <table:table-cell office:value-type="float" office:value="0.14">
            <text:p>0.14</text:p>
          </table:table-cell>
          <table:table-cell office:value-type="string">
            <text:p>1x35</text:p>
          </table:table-cell>
          <table:table-cell office:value-type="float" office:value="4.0541">
            <text:p>4.05</text:p>
          </table:table-cell>
          <table:table-cell table:number-columns-repeated="224"/>
        </table:table-row>
        <table:table-row table:style-name="ro11">
          <table:table-cell office:value-type="string">
            <text:p>SCZ_d5.ped</text:p>
          </table:table-cell>
          <table:table-cell office:value-type="float" office:value="2">
            <text:p>2</text:p>
          </table:table-cell>
          <table:table-cell office:value-type="float" office:value="3.91">
            <text:p>3.91</text:p>
          </table:table-cell>
          <table:table-cell office:value-type="string">
            <text:p>16x31</text:p>
          </table:table-cell>
          <table:table-cell office:value-type="float" office:value="4.2522">
            <text:p>4.25</text:p>
          </table:table-cell>
          <table:table-cell office:value-type="float" office:value="3.86">
            <text:p>3.86</text:p>
          </table:table-cell>
          <table:table-cell office:value-type="string">
            <text:p>16x31</text:p>
          </table:table-cell>
          <table:table-cell office:value-type="float" office:value="4.2522">
            <text:p>4.25</text:p>
          </table:table-cell>
          <table:table-cell office:value-type="float" office:value="1.91">
            <text:p>1.91</text:p>
          </table:table-cell>
          <table:table-cell office:value-type="string">
            <text:p>16x31</text:p>
          </table:table-cell>
          <table:table-cell office:value-type="float" office:value="4.2522">
            <text:p>4.25</text:p>
          </table:table-cell>
          <table:table-cell office:value-type="float" office:value="0.49">
            <text:p>0.49</text:p>
          </table:table-cell>
          <table:table-cell office:value-type="string">
            <text:p>16x31</text:p>
          </table:table-cell>
          <table:table-cell office:value-type="float" office:value="4.2522">
            <text:p>4.25</text:p>
          </table:table-cell>
          <table:table-cell office:value-type="float" office:value="0.33">
            <text:p>0.33</text:p>
          </table:table-cell>
          <table:table-cell office:value-type="string">
            <text:p>9x35</text:p>
          </table:table-cell>
          <table:table-cell office:value-type="float" office:value="4.1666">
            <text:p>4.17</text:p>
          </table:table-cell>
          <table:table-cell office:value-type="float" office:value="0.24">
            <text:p>0.24</text:p>
          </table:table-cell>
          <table:table-cell office:value-type="string">
            <text:p>35x57</text:p>
          </table:table-cell>
          <table:table-cell office:value-type="float" office:value="4.1666">
            <text:p>4.17</text:p>
          </table:table-cell>
          <table:table-cell office:value-type="float" office:value="0.18">
            <text:p>0.18</text:p>
          </table:table-cell>
          <table:table-cell office:value-type="string">
            <text:p>35x57</text:p>
          </table:table-cell>
          <table:table-cell office:value-type="float" office:value="4.1666">
            <text:p>4.17</text:p>
          </table:table-cell>
          <table:table-cell office:value-type="float" office:value="0.15">
            <text:p>0.15</text:p>
          </table:table-cell>
          <table:table-cell office:value-type="string">
            <text:p>1x44</text:p>
          </table:table-cell>
          <table:table-cell office:value-type="float" office:value="3.9936">
            <text:p>3.99</text:p>
          </table:table-cell>
          <table:table-cell office:value-type="float" office:value="0.14">
            <text:p>0.14</text:p>
          </table:table-cell>
          <table:table-cell office:value-type="string">
            <text:p>1x44</text:p>
          </table:table-cell>
          <table:table-cell office:value-type="float" office:value="3.9936">
            <text:p>3.99</text:p>
          </table:table-cell>
          <table:table-cell office:value-type="float" office:value="0.14">
            <text:p>0.14</text:p>
          </table:table-cell>
          <table:table-cell office:value-type="string">
            <text:p>1x31</text:p>
          </table:table-cell>
          <table:table-cell office:value-type="float" office:value="3.9887">
            <text:p>3.99</text:p>
          </table:table-cell>
          <table:table-cell table:number-columns-repeated="224"/>
        </table:table-row>
        <table:table-row table:style-name="ro11">
          <table:table-cell office:value-type="string">
            <text:p>SCZ_d5.ped</text:p>
          </table:table-cell>
          <table:table-cell office:value-type="float" office:value="3">
            <text:p>3</text:p>
          </table:table-cell>
          <table:table-cell office:value-type="float" office:value="3.91">
            <text:p>3.91</text:p>
          </table:table-cell>
          <table:table-cell office:value-type="string">
            <text:p>9x35</text:p>
          </table:table-cell>
          <table:table-cell office:value-type="float" office:value="4.1666">
            <text:p>4.17</text:p>
          </table:table-cell>
          <table:table-cell office:value-type="float" office:value="3.86">
            <text:p>3.86</text:p>
          </table:table-cell>
          <table:table-cell office:value-type="string">
            <text:p>9x35</text:p>
          </table:table-cell>
          <table:table-cell office:value-type="float" office:value="4.1666">
            <text:p>4.17</text:p>
          </table:table-cell>
          <table:table-cell office:value-type="float" office:value="1.91">
            <text:p>1.91</text:p>
          </table:table-cell>
          <table:table-cell office:value-type="string">
            <text:p>9x35</text:p>
          </table:table-cell>
          <table:table-cell office:value-type="float" office:value="4.1666">
            <text:p>4.17</text:p>
          </table:table-cell>
          <table:table-cell office:value-type="float" office:value="0.49">
            <text:p>0.49</text:p>
          </table:table-cell>
          <table:table-cell office:value-type="string">
            <text:p>35x57</text:p>
          </table:table-cell>
          <table:table-cell office:value-type="float" office:value="4.1666">
            <text:p>4.17</text:p>
          </table:table-cell>
          <table:table-cell office:value-type="float" office:value="0.33">
            <text:p>0.33</text:p>
          </table:table-cell>
          <table:table-cell office:value-type="string">
            <text:p>35x57</text:p>
          </table:table-cell>
          <table:table-cell office:value-type="float" office:value="4.1666">
            <text:p>4.17</text:p>
          </table:table-cell>
          <table:table-cell office:value-type="float" office:value="0.24">
            <text:p>0.24</text:p>
          </table:table-cell>
          <table:table-cell office:value-type="string">
            <text:p>35x39</text:p>
          </table:table-cell>
          <table:table-cell office:value-type="float" office:value="4.1525">
            <text:p>4.15</text:p>
          </table:table-cell>
          <table:table-cell office:value-type="float" office:value="0.18">
            <text:p>0.18</text:p>
          </table:table-cell>
          <table:table-cell office:value-type="string">
            <text:p>31x35</text:p>
          </table:table-cell>
          <table:table-cell office:value-type="float" office:value="4.1477">
            <text:p>4.15</text:p>
          </table:table-cell>
          <table:table-cell office:value-type="float" office:value="0.15">
            <text:p>0.15</text:p>
          </table:table-cell>
          <table:table-cell office:value-type="string">
            <text:p>1x31</text:p>
          </table:table-cell>
          <table:table-cell office:value-type="float" office:value="3.9887">
            <text:p>3.99</text:p>
          </table:table-cell>
          <table:table-cell office:value-type="float" office:value="0.14">
            <text:p>0.14</text:p>
          </table:table-cell>
          <table:table-cell office:value-type="string">
            <text:p>1x31</text:p>
          </table:table-cell>
          <table:table-cell office:value-type="float" office:value="3.9887">
            <text:p>3.99</text:p>
          </table:table-cell>
          <table:table-cell office:value-type="float" office:value="0.14">
            <text:p>0.14</text:p>
          </table:table-cell>
          <table:table-cell office:value-type="string">
            <text:p>54x61</text:p>
          </table:table-cell>
          <table:table-cell office:value-type="float" office:value="3.8014">
            <text:p>3.8</text:p>
          </table:table-cell>
          <table:table-cell table:number-columns-repeated="224"/>
        </table:table-row>
        <table:table-row table:style-name="ro11">
          <table:table-cell office:value-type="string">
            <text:p>SCZ_d5.ped</text:p>
          </table:table-cell>
          <table:table-cell office:value-type="float" office:value="4">
            <text:p>4</text:p>
          </table:table-cell>
          <table:table-cell office:value-type="float" office:value="3.91">
            <text:p>3.91</text:p>
          </table:table-cell>
          <table:table-cell office:value-type="string">
            <text:p>35x57</text:p>
          </table:table-cell>
          <table:table-cell office:value-type="float" office:value="4.1666">
            <text:p>4.17</text:p>
          </table:table-cell>
          <table:table-cell office:value-type="float" office:value="3.86">
            <text:p>3.86</text:p>
          </table:table-cell>
          <table:table-cell office:value-type="string">
            <text:p>35x57</text:p>
          </table:table-cell>
          <table:table-cell office:value-type="float" office:value="4.1666">
            <text:p>4.17</text:p>
          </table:table-cell>
          <table:table-cell office:value-type="float" office:value="1.91">
            <text:p>1.91</text:p>
          </table:table-cell>
          <table:table-cell office:value-type="string">
            <text:p>35x57</text:p>
          </table:table-cell>
          <table:table-cell office:value-type="float" office:value="4.1666">
            <text:p>4.17</text:p>
          </table:table-cell>
          <table:table-cell office:value-type="float" office:value="0.49">
            <text:p>0.49</text:p>
          </table:table-cell>
          <table:table-cell office:value-type="string">
            <text:p>9x35</text:p>
          </table:table-cell>
          <table:table-cell office:value-type="float" office:value="4.1666">
            <text:p>4.17</text:p>
          </table:table-cell>
          <table:table-cell office:value-type="float" office:value="0.33">
            <text:p>0.33</text:p>
          </table:table-cell>
          <table:table-cell office:value-type="string">
            <text:p>35x39</text:p>
          </table:table-cell>
          <table:table-cell office:value-type="float" office:value="4.1525">
            <text:p>4.15</text:p>
          </table:table-cell>
          <table:table-cell office:value-type="float" office:value="0.24">
            <text:p>0.24</text:p>
          </table:table-cell>
          <table:table-cell office:value-type="string">
            <text:p>31x35</text:p>
          </table:table-cell>
          <table:table-cell office:value-type="float" office:value="4.1477">
            <text:p>4.15</text:p>
          </table:table-cell>
          <table:table-cell office:value-type="float" office:value="0.18">
            <text:p>0.18</text:p>
          </table:table-cell>
          <table:table-cell office:value-type="string">
            <text:p>10x44</text:p>
          </table:table-cell>
          <table:table-cell office:value-type="float" office:value="4.1338">
            <text:p>4.13</text:p>
          </table:table-cell>
          <table:table-cell office:value-type="float" office:value="0.15">
            <text:p>0.15</text:p>
          </table:table-cell>
          <table:table-cell office:value-type="string">
            <text:p>54x61</text:p>
          </table:table-cell>
          <table:table-cell office:value-type="float" office:value="3.8014">
            <text:p>3.8</text:p>
          </table:table-cell>
          <table:table-cell office:value-type="float" office:value="0.14">
            <text:p>0.14</text:p>
          </table:table-cell>
          <table:table-cell office:value-type="string">
            <text:p>6x61</text:p>
          </table:table-cell>
          <table:table-cell office:value-type="float" office:value="3.8014">
            <text:p>3.8</text:p>
          </table:table-cell>
          <table:table-cell office:value-type="float" office:value="0.14">
            <text:p>0.14</text:p>
          </table:table-cell>
          <table:table-cell office:value-type="string">
            <text:p>6x61</text:p>
          </table:table-cell>
          <table:table-cell office:value-type="float" office:value="3.8014">
            <text:p>3.8</text:p>
          </table:table-cell>
          <table:table-cell table:number-columns-repeated="2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0">11/20/2006</text:date>, <text:time>16:5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1-17T11:49:53</meta:creation-date>
    <dc:date>2006-11-20T16:54:03</dc:date>
    <dc:language>en-US</dc:language>
    <meta:editing-cycles>6</meta:editing-cycles>
    <meta:editing-duration>P3DT4H53M11S</meta:editing-duration>
    <meta:user-defined meta:name="Info 1"/>
    <meta:user-defined meta:name="Info 2"/>
    <meta:user-defined meta:name="Info 3"/>
    <meta:user-defined meta:name="Info 4"/>
    <meta:document-statistic meta:table-count="8" meta:cell-count="4047"/>
  </office:meta>
</office:document-meta>
</file>